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ff0000"/>
    </style:style>
    <style:style style:name="gr6" style:family="graphic" style:parent-style-name="standard">
      <style:graphic-properties draw:stroke="none" svg:stroke-width="0.035cm" draw:stroke-linejoin="miter" draw:fill="solid" draw:fill-color="#00e000"/>
    </style:style>
    <style:style style:name="gr7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448cm" fo:min-width="10.018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draw:stroke-linejoin="miter" draw:fill="solid" draw:fill-color="#0000ff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5.958cm" fo:min-width="18.51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9cm" fo:min-width="2.512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34cm" fo:min-width="7.3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42cm" fo:min-width="3.022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98cm" fo:min-width="16.738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6.874cm" fo:min-width="19.578cm" fo:padding-top="0.142cm" fo:padding-bottom="0.142cm" fo:padding-left="0.267cm" fo:padding-right="0.267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ff0000"/>
    </style:style>
    <style:style style:name="P6" style:family="paragraph">
      <loext:graphic-properties draw:fill="solid" draw:fill-color="#00e000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text-shadow="1pt 1pt"/>
    </style:style>
    <style:style style:name="P12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30.729cm">
          <text:p/>
        </draw:line>
        <draw:line draw:style-name="gr1" draw:text-style-name="P1" draw:layer="layout" svg:x1="25.514cm" svg:y1="-5.767cm" svg:x2="25.243cm" svg:y2="30.734cm">
          <text:p/>
        </draw:line>
        <draw:line draw:style-name="gr1" draw:text-style-name="P1" draw:layer="layout" svg:x1="14.382cm" svg:y1="-6.1cm" svg:x2="14.125cm" svg:y2="30.73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textcolor{red}{\kappa,p,p',}\textcolor{ForestGreen}{p'',f_{p'}}\rangle \vert \forall i \in I \right\rbrace§svg§600§TRUE§</svg:desc>
          <draw:polygon draw:style-name="gr4" draw:text-style-name="P4" draw:layer="layout" svg:width="12.651cm" svg:height="0.692cm" svg:x="15.182cm" svg:y="-8.628cm" svg:viewBox="0 0 12652 693" draw:points="6325,693 0,693 0,0 12652,0 12652,693">
            <text:p/>
          </draw:polygon>
          <draw:path draw:style-name="gr3" draw:text-style-name="P3" draw:layer="layout" svg:width="0.297cm" svg:height="0.487cm" svg:x="15.22cm" svg:y="-8.598cm" svg:viewBox="0 0 298 488" svg:d="M198 213l-88-21c-42-10-66-46-66-86 0-47 36-87 87-87 112 0 127 110 131 141 2 3 2 7 10 7 7 0 7-4 7-17v-135c0-11 0-15-7-15-4 0-6 0-10 9l-23 38c-21-20-49-47-108-47-74 0-131 59-131 129 0 57 36 105 87 124 8 1 42 11 90 22 19 4 38 10 57 35 15 17 21 37 21 60 0 48-35 97-90 97-21 0-70-4-106-36-40-38-42-80-42-104-2-6-6-6-8-6-9 0-9 4-9 15v135c0 11 0 17 8 17 3 0 5-2 9-9 0 0 2-2 25-38 21 22 64 47 123 47 78 0 133-66 133-140 0-67-45-122-100-135z">
            <text:p/>
          </draw:path>
          <draw:path draw:style-name="gr3" draw:text-style-name="P3" draw:layer="layout" svg:width="0.445cm" svg:height="0.157cm" svg:x="15.811cm" svg:y="-8.37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38cm" svg:height="0.667cm" svg:x="16.561cm" svg:y="-8.628cm" svg:viewBox="0 0 239 668" svg:d="M142 89c0-26 18-70 92-74 2-2 5-4 5-7 0-8-5-8-13-8-66 0-129 34-129 84v151c0 27 0 48-27 71-24 19-49 21-64 21-4 2-6 3-6 7 0 8 4 8 11 8 44 4 76 26 84 59 2 7 2 9 2 34v133c0 26 0 49 32 74 27 21 70 26 97 26 8 0 13 0 13-5 0-8-3-8-11-8-42-4-76-25-84-59-2-5-2-7-2-32v-141c0-30-5-41-26-62-15-13-34-21-53-27 55-15 79-45 79-85z">
            <text:p/>
          </draw:path>
          <draw:path draw:style-name="gr3" draw:text-style-name="P3" draw:layer="layout" svg:width="0.246cm" svg:height="0.303cm" svg:x="16.882cm" svg:y="-8.423cm" svg:viewBox="0 0 247 304" svg:d="M228 46c-19 0-32 15-32 30 0 9 5 19 21 19 15 0 30-11 30-38 0-29-29-57-80-57-89 0-114 68-114 99 0 51 51 62 70 66 35 6 71 13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7.382cm" svg:y="-8.37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7cm" svg:x="18.121cm" svg:y="-8.628cm" svg:viewBox="0 0 150 668" svg:d="M148 25c2-6 2-8 2-12 0-7-6-13-13-13-6 0-10 4-15 15l-118 308c-2 4-4 7-4 11 0 2 0 4 4 12l118 307c1 8 5 15 15 15 7 0 13-5 13-13 0-2 0-2-2-9l-120-312z">
            <text:p/>
          </draw:path>
          <draw:path draw:style-name="gr3" draw:text-style-name="P3" draw:layer="layout" svg:width="0.178cm" svg:height="0.449cm" svg:x="18.326cm" svg:y="-8.569cm" svg:viewBox="0 0 179 450" svg:d="M173 25c0-14-10-25-27-25s-36 17-36 36c0 11 10 23 27 23 15 0 36-15 36-34zM122 275c7-19 7-21 13-38 6-13 9-22 9-36 0-30-21-55-55-55-62 0-89 97-89 105 0 5 8 5 8 5 7 0 7-2 11-11 19-63 46-84 68-84 6 0 17 0 17 21 0 15-5 29-7 36-6 17-36 95-48 124-5 17-15 40-15 53 0 32 23 55 55 55 65 0 90-97 90-102 0-8-6-8-8-8-8 0-8 2-11 13-12 42-35 82-69 82-11 0-17-6-17-21 0-17 6-27 21-68z">
            <text:p/>
          </draw:path>
          <draw:path draw:style-name="gr3" draw:text-style-name="P3" draw:layer="layout" svg:width="0.079cm" svg:height="0.2cm" svg:x="18.594cm" svg:y="-8.19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cm" svg:height="0.487cm" svg:x="18.853cm" svg:y="-8.598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text-style-name="P3" draw:layer="layout" svg:width="0.079cm" svg:height="0.2cm" svg:x="19.406cm" svg:y="-8.19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9.679cm" svg:y="-8.598cm" svg:viewBox="0 0 397 488" svg:d="M397 8c0-4 0-8-6-8-3 0-5 0-13 9l-32 38c-17-30-52-47-95-47-86 0-166 78-166 158 0 55 35 85 69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463cm" svg:height="0.601cm" svg:x="20.124cm" svg:y="-8.598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9 284-1-22-9-72-58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20.643cm" svg:y="-8.583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text-style-name="P3" draw:layer="layout" svg:width="0.079cm" svg:height="0.2cm" svg:x="21.245cm" svg:y="-8.19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3cm" svg:height="0.303cm" svg:x="21.52cm" svg:y="-8.423cm" svg:viewBox="0 0 331 304" svg:d="M2 272c-2 7-2 9-2 15 0 11 9 17 19 17 21 0 25-15 30-38 6-23 2-12 31-124 57 2 116 14 116 57 0 6 0 8-2 16-2 9-4 17-4 22 0 40 28 67 63 67 21 0 38-12 51-34 17-29 27-69 27-69 0-7-8-7-10-7-6 0-8 3-9 13-12 46-27 82-57 82-16 0-23-8-23-33 0-9 4-24 5-36 2-7 4-15 4-23 0-62-93-68-131-68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5" draw:text-style-name="P5" draw:layer="layout" svg:width="0.079cm" svg:height="0.2cm" svg:x="21.925cm" svg:y="-8.19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49cm" svg:height="0.426cm" svg:x="22.142cm" svg:y="-8.423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5" draw:text-style-name="P5" draw:layer="layout" svg:width="0.079cm" svg:height="0.2cm" svg:x="22.556cm" svg:y="-8.19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49cm" svg:height="0.426cm" svg:x="22.772cm" svg:y="-8.423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5" draw:text-style-name="P5" draw:layer="layout" svg:width="0.119cm" svg:height="0.242cm" svg:x="23.151cm" svg:y="-8.63cm" svg:viewBox="0 0 120 243" svg:d="M116 42c2-10 4-14 4-15 0-16-14-27-29-27-19 0-25 15-26 23l-63 203c0 2-2 8-2 8 0 5 15 9 19 9s4 0 8-8z">
            <text:p/>
          </draw:path>
          <draw:path draw:style-name="gr5" draw:text-style-name="P5" draw:layer="layout" svg:width="0.079cm" svg:height="0.2cm" svg:x="23.373cm" svg:y="-8.199cm" svg:viewBox="0 0 80 201" svg:d="M80 70c0-43-17-70-44-70-23 0-36 17-36 36 0 17 13 36 36 36 8 0 17-4 25-9 2-2 2-2 4-2v9c0 52-23 91-46 114-8 6-8 8-8 10 0 5 4 7 6 7 8 0 63-51 63-131z">
            <text:p/>
          </draw:path>
          <draw:path draw:style-name="gr6" draw:text-style-name="P6" draw:layer="layout" svg:width="0.349cm" svg:height="0.426cm" svg:x="23.485cm" svg:y="-8.423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6" draw:text-style-name="P6" draw:layer="layout" svg:width="0.119cm" svg:height="0.242cm" svg:x="23.863cm" svg:y="-8.63cm" svg:viewBox="0 0 120 243" svg:d="M114 42c4-10 6-14 6-15 0-16-14-27-29-27-19 0-25 15-26 23l-63 203c0 2-2 8-2 8 0 5 15 9 19 9s4 0 6-8z">
            <text:p/>
          </draw:path>
          <draw:path draw:style-name="gr6" draw:text-style-name="P6" draw:layer="layout" svg:width="0.119cm" svg:height="0.242cm" svg:x="24.017cm" svg:y="-8.63cm" svg:viewBox="0 0 120 243" svg:d="M116 42c4-10 4-14 4-15 0-16-14-27-29-27-19 0-25 15-26 23l-63 203c0 2-2 8-2 8 0 5 15 9 19 9s4 0 8-8z">
            <text:p/>
          </draw:path>
          <draw:path draw:style-name="gr6" draw:text-style-name="P6" draw:layer="layout" svg:width="0.079cm" svg:height="0.2cm" svg:x="24.241cm" svg:y="-8.19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333cm" svg:height="0.609cm" svg:x="24.515cm" svg:y="-8.598cm" svg:viewBox="0 0 334 610" svg:d="M211 205h57c13 0 21 0 21-15 0-6-8-6-19-6h-55l15-78c2-13 11-60 15-68 6-13 17-23 32-23 2 0 19 0 33 12-31 3-36 26-36 36 0 15 11 22 24 22 17 0 36-13 36-39 0-31-30-46-57-46-22 0-66 11-85 78-4 15-6 21-23 106h-46c-13 0-20 0-20 12 0 9 5 9 19 9h43l-49 264c-13 65-25 125-59 125-2 0-19 0-32-11 30-2 36-27 36-36 0-15-12-25-25-25-17 0-36 15-36 42 0 28 30 46 57 46 36 0 65-40 76-65 21-44 36-123 38-129z">
            <text:p/>
          </draw:path>
          <draw:path draw:style-name="gr6" draw:text-style-name="P6" draw:layer="layout" svg:width="0.261cm" svg:height="0.297cm" svg:x="24.804cm" svg:y="-8.23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25.109cm" svg:y="-8.34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149cm" svg:height="0.667cm" svg:x="25.334cm" svg:y="-8.628cm" svg:viewBox="0 0 150 668" svg:d="M148 346c2-8 2-10 2-12s0-4-2-11l-120-308c-3-11-7-15-15-15-7 0-13 6-13 13 0 2 0 4 4 12l119 309-119 310c-4 7-4 9-4 11 0 8 6 13 13 13 10 0 12-5 15-13z">
            <text:p/>
          </draw:path>
          <draw:path draw:style-name="gr3" draw:text-style-name="P3" draw:layer="layout" svg:width="0.027cm" svg:height="0.667cm" svg:x="25.636cm" svg:y="-8.628cm" svg:viewBox="0 0 28 668" svg:d="M28 25c0-14 0-25-13-25-15 0-15 11-15 25v621c0 11 0 22 15 22 13 0 13-11 13-22z">
            <text:p/>
          </draw:path>
          <draw:path draw:style-name="gr3" draw:text-style-name="P3" draw:layer="layout" svg:width="0.371cm" svg:height="0.479cm" svg:x="25.74cm" svg:y="-8.59cm" svg:viewBox="0 0 372 480" svg:d="M370 25c2-6 2-8 2-12 0-5-3-13-13-13-8 0-11 8-15 15l-55 148h-204l-57-148c-3-9-5-15-15-15-5 0-13 8-13 13 0 2 0 2 4 12l167 440c4 8 8 15 15 15 10 0 13-7 15-15zM95 190h182l-91 237z">
            <text:p/>
          </draw:path>
          <draw:path draw:style-name="gr3" draw:text-style-name="P3" draw:layer="layout" svg:width="0.178cm" svg:height="0.449cm" svg:x="26.13cm" svg:y="-8.569cm" svg:viewBox="0 0 179 450" svg:d="M173 25c0-14-10-25-27-25s-36 17-36 36c0 11 10 23 27 23 15 0 36-15 36-34zM122 275c7-19 7-21 13-38 6-13 9-22 9-36 0-30-21-55-55-55-62 0-89 97-89 105 0 5 8 5 8 5 7 0 7-2 11-11 19-63 46-84 68-84 6 0 17 0 17 21 0 15-5 29-7 36-6 17-36 95-48 124-5 17-15 40-15 53 0 32 23 55 55 55 65 0 90-97 90-102 0-8-6-8-8-8-8 0-8 2-11 13-12 42-35 82-69 82-11 0-17-6-17-21 0-17 6-27 21-68z">
            <text:p/>
          </draw:path>
          <draw:path draw:style-name="gr3" draw:text-style-name="P3" draw:layer="layout" svg:width="0.335cm" svg:height="0.388cm" svg:x="26.58cm" svg:y="-8.48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11cm" svg:height="0.457cm" svg:x="27.177cm" svg:y="-8.583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238cm" svg:height="0.667cm" svg:x="27.547cm" svg:y="-8.628cm" svg:viewBox="0 0 239 668" svg:d="M97 581c0 27-17 68-91 74-4 0-6 2-6 8 0 5 8 5 13 5 65 0 128-32 129-83v-152c0-27 0-48 27-70 23-19 49-21 65-21 2 0 5-4 5-8 0-5-3-5-11-7-44-2-76-27-84-59-2-8-2-10-2-33v-132c0-29 0-50-32-76-26-19-74-27-97-27-5 0-13 0-13 8 0 5 4 5 11 7 42 2 74 23 84 57 2 8 2 8 2 32v141c0 30 6 42 26 63 16 15 35 21 54 26-55 15-80 48-80 86z">
            <text:p/>
          </draw:path>
        </draw:g>
        <draw:line draw:style-name="gr7" draw:text-style-name="P7" draw:layer="layout" svg:x1="2.321cm" svg:y1="-5.502cm" svg:x2="14.382cm" svg:y2="-5.502cm">
          <text:p/>
        </draw:line>
        <draw:g>
          <svg:title>TexMaths</svg:title>
          <svg:desc>19§latex§\text{identity request}§svg§600§TRUE§</svg:desc>
          <draw:polygon draw:style-name="gr4" draw:text-style-name="P4" draw:layer="layout" svg:width="4.553cm" svg:height="0.592cm" svg:x="5.75cm" svg:y="-6.223cm" svg:viewBox="0 0 4554 593" draw:points="2276,593 0,593 0,0 4554,0 4554,593">
            <text:p/>
          </draw:polygon>
          <draw:path draw:style-name="gr3" draw:text-style-name="P3" draw:layer="layout" svg:width="0.143cm" svg:height="0.447cm" svg:x="5.773cm" svg:y="-6.208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33cm" svg:height="0.472cm" svg:x="5.957cm" svg:y="-6.225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259cm" svg:height="0.307cm" svg:x="6.324cm" svg:y="-6.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6.622cm" svg:y="-6.05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text-style-name="P3" draw:layer="layout" svg:width="0.21cm" svg:height="0.419cm" svg:x="6.964cm" svg:y="-6.172cm" svg:viewBox="0 0 211 420" svg:d="M104 144h95v-21h-95v-123h-17c-2 55-21 127-87 129v15h57v185c0 83 63 91 87 91 48 0 67-48 67-91v-38h-17v38c0 49-19 74-46 74-44 0-44-61-44-73z">
            <text:p/>
          </draw:path>
          <draw:path draw:style-name="gr3" draw:text-style-name="P3" draw:layer="layout" svg:width="0.143cm" svg:height="0.447cm" svg:x="7.232cm" svg:y="-6.208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cm" svg:height="0.419cm" svg:x="7.407cm" svg:y="-6.172cm" svg:viewBox="0 0 211 420" svg:d="M104 144h95v-21h-95v-123h-17c-2 55-21 127-87 129v15h57v185c0 83 63 91 87 91 48 0 67-48 67-91v-38h-17v38c0 49-19 74-46 74-44 0-44-61-44-73z">
            <text:p/>
          </draw:path>
          <draw:path draw:style-name="gr3" draw:text-style-name="P3" draw:layer="layout" svg:width="0.328cm" svg:height="0.426cm" svg:x="7.648cm" svg:y="-6.048cm" svg:viewBox="0 0 329 427" svg:d="M266 65c17-44 51-44 63-44v-21c-16 2-36 2-52 2-11 0-43-2-57-2v21c21 0 31 11 31 28 0 8 0 8-4 17l-68 164-75-181c-1-5-3-7-3-11 0-17 24-17 38-17v-21c-17 0-63 2-74 2-18 0-44 0-65-2v21c32 0 46 0 55 23l101 245c-4 9-14 30-17 40-16 36-35 83-76 83-4 0-19 0-33-13 21-2 27-17 27-27 0-19-13-28-29-28-13 0-28 7-28 28 0 31 28 55 63 55 41 0 68-40 85-78z">
            <text:p/>
          </draw:path>
          <draw:path draw:style-name="gr3" draw:text-style-name="P3" draw:layer="layout" svg:width="0.225cm" svg:height="0.295cm" svg:x="8.227cm" svg:y="-6.056cm" svg:viewBox="0 0 226 296" svg:d="M93 74v-74l-93 8v20c47 0 53 4 53 38v179c0 30-7 30-53 30v21c27 0 57-2 76-2 28 0 59 0 85 2v-21h-13c-49 0-51-7-51-30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488cm" svg:y="-6.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6cm" svg:x="8.788cm" svg:y="-6.056cm" svg:viewBox="0 0 331 427" svg:d="M232 256v120c0 30-8 30-52 30v21c23-2 57-3 75-3 19 0 53 1 76 3v-21c-44 0-52 0-52-30v-376h-15l-27 61c-7-19-36-61-89-61-78 0-148 65-148 152 0 84 65 152 142 152 48 0 76-29 90-48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9.137cm" svg:y="-6.05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259cm" svg:height="0.307cm" svg:x="9.504cm" svg:y="-6.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9.802cm" svg:y="-6.06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8 61 78 82 2 6 8 6 8 6 9 0 9-4 9-17v-69c0-11 0-15-7-15-4 0-4 0-14 8-2 3-9 9-11 11-25-19-53-19-63-19-83 0-108 46-108 82 0 24 11 43 28 59 23 17 42 20 90 30z">
            <text:p/>
          </draw:path>
          <draw:path draw:style-name="gr3" draw:text-style-name="P3" draw:layer="layout" svg:width="0.21cm" svg:height="0.419cm" svg:x="10.055cm" svg:y="-6.172cm" svg:viewBox="0 0 211 420" svg:d="M104 144h95v-21h-95v-123h-17c-2 55-21 127-87 129v15h57v185c0 83 63 91 87 91 48 0 67-48 67-91v-38h-17v38c0 49-21 74-46 74-44 0-44-61-44-73z">
            <text:p/>
          </draw:path>
        </draw:g>
        <draw:custom-shape draw:style-name="gr8" draw:text-style-name="P8" draw:layer="layout" svg:width="10.552cm" svg:height="2.732cm" svg:x="0.878cm" svg:y="-5.272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4.382cm" svg:y1="-0.954cm" svg:x2="2.321cm" svg:y2="-0.954cm">
          <text:p/>
        </draw:line>
        <draw:g>
          <svg:title>TexMaths</svg:title>
          <svg:desc>19§latex§\text{identity response (\textcolor{blue}{$q$})}§svg§600§TRUE§</svg:desc>
          <draw:polygon draw:style-name="gr4" draw:text-style-name="P4" draw:layer="layout" svg:width="5.988cm" svg:height="0.666cm" svg:x="4.654cm" svg:y="-1.821cm" svg:viewBox="0 0 5989 667" draw:points="2995,667 0,667 0,0 5989,0 5989,667">
            <text:p/>
          </draw:polygon>
          <draw:path draw:style-name="gr3" draw:text-style-name="P3" draw:layer="layout" svg:width="0.143cm" svg:height="0.448cm" svg:x="4.677cm" svg:y="-1.7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cm" svg:height="0.472cm" svg:x="4.861cm" svg:y="-1.78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59cm" svg:height="0.307cm" svg:x="5.228cm" svg:y="-1.6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526cm" svg:y="-1.61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868cm" svg:y="-1.73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136cm" svg:y="-1.7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6.311cm" svg:y="-1.73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328cm" svg:height="0.427cm" svg:x="6.552cm" svg:y="-1.6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225cm" svg:height="0.295cm" svg:x="7.132cm" svg:y="-1.61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392cm" svg:y="-1.6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7.69cm" svg:y="-1.62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7.951cm" svg:y="-1.618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338cm" svg:y="-1.62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8.673cm" svg:y="-1.61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043cm" svg:y="-1.62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303cm" svg:y="-1.6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9.868cm" svg:y="-1.82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9" draw:text-style-name="P9" draw:layer="layout" svg:width="0.276cm" svg:height="0.427cm" svg:x="10.088cm" svg:y="-1.618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10.421cm" svg:y="-1.82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4.401cm" svg:y1="-0.954cm" svg:x2="25.514cm" svg:y2="-0.954cm">
          <text:p/>
        </draw:line>
        <draw:g>
          <svg:title>TexMaths</svg:title>
          <svg:desc>19§latex§\textcolor{blue}{$q$}§svg§600§TRUE§</svg:desc>
          <draw:polygon draw:style-name="gr4" draw:text-style-name="P4" draw:layer="layout" svg:width="0.322cm" svg:height="0.417cm" svg:x="19.157cm" svg:y="-1.813cm" svg:viewBox="0 0 323 418" draw:points="162,418 0,418 0,0 323,0 323,418">
            <text:p/>
          </draw:polygon>
          <draw:path draw:style-name="gr9" draw:text-style-name="P9" draw:layer="layout" svg:width="0.276cm" svg:height="0.427cm" svg:x="19.184cm" svg:y="-1.823cm" svg:viewBox="0 0 277 428" svg:d="M277 8c0-4-2-8-7-8-8 0-34 27-46 48-15-37-40-48-62-48-78 0-162 99-162 196 0 67 40 108 89 108 29 0 55-17 78-40-6 23-26 115-28 120-6 19-12 21-50 23-9 0-15 0-15 13 0 0 0 8 10 8 20 0 43-4 66-4s48 4 69 4c3 0 13 0 13-15 0-6-8-6-17-6-33 0-33-6-33-11 0-6 0-10 2-16zM91 289c-40 0-43-51-43-63 0-32 19-104 30-133 21-49 57-78 84-78 43 0 53 53 53 59 0 4-36 150-38 154-12 19-48 61-86 61z">
            <text:p/>
          </draw:path>
        </draw:g>
        <draw:custom-shape draw:style-name="gr11" draw:text-style-name="P8" draw:layer="layout" svg:width="19.05cm" svg:height="6.242cm" svg:x="8.636cm" svg:y="-0.1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textcolor{red}{\kappa,p,p' ,} \textcolor{ForestGreen}{p'', f_{p'}} \textcolor{red}{\leftarrow s \in S}$ \textcolor{red}{where $s_p = } \textcolor{blue}{q} \textcolor{red}{ \vee s_{p'} = }\textcolor{blue}{q}  }$ \textcolor{ForestGreen}{$\vee s_{p''} = q$}§svg§600§TRUE§</svg:desc>
          <draw:polygon draw:style-name="gr4" draw:text-style-name="P4" draw:layer="layout" svg:width="18.497cm" svg:height="0.692cm" svg:x="8.849cm" svg:y="0.136cm" svg:viewBox="0 0 18498 693" draw:points="9249,693 0,693 0,0 18498,0 18498,693">
            <text:p/>
          </draw:polygon>
          <draw:path draw:style-name="gr3" draw:text-style-name="P3" draw:layer="layout" svg:width="0.178cm" svg:height="0.449cm" svg:x="8.868cm" svg:y="0.195cm" svg:viewBox="0 0 179 450" svg:d="M173 25c0-14-10-25-27-25s-36 17-36 36c0 11 10 23 27 23 15 0 36-15 36-34zM122 275c7-19 7-21 13-38 6-13 9-22 9-36 0-30-21-55-55-55-64 0-89 97-89 105 0 5 8 5 8 5 7 0 7-2 11-11 19-63 46-84 68-84 6 0 17 0 17 21 0 15-5 29-7 36-6 17-36 95-48 124-5 17-15 40-15 53 0 32 23 55 55 55 65 0 90-97 90-102 0-8-6-8-8-8-8 0-8 2-11 13-12 42-35 82-69 82-11 0-17-6-17-21 0-17 6-27 21-68z">
            <text:p/>
          </draw:path>
          <draw:path draw:style-name="gr3" draw:text-style-name="P3" draw:layer="layout" svg:width="0.079cm" svg:height="0.2cm" svg:x="9.136cm" svg:y="0.56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9.394cm" svg:y="0.166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text-style-name="P3" draw:layer="layout" svg:width="0.079cm" svg:height="0.2cm" svg:x="9.949cm" svg:y="0.56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0.221cm" svg:y="0.166cm" svg:viewBox="0 0 397 488" svg:d="M397 8c0-4 0-8-6-8-3 0-5 0-13 9l-32 38c-17-30-52-47-95-47-86 0-167 78-167 158 0 55 36 85 70 95l72 19c25 5 61 17 61 72 0 59-53 123-120 123-44 0-118-15-118-99 0-15 4-32 4-36 2-2 2-3 2-3 0-8-6-8-8-8-3 0-5 0-7 2s-40 156-40 157c0 4 4 8 8 8 3 0 3-2 11-11l34-38c29 40 74 49 112 49 91 0 171-89 171-173 0-47-23-70-32-78-17-17-27-19-86-34-15-4-39-11-45-11-17-8-40-27-40-63 0-53 53-110 116-110 57 0 97 28 97 104 0 21-2 33-2 37 0 1 0 7 7 7 8 0 8-2 10-13z">
            <text:p/>
          </draw:path>
          <draw:path draw:style-name="gr3" draw:text-style-name="P3" draw:layer="layout" svg:width="0.463cm" svg:height="0.601cm" svg:x="10.665cm" svg:y="0.166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7 284-3-22-11-72-60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11.186cm" svg:y="0.181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  <draw:path draw:style-name="gr3" draw:text-style-name="P3" draw:layer="layout" svg:width="0.079cm" svg:height="0.2cm" svg:x="11.786cm" svg:y="0.56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3cm" svg:height="0.303cm" svg:x="12.062cm" svg:y="0.341cm" svg:viewBox="0 0 331 304" svg:d="M2 272c-2 7-2 9-2 15 0 11 9 17 19 17 21 0 25-15 30-38 6-23 2-12 31-124 57 2 116 14 116 57 0 6 0 8-2 16-2 9-4 17-4 22 0 40 28 67 63 67 21 0 38-12 51-34 17-29 27-69 27-69 0-7-8-7-10-7-6 0-8 3-9 13-12 46-27 82-57 82-16 0-23-8-23-33 0-9 4-24 5-36 2-7 4-15 4-23 0-62-93-68-131-68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5" draw:text-style-name="P5" draw:layer="layout" svg:width="0.079cm" svg:height="0.2cm" svg:x="12.467cm" svg:y="0.56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49cm" svg:height="0.426cm" svg:x="12.683cm" svg:y="0.341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5" draw:text-style-name="P5" draw:layer="layout" svg:width="0.079cm" svg:height="0.2cm" svg:x="13.097cm" svg:y="0.56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5" draw:text-style-name="P5" draw:layer="layout" svg:width="0.349cm" svg:height="0.426cm" svg:x="13.314cm" svg:y="0.341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5" draw:text-style-name="P5" draw:layer="layout" svg:width="0.119cm" svg:height="0.242cm" svg:x="13.692cm" svg:y="0.134cm" svg:viewBox="0 0 120 243" svg:d="M116 42c4-10 4-14 4-15 0-16-14-27-29-27-19 0-25 15-26 23l-63 203c0 2-2 8-2 8 0 5 15 9 19 9s4 0 8-8z">
            <text:p/>
          </draw:path>
          <draw:path draw:style-name="gr5" draw:text-style-name="P5" draw:layer="layout" svg:width="0.079cm" svg:height="0.2cm" svg:x="13.914cm" svg:y="0.565cm" svg:viewBox="0 0 80 201" svg:d="M80 70c0-43-17-70-44-70-23 0-36 17-36 36 0 17 13 36 36 36 8 0 17-4 25-9 2-2 2-2 4-2v9c0 52-23 91-46 114-8 6-8 8-8 10 0 5 4 7 6 7 8 0 63-51 63-131z">
            <text:p/>
          </draw:path>
          <draw:path draw:style-name="gr6" draw:text-style-name="P6" draw:layer="layout" svg:width="0.349cm" svg:height="0.426cm" svg:x="14.026cm" svg:y="0.341cm" svg:viewBox="0 0 350 427" svg:d="M51 378c-5 23-5 28-36 28-7 0-15 0-15 12 0 5 4 9 9 9 18 0 37-4 56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6" draw:text-style-name="P6" draw:layer="layout" svg:width="0.119cm" svg:height="0.242cm" svg:x="14.406cm" svg:y="0.134cm" svg:viewBox="0 0 120 243" svg:d="M114 42c4-10 6-14 6-15 0-16-14-27-29-27-19 0-25 15-26 23l-63 203c0 2-2 8-2 8 0 5 15 9 19 9s4 0 6-8z">
            <text:p/>
          </draw:path>
          <draw:path draw:style-name="gr6" draw:text-style-name="P6" draw:layer="layout" svg:width="0.119cm" svg:height="0.242cm" svg:x="14.558cm" svg:y="0.134cm" svg:viewBox="0 0 120 243" svg:d="M116 42c4-10 4-14 4-15 0-16-14-27-29-27-19 0-25 15-26 23l-63 203c0 2-2 8-2 8 0 5 15 9 19 9s4 0 8-8z">
            <text:p/>
          </draw:path>
          <draw:path draw:style-name="gr6" draw:text-style-name="P6" draw:layer="layout" svg:width="0.079cm" svg:height="0.2cm" svg:x="14.783cm" svg:y="0.56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333cm" svg:height="0.609cm" svg:x="15.056cm" svg:y="0.166cm" svg:viewBox="0 0 334 610" svg:d="M211 205h57c13 0 21 0 21-15 0-6-8-6-19-6h-55l15-78c2-13 11-60 15-68 6-13 17-23 32-23 2 0 19 0 33 12-31 3-36 26-36 36 0 15 11 22 24 22 17 0 36-13 36-39 0-31-30-46-57-46-22 0-66 11-85 78-4 15-6 21-23 106h-46c-13 0-20 0-20 12 0 9 5 9 19 9h43l-49 264c-13 65-25 125-59 125-2 0-19 0-32-11 30-2 36-27 36-36 0-15-12-25-25-25-17 0-36 15-36 42 0 28 30 46 57 46 36 0 65-40 76-65 21-44 36-123 38-129z">
            <text:p/>
          </draw:path>
          <draw:path draw:style-name="gr6" draw:text-style-name="P6" draw:layer="layout" svg:width="0.261cm" svg:height="0.297cm" svg:x="15.347cm" svg:y="0.53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15.651cm" svg:y="0.417cm" svg:viewBox="0 0 95 177" svg:d="M91 32c0 0 4-7 4-13 0-11-11-19-21-19-15 0-19 11-21 15l-51 146c-2 4-2 6-2 6 0 6 15 10 15 10 2 0 4-2 6-6z">
            <text:p/>
          </draw:path>
          <draw:path draw:style-name="gr5" draw:text-style-name="P5" draw:layer="layout" svg:width="0.594cm" svg:height="0.348cm" svg:x="15.877cm" svg:y="0.295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5" draw:text-style-name="P5" draw:layer="layout" svg:width="0.246cm" svg:height="0.303cm" svg:x="16.724cm" svg:y="0.341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335cm" svg:height="0.388cm" svg:x="17.243cm" svg:y="0.276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5" draw:text-style-name="P5" draw:layer="layout" svg:width="0.396cm" svg:height="0.487cm" svg:x="17.851cm" svg:y="0.166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5" draw:text-style-name="P5" draw:layer="layout" svg:width="0.459cm" svg:height="0.295cm" svg:x="18.505cm" svg:y="0.349cm" svg:viewBox="0 0 460 296" svg:d="M403 65c11-35 32-44 57-44v-21c-15 2-34 2-50 2-19 0-49-2-62-2v21c24 0 40 13 40 32 0 4 0 6-4 13l-61 173-67-188c-3-7-3-9-3-11 0-19 26-19 40-19v-21c-19 0-54 2-71 2-19 0-40 0-59-2v21c25 0 35 2 42 9 4 4 12 25 15 38l-57 162-64-179c-4-7-4-9-4-11 0-19 27-19 40-19v-21c-19 0-57 2-72 2-4 0-38 0-63-2v21c34 0 42 2 49 23l86 239c2 9 4 13 13 13 10 0 10-4 13-13l69-190 68 192c2 7 4 11 14 11 7 0 9-5 13-11z">
            <text:p/>
          </draw:path>
          <draw:path draw:style-name="gr5" draw:text-style-name="P5" draw:layer="layout" svg:width="0.337cm" svg:height="0.464cm" svg:x="18.993cm" svg:y="0.174cm" svg:viewBox="0 0 338 465" svg:d="M53 414c0 30-7 30-53 30v21c23 0 57-2 76-2 17 0 53 2 76 2v-21c-46 0-53 0-53-30v-123c0-71 47-107 91-107 42 0 49 36 49 74v156c0 30-7 30-53 30v21c25 0 59-2 76-2s53 2 76 2v-21c-36 0-51 0-53-21v-127c0-57 0-78-21-102-9-12-30-25-70-25-57 0-86 40-97 66v-235l-97 8v20c47 0 53 4 53 38z">
            <text:p/>
          </draw:path>
          <draw:path draw:style-name="gr5" draw:text-style-name="P5" draw:layer="layout" svg:width="0.259cm" svg:height="0.307cm" svg:x="19.361cm" svg:y="0.337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5" draw:text-style-name="P5" draw:layer="layout" svg:width="0.225cm" svg:height="0.295cm" svg:x="19.656cm" svg:y="0.341cm" svg:viewBox="0 0 226 296" svg:d="M93 74v-74l-93 8v20c47 0 53 4 53 38v179c0 30-7 30-53 30v21c27 0 57-2 76-2 28 0 59 0 85 2v-21h-13c-49 0-51-7-51-30v-104c0-67 28-126 80-126 3 0 5 0 7 0-2 0-15 10-15 27 0 19 13 28 29 28 11 0 28-7 28-28 0-23-21-42-49-42-50 0-74 46-84 74z">
            <text:p/>
          </draw:path>
          <draw:path draw:style-name="gr5" draw:text-style-name="P5" draw:layer="layout" svg:width="0.259cm" svg:height="0.307cm" svg:x="19.916cm" svg:y="0.337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5" draw:text-style-name="P5" draw:layer="layout" svg:width="0.246cm" svg:height="0.303cm" svg:x="20.452cm" svg:y="0.341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20.728cm" svg:y="0.53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445cm" svg:height="0.157cm" svg:x="21.26cm" svg:y="0.39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9" draw:text-style-name="P9" draw:layer="layout" svg:width="0.276cm" svg:height="0.426cm" svg:x="21.951cm" svg:y="0.341cm" svg:viewBox="0 0 277 427" svg:d="M277 8c0-4-2-8-7-8-8 0-34 27-46 47-15-36-40-47-63-47-77 0-161 99-161 196 0 66 40 108 89 108 29 0 55-17 78-40-6 23-26 114-28 120-6 19-12 20-50 22-9 0-15 0-15 14 0 0 0 7 10 7 20 0 43-4 66-4s48 4 68 4c4 0 14 0 14-15 0-6-8-6-17-6-33 0-33-5-33-11s0-10 2-15zM91 289c-40 0-44-52-44-63 0-32 19-104 31-133 21-49 57-78 83-78 44 0 54 53 54 59 0 4-36 150-38 154-12 19-48 61-86 61z">
            <text:p/>
          </draw:path>
          <draw:path draw:style-name="gr5" draw:text-style-name="P5" draw:layer="layout" svg:width="0.371cm" svg:height="0.415cm" svg:x="22.284cm" svg:y="0.238cm" svg:viewBox="0 0 372 416" svg:d="M369 27c3-8 3-10 3-14 0-7-5-13-13-13-6 0-9 4-15 15l-158 355-158-357c-5-11-9-13-15-13-7 0-13 6-13 13 0 2 0 2 4 12l167 376c6 11 9 15 15 15 10 0 12-6 15-15z">
            <text:p/>
          </draw:path>
          <draw:path draw:style-name="gr5" draw:text-style-name="P5" draw:layer="layout" svg:width="0.246cm" svg:height="0.303cm" svg:x="22.726cm" svg:y="0.341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23.002cm" svg:y="0.53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094cm" svg:height="0.176cm" svg:x="23.308cm" svg:y="0.417cm" svg:viewBox="0 0 95 177" svg:d="M91 32c0 0 4-7 4-13 0-11-11-19-21-19-15 0-19 11-21 15l-51 146c-2 4-2 6-2 6 0 6 15 10 15 10 2 0 4-2 6-6z">
            <text:p/>
          </draw:path>
          <draw:path draw:style-name="gr5" draw:text-style-name="P5" draw:layer="layout" svg:width="0.445cm" svg:height="0.157cm" svg:x="23.714cm" svg:y="0.39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9" draw:text-style-name="P9" draw:layer="layout" svg:width="0.276cm" svg:height="0.426cm" svg:x="24.227cm" svg:y="0.341cm" svg:viewBox="0 0 277 427" svg:d="M277 8c0-4-2-8-7-8-8 0-34 27-46 47-15-36-40-47-63-47-77 0-161 99-161 196 0 66 40 108 89 108 29 0 55-17 78-40-6 23-26 114-28 120-6 19-12 20-50 22-9 0-15 0-15 14 0 0 0 7 10 7 20 0 43-4 66-4s48 4 68 4c4 0 14 0 14-15 0-6-8-6-17-6-33 0-33-5-33-11s0-10 2-15zM91 289c-40 0-44-52-44-63 0-32 19-104 31-133 21-49 57-78 83-78 44 0 54 53 54 59 0 4-36 150-38 154-12 19-48 61-86 61z">
            <text:p/>
          </draw:path>
          <draw:path draw:style-name="gr6" draw:text-style-name="P6" draw:layer="layout" svg:width="0.371cm" svg:height="0.415cm" svg:x="24.78cm" svg:y="0.238cm" svg:viewBox="0 0 372 416" svg:d="M369 27c3-8 3-10 3-14 0-7-5-13-13-13-6 0-9 4-15 15l-158 355-158-357c-5-11-9-13-15-13-7 0-13 6-13 13 0 2 0 2 4 12l167 376c6 11 9 15 15 15 10 0 12-6 15-15z">
            <text:p/>
          </draw:path>
          <draw:path draw:style-name="gr6" draw:text-style-name="P6" draw:layer="layout" svg:width="0.246cm" svg:height="0.303cm" svg:x="25.223cm" svg:y="0.341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51-10-51-40 0-21 17-61 76-61 17 0 51 4 61 31z">
            <text:p/>
          </draw:path>
          <draw:path draw:style-name="gr6" draw:text-style-name="P6" draw:layer="layout" svg:width="0.261cm" svg:height="0.297cm" svg:x="25.498cm" svg:y="0.53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25.804cm" svg:y="0.417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094cm" svg:height="0.176cm" svg:x="25.952cm" svg:y="0.417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445cm" svg:height="0.157cm" svg:x="26.359cm" svg:y="0.39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6" draw:text-style-name="P6" draw:layer="layout" svg:width="0.276cm" svg:height="0.426cm" svg:x="27.051cm" svg:y="0.341cm" svg:viewBox="0 0 277 427" svg:d="M277 8c0-4-2-8-7-8-8 0-34 27-46 47-15-36-40-47-63-47-77 0-161 99-161 196 0 66 40 108 89 108 29 0 55-17 78-40-6 23-26 114-28 120-6 19-12 20-50 22-9 0-15 0-15 14 0 0 0 7 10 7 20 0 43-4 66-4s48 4 68 4c4 0 14 0 14-15 0-6-8-6-17-6-33 0-33-5-33-11s0-10 2-15zM91 289c-40 0-44-52-44-63 0-32 19-104 31-133 21-49 57-78 83-78 44 0 54 53 54 59 0 4-36 150-38 154-12 19-48 61-86 61z">
            <text:p/>
          </draw:path>
        </draw:g>
        <draw:g>
          <svg:title>TexMaths</svg:title>
          <svg:desc>19§latex§\textcolor{red}{update $PMSI \leftarrow P_{new}$}§svg§600§TRUE§</svg:desc>
          <draw:polygon draw:style-name="gr4" draw:text-style-name="P4" draw:layer="layout" svg:width="6.71cm" svg:height="0.592cm" svg:x="1.028cm" svg:y="-5.005cm" svg:viewBox="0 0 6711 593" draw:points="3356,593 0,593 0,0 6711,0 6711,593">
            <text:p/>
          </draw:polygon>
          <draw:path draw:style-name="gr5" draw:text-style-name="P5" draw:layer="layout" svg:width="0.337cm" svg:height="0.303cm" svg:x="1.049cm" svg:y="-4.83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5" draw:layer="layout" svg:width="0.33cm" svg:height="0.426cm" svg:x="1.416cm" svg:y="-4.837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5" draw:text-style-name="P5" draw:layer="layout" svg:width="0.33cm" svg:height="0.472cm" svg:x="1.809cm" svg:y="-5.006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5" draw:text-style-name="P5" draw:layer="layout" svg:width="0.303cm" svg:height="0.307cm" svg:x="2.183cm" svg:y="-4.84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5" draw:text-style-name="P5" draw:layer="layout" svg:width="0.21cm" svg:height="0.419cm" svg:x="2.501cm" svg:y="-4.953cm" svg:viewBox="0 0 211 420" svg:d="M105 144h95v-21h-95v-123h-18c-1 55-20 127-87 129v15h57v185c0 83 63 91 87 91 48 0 67-48 67-91v-38h-17v38c0 49-19 74-46 74-43 0-43-61-43-73z">
            <text:p/>
          </draw:path>
          <draw:path draw:style-name="gr5" draw:text-style-name="P5" draw:layer="layout" svg:width="0.259cm" svg:height="0.307cm" svg:x="2.765cm" svg:y="-4.84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5" draw:text-style-name="P5" draw:layer="layout" svg:width="0.478cm" svg:height="0.457cm" svg:x="3.291cm" svg:y="-4.999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67cm" svg:height="0.457cm" svg:x="3.813cm" svg:y="-4.999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5" draw:text-style-name="P5" draw:layer="layout" svg:width="0.396cm" svg:height="0.487cm" svg:x="4.537cm" svg:y="-5.014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5" draw:text-style-name="P5" draw:layer="layout" svg:width="0.311cm" svg:height="0.457cm" svg:x="4.973cm" svg:y="-4.999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5" draw:text-style-name="P5" draw:layer="layout" svg:width="0.594cm" svg:height="0.348cm" svg:x="5.518cm" svg:y="-4.883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5" draw:text-style-name="P5" draw:layer="layout" svg:width="0.478cm" svg:height="0.457cm" svg:x="6.358cm" svg:y="-4.999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2 34-102 34h-95z">
            <text:p/>
          </draw:path>
          <draw:path draw:style-name="gr5" draw:text-style-name="P5" draw:layer="layout" svg:width="0.286cm" svg:height="0.212cm" svg:x="6.779cm" svg:y="-4.649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5" draw:text-style-name="P5" draw:layer="layout" svg:width="0.2cm" svg:height="0.212cm" svg:x="7.118cm" svg:y="-4.649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5" draw:text-style-name="P5" draw:layer="layout" svg:width="0.343cm" svg:height="0.212cm" svg:x="7.361cm" svg:y="-4.649cm" svg:viewBox="0 0 344 213" svg:d="M226 59c2-13 8-36 8-38 0-10-8-15-15-15-10 0-18 5-21 13 0 4-6 23-10 36-6 27-6 27-13 53-6 27-6 31-8 44 2 9-2 19-13 32-6 8-15 15-30 15-19 0-42-5-42-43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g>
          <svg:title>TexMaths</svg:title>
          <svg:desc>19§latex§\textcolor{red}{if $s_{p'} = PMSI$ then}§svg§600§TRUE§</svg:desc>
          <draw:polygon draw:style-name="gr4" draw:text-style-name="P4" draw:layer="layout" svg:width="5.847cm" svg:height="0.655cm" svg:x="10.39cm" svg:y="1.6cm" svg:viewBox="0 0 5848 656" draw:points="2924,656 0,656 0,0 5848,0 5848,656">
            <text:p/>
          </draw:polygon>
          <draw:path draw:style-name="gr5" draw:text-style-name="P5" draw:layer="layout" svg:width="0.143cm" svg:height="0.447cm" svg:x="10.413cm" svg:y="1.615cm" svg:viewBox="0 0 144 448" svg:d="M97 152l-95 8v21c45 0 51 3 51 36v180c0 31-7 31-53 31v20c21 0 59-1 74-1 25 0 48 1 70 1v-20c-43 0-47-4-47-29zM101 36c0-23-17-36-36-36-21 0-37 19-37 36s16 34 37 34c19 0 36-13 36-34z">
            <text:p/>
          </draw:path>
          <draw:path draw:style-name="gr5" draw:text-style-name="P5" draw:layer="layout" svg:width="0.217cm" svg:height="0.472cm" svg:x="10.597cm" svg:y="1.59cm" svg:viewBox="0 0 218 473" svg:d="M95 184v-78c0-59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5" draw:text-style-name="P5" draw:layer="layout" svg:width="0.246cm" svg:height="0.303cm" svg:x="11.036cm" svg:y="1.767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1.311cm" svg:y="1.955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094cm" svg:height="0.176cm" svg:x="11.617cm" svg:y="1.841cm" svg:viewBox="0 0 95 177" svg:d="M91 32c0 0 4-7 4-13 0-11-11-19-21-19-15 0-19 11-21 15l-51 147c-2 3-2 5-2 5 0 6 15 10 15 10 2 0 4-2 6-6z">
            <text:p/>
          </draw:path>
          <draw:path draw:style-name="gr5" draw:text-style-name="P5" draw:layer="layout" svg:width="0.445cm" svg:height="0.157cm" svg:x="12.024cm" svg:y="1.8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478cm" svg:height="0.457cm" svg:x="12.717cm" svg:y="1.60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5" draw:text-style-name="P5" draw:layer="layout" svg:width="0.67cm" svg:height="0.457cm" svg:x="13.238cm" svg:y="1.60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5" draw:text-style-name="P5" draw:layer="layout" svg:width="0.396cm" svg:height="0.487cm" svg:x="13.964cm" svg:y="1.59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5" draw:text-style-name="P5" draw:layer="layout" svg:width="0.311cm" svg:height="0.457cm" svg:x="14.397cm" svg:y="1.605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5" draw:text-style-name="P5" draw:layer="layout" svg:width="0.21cm" svg:height="0.419cm" svg:x="14.956cm" svg:y="1.651cm" svg:viewBox="0 0 211 420" svg:d="M104 144h95v-20h-95v-124h-17c-2 55-21 127-87 129v15h57v185c0 83 63 91 87 91 48 0 67-48 67-91v-38h-17v38c0 49-21 74-46 74-44 0-44-61-44-72z">
            <text:p/>
          </draw:path>
          <draw:path draw:style-name="gr5" draw:text-style-name="P5" draw:layer="layout" svg:width="0.337cm" svg:height="0.465cm" svg:x="15.222cm" svg:y="1.598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7 0 53 3 53 38z">
            <text:p/>
          </draw:path>
          <draw:path draw:style-name="gr5" draw:text-style-name="P5" draw:layer="layout" svg:width="0.259cm" svg:height="0.307cm" svg:x="15.588cm" svg:y="1.76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5" draw:layer="layout" svg:width="0.337cm" svg:height="0.295cm" svg:x="15.887cm" svg:y="1.7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\textcolor{red}{update  $s_p \leftarrow s_{p'}$} §svg§600§TRUE§</svg:desc>
          <draw:polygon draw:style-name="gr4" draw:text-style-name="P4" draw:layer="layout" svg:width="4.627cm" svg:height="0.654cm" svg:x="12.89cm" svg:y="2.394cm" svg:viewBox="0 0 4628 655" draw:points="2314,655 0,655 0,0 4628,0 4628,655">
            <text:p/>
          </draw:polygon>
          <draw:path draw:style-name="gr5" draw:text-style-name="P5" draw:layer="layout" svg:width="0.337cm" svg:height="0.303cm" svg:x="12.911cm" svg:y="2.56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5" draw:layer="layout" svg:width="0.33cm" svg:height="0.426cm" svg:x="13.278cm" svg:y="2.561cm" svg:viewBox="0 0 331 427" svg:d="M97 44v-44l-97 8v20c47 0 53 4 53 33v315c0 30-7 30-53 30v21c23-2 57-4 76-4 17 0 51 2 76 4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5" draw:text-style-name="P5" draw:layer="layout" svg:width="0.33cm" svg:height="0.472cm" svg:x="13.671cm" svg:y="2.392cm" svg:viewBox="0 0 331 473" svg:d="M232 427v46l99-8v-21c-46 0-52-5-52-38v-406l-97 8v20c48 0 52 4 52 38v145c-19-25-48-42-84-42-80 0-150 66-150 152 0 85 66 152 142 152 44 0 73-23 90-46zM232 249v136c0 14 0 14-8 25-19 32-49 48-78 48-30 0-55-17-70-44-19-27-21-65-21-93 0-25 2-65 21-95 15-21 40-42 76-42 25 0 51 10 72 40 8 11 8 13 8 25z">
            <text:p/>
          </draw:path>
          <draw:path draw:style-name="gr5" draw:text-style-name="P5" draw:layer="layout" svg:width="0.303cm" svg:height="0.307cm" svg:x="14.045cm" svg:y="2.557cm" svg:viewBox="0 0 304 308" svg:d="M196 251c2 26 21 55 53 55 13 0 55-10 55-65v-38h-17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5" draw:text-style-name="P5" draw:layer="layout" svg:width="0.21cm" svg:height="0.419cm" svg:x="14.362cm" svg:y="2.445cm" svg:viewBox="0 0 211 420" svg:d="M104 144h95v-21h-95v-123h-17c-2 55-21 127-87 129v15h57v185c0 83 63 91 87 91 48 0 67-48 67-91v-38h-17v38c0 49-19 74-46 74-44 0-44-61-44-73z">
            <text:p/>
          </draw:path>
          <draw:path draw:style-name="gr5" draw:text-style-name="P5" draw:layer="layout" svg:width="0.259cm" svg:height="0.307cm" svg:x="14.626cm" svg:y="2.557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5" draw:text-style-name="P5" draw:layer="layout" svg:width="0.246cm" svg:height="0.303cm" svg:x="15.162cm" svg:y="2.561cm" svg:viewBox="0 0 247 304" svg:d="M228 46c-19 0-32 15-32 30 0 9 5 19 21 19 15 0 30-11 30-38 0-29-29-57-80-57-89 0-114 68-114 99 0 51 51 62 70 66 35 6 71 13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5.438cm" svg:y="2.749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594cm" svg:height="0.348cm" svg:x="15.97cm" svg:y="2.515cm" svg:viewBox="0 0 595 349" svg:d="M570 188c13 0 25 0 25-13 0-14-12-14-25-14h-498c38-28 55-55 61-64 30-46 36-88 36-89 0-8-8-8-13-8-12 0-14 2-15 13-16 67-56 122-132 154-7 2-9 4-9 8 0 5 4 5 9 9 71 29 116 82 132 156 1 7 3 9 15 9 5 0 13 0 13-7 0 0-6-44-34-88-13-20-32-43-63-66z">
            <text:p/>
          </draw:path>
          <draw:path draw:style-name="gr5" draw:text-style-name="P5" draw:layer="layout" svg:width="0.246cm" svg:height="0.303cm" svg:x="16.819cm" svg:y="2.561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7.094cm" svg:y="2.749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5" draw:text-style-name="P5" draw:layer="layout" svg:width="0.094cm" svg:height="0.176cm" svg:x="17.4cm" svg:y="2.635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color{red}{ update $ s_{p'} \leftarrow \left\lbrace 0,1\right\rbrace^{34} \notin \left\lbrace \right s_p,s_{p'}\vert \forall s \in S\rbrace$} §svg§600§TRUE§</svg:desc>
          <draw:polygon draw:style-name="gr4" draw:text-style-name="P4" draw:layer="layout" svg:width="11.792cm" svg:height="0.828cm" svg:x="12.83cm" svg:y="2.959cm" svg:viewBox="0 0 11793 829" draw:points="5897,829 0,829 0,0 11793,0 11793,829">
            <text:p/>
          </draw:polygon>
          <draw:path draw:style-name="gr5" draw:text-style-name="P5" draw:layer="layout" svg:width="0.337cm" svg:height="0.303cm" svg:x="12.851cm" svg:y="3.299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5" draw:text-style-name="P5" draw:layer="layout" svg:width="0.33cm" svg:height="0.427cm" svg:x="13.218cm" svg:y="3.299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5" draw:text-style-name="P5" draw:layer="layout" svg:width="0.33cm" svg:height="0.472cm" svg:x="13.611cm" svg:y="3.132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5" draw:text-style-name="P5" draw:layer="layout" svg:width="0.303cm" svg:height="0.307cm" svg:x="13.985cm" svg:y="3.296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5" draw:text-style-name="P5" draw:layer="layout" svg:width="0.21cm" svg:height="0.419cm" svg:x="14.302cm" svg:y="3.185cm" svg:viewBox="0 0 211 420" svg:d="M104 144h95v-20h-95v-124h-17c-2 55-21 127-87 129v15h57v185c0 83 63 91 87 91 48 0 67-47 67-91v-38h-17v38c0 49-19 74-46 74-44 0-44-61-44-72z">
            <text:p/>
          </draw:path>
          <draw:path draw:style-name="gr5" draw:text-style-name="P5" draw:layer="layout" svg:width="0.259cm" svg:height="0.307cm" svg:x="14.567cm" svg:y="3.296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5" draw:text-style-name="P5" draw:layer="layout" svg:width="0.246cm" svg:height="0.303cm" svg:x="15.102cm" svg:y="3.29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15.378cm" svg:y="3.4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5" draw:text-style-name="P5" draw:layer="layout" svg:width="0.094cm" svg:height="0.176cm" svg:x="15.684cm" svg:y="3.376cm" svg:viewBox="0 0 95 177" svg:d="M91 32c0 0 4-7 4-13 0-11-11-19-21-19-15 0-19 11-21 15l-51 147c-2 3-2 5-2 5 0 6 15 10 15 10 2 0 4-2 6-6z">
            <text:p/>
          </draw:path>
          <draw:path draw:style-name="gr5" draw:text-style-name="P5" draw:layer="layout" svg:width="0.594cm" svg:height="0.349cm" svg:x="16.09cm" svg:y="3.2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5" draw:text-style-name="P5" draw:layer="layout" svg:width="0.238cm" svg:height="0.668cm" svg:x="16.953cm" svg:y="3.094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1-5-42-26-63-15-13-34-21-53-26 55-16 79-46 79-86z">
            <text:p/>
          </draw:path>
          <draw:path draw:style-name="gr5" draw:text-style-name="P5" draw:layer="layout" svg:width="0.282cm" svg:height="0.461cm" svg:x="17.264cm" svg:y="3.151cm" svg:viewBox="0 0 283 462" svg:d="M283 232c0-53-4-107-27-156-30-65-85-76-114-76-41 0-89 17-117 80-21 45-25 99-25 152 0 51 2 110 30 161 29 56 78 69 111 69 36 0 87-15 117-78 21-46 25-99 25-152zM141 447c-27 0-65-17-78-82-8-40-8-101-8-141 0-43 0-87 6-123 13-80 62-86 80-86 22 0 66 12 79 78 8 38 8 89 8 131 0 50 0 95-8 139-11 63-49 84-79 84z">
            <text:p/>
          </draw:path>
          <draw:path draw:style-name="gr5" draw:text-style-name="P5" draw:layer="layout" svg:width="0.079cm" svg:height="0.2cm" svg:x="17.627cm" svg:y="3.5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221cm" svg:height="0.446cm" svg:x="17.926cm" svg:y="3.151cm" svg:viewBox="0 0 222 447" svg:d="M139 17c0-15 0-17-16-17-41 44-102 44-123 44v21c13 0 53 0 87-19v347c0 25-2 33-62 33h-21v21c24-2 81-2 110-2 27 0 85 0 108 2v-21h-21c-60 0-62-8-62-33z">
            <text:p/>
          </draw:path>
          <draw:path draw:style-name="gr5" draw:text-style-name="P5" draw:layer="layout" svg:width="0.238cm" svg:height="0.668cm" svg:x="18.247cm" svg:y="3.094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5" draw:text-style-name="P5" draw:layer="layout" svg:width="0.216cm" svg:height="0.32cm" svg:x="18.562cm" svg:y="2.95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5" draw:text-style-name="P5" draw:layer="layout" svg:width="0.231cm" svg:height="0.316cm" svg:x="18.821cm" svg:y="2.944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5" draw:text-style-name="P5" draw:layer="layout" svg:width="0.261cm" svg:height="0.668cm" svg:x="19.398cm" svg:y="3.094cm" svg:viewBox="0 0 262 669" svg:d="M258 25c4-8 4-12 4-12 0-7-6-13-13-13-6 0-10 2-12 6l-233 638c-4 10-4 12-4 12 0 7 6 13 13 13 10 0 12-4 15-15z">
            <text:p/>
          </draw:path>
          <draw:path draw:style-name="gr5" draw:text-style-name="P5" draw:layer="layout" svg:width="0.335cm" svg:height="0.389cm" svg:x="19.343cm" svg:y="3.235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text-style-name="P5" draw:layer="layout" svg:width="0.238cm" svg:height="0.668cm" svg:x="19.966cm" svg:y="3.094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1-5-42-26-63-15-13-34-21-53-26 55-16 79-46 79-86z">
            <text:p/>
          </draw:path>
          <draw:path draw:style-name="gr5" draw:text-style-name="P5" draw:layer="layout" svg:width="0.246cm" svg:height="0.303cm" svg:x="20.479cm" svg:y="3.29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20.755cm" svg:y="3.4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5" draw:text-style-name="P5" draw:layer="layout" svg:width="0.079cm" svg:height="0.2cm" svg:x="21.121cm" svg:y="3.5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246cm" svg:height="0.303cm" svg:x="21.395cm" svg:y="3.29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261cm" svg:height="0.297cm" svg:x="21.672cm" svg:y="3.4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5" draw:text-style-name="P5" draw:layer="layout" svg:width="0.094cm" svg:height="0.176cm" svg:x="21.978cm" svg:y="3.376cm" svg:viewBox="0 0 95 177" svg:d="M91 32c0 0 4-7 4-13 0-11-11-19-21-19-15 0-19 11-21 15l-51 147c-2 3-2 5-2 5 0 6 15 10 15 10 2 0 4-2 6-6z">
            <text:p/>
          </draw:path>
          <draw:path draw:style-name="gr5" draw:text-style-name="P5" draw:layer="layout" svg:width="0.027cm" svg:height="0.668cm" svg:x="22.24cm" svg:y="3.094cm" svg:viewBox="0 0 28 669" svg:d="M28 25c0-14 0-25-13-25-15 0-15 11-15 25v621c0 12 0 23 15 23 13 0 13-11 13-23z">
            <text:p/>
          </draw:path>
          <draw:path draw:style-name="gr5" draw:text-style-name="P5" draw:layer="layout" svg:width="0.371cm" svg:height="0.48cm" svg:x="22.347cm" svg:y="3.132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5" draw:text-style-name="P5" draw:layer="layout" svg:width="0.246cm" svg:height="0.303cm" svg:x="22.75cm" svg:y="3.29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5" draw:text-style-name="P5" draw:layer="layout" svg:width="0.335cm" svg:height="0.389cm" svg:x="23.268cm" svg:y="3.235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5" draw:text-style-name="P5" draw:layer="layout" svg:width="0.396cm" svg:height="0.488cm" svg:x="23.876cm" svg:y="3.125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5" draw:text-style-name="P5" draw:layer="layout" svg:width="0.238cm" svg:height="0.668cm" svg:x="24.336cm" svg:y="3.094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g>
          <svg:title>TexMaths</svg:title>
          <svg:desc>19§latex§\textcolor{red}{$RAND \leftarrow  E_{\kappa}\left(u = \left(}\textcolor{blue}{p\_in\_RAND}, \textcolor{red}{SQN\right)\right)}§svg§600§TRUE§</svg:desc>
          <draw:polygon draw:style-name="gr4" draw:text-style-name="P4" draw:layer="layout" svg:width="12.001cm" svg:height="0.666cm" svg:x="10.711cm" svg:y="5.196cm" svg:viewBox="0 0 12002 667" draw:points="6002,667 0,667 0,0 12002,0 12002,667">
            <text:p/>
          </draw:polygon>
          <draw:path draw:style-name="gr5" draw:text-style-name="P5" draw:layer="layout" svg:width="0.478cm" svg:height="0.472cm" svg:x="10.738cm" svg:y="5.2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5" draw:text-style-name="P5" draw:layer="layout" svg:width="0.459cm" svg:height="0.48cm" svg:x="11.245cm" svg:y="5.217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5" draw:text-style-name="P5" draw:layer="layout" svg:width="0.563cm" svg:height="0.457cm" svg:x="11.746cm" svg:y="5.2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5" draw:text-style-name="P5" draw:layer="layout" svg:width="0.512cm" svg:height="0.457cm" svg:x="12.354cm" svg:y="5.2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5" draw:text-style-name="P5" draw:layer="layout" svg:width="0.594cm" svg:height="0.349cm" svg:x="13.12cm" svg:y="5.3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5" draw:text-style-name="P5" draw:layer="layout" svg:width="0.485cm" svg:height="0.455cm" svg:x="13.958cm" svg:y="5.242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5" draw:text-style-name="P5" draw:layer="layout" svg:width="0.255cm" svg:height="0.212cm" svg:x="14.46cm" svg:y="5.589cm" svg:viewBox="0 0 256 213" svg:d="M89 87c17-9 40-26 44-28 32-25 44-30 59-36-2 2-2 6-2 7 0 12 8 19 19 19 13 0 25-13 25-26 0-12-8-19-19-19-33 0-63 25-90 44-36 28-49 32-60 36 5-21 7-25 9-35 2-11 8-32 8-34 0-9-6-15-16-15-9 0-17 6-20 11-2 6-46 183-46 187 0 9 8 15 15 15 17 0 21-15 23-23 2-4 11-42 23-89 24 0 89 2 89 38 0 0 0 5-2 11-2 8-2 10-2 13 0 35 29 50 52 50 45 0 58-72 58-72 0-6-5-6-7-6-6 0-8 2-10 11-5 17-17 54-41 54-12 0-16-12-16-25 0-8 0-10 2-21 2-6 2-10 2-15 0-52-82-52-97-52z">
            <text:p/>
          </draw:path>
          <draw:path draw:style-name="gr5" draw:text-style-name="P5" draw:layer="layout" svg:width="0.157cm" svg:height="0.668cm" svg:x="14.948cm" svg:y="5.1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5" draw:text-style-name="P5" draw:layer="layout" svg:width="0.345cm" svg:height="0.303cm" svg:x="15.161cm" svg:y="5.399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5" draw:text-style-name="P5" draw:layer="layout" svg:width="0.445cm" svg:height="0.157cm" svg:x="15.744cm" svg:y="5.45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157cm" svg:height="0.668cm" svg:x="16.477cm" svg:y="5.1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9" draw:text-style-name="P9" draw:layer="layout" svg:width="0.349cm" svg:height="0.427cm" svg:x="16.648cm" svg:y="5.399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9" draw:text-style-name="P9" draw:layer="layout" svg:width="0.178cm" svg:height="0.449cm" svg:x="17.264cm" svg:y="5.253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9" draw:text-style-name="P9" draw:layer="layout" svg:width="0.362cm" svg:height="0.303cm" svg:x="17.494cm" svg:y="5.399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9" draw:text-style-name="P9" draw:layer="layout" svg:width="0.478cm" svg:height="0.472cm" svg:x="18.142cm" svg:y="5.2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9" draw:text-style-name="P9" draw:layer="layout" svg:width="0.459cm" svg:height="0.48cm" svg:x="18.647cm" svg:y="5.217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2-420c0-13 0-15-11-15-12 0-14 4-17 11zM177 304l133-220 21 220z">
            <text:p/>
          </draw:path>
          <draw:path draw:style-name="gr9" draw:text-style-name="P9" draw:layer="layout" svg:width="0.563cm" svg:height="0.457cm" svg:x="19.149cm" svg:y="5.2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9" draw:text-style-name="P9" draw:layer="layout" svg:width="0.512cm" svg:height="0.457cm" svg:x="19.757cm" svg:y="5.2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olygon draw:style-name="gr9" draw:text-style-name="P9" draw:layer="layout" svg:width="0.2cm" svg:height="0.028cm" svg:x="17.045cm" svg:y="5.669cm" svg:viewBox="0 0 201 29" draw:points="101,29 0,29 0,0 201,0 201,29">
            <text:p/>
          </draw:polygon>
          <draw:polygon draw:style-name="gr9" draw:text-style-name="P9" draw:layer="layout" svg:width="0.2cm" svg:height="0.028cm" svg:x="17.914cm" svg:y="5.669cm" svg:viewBox="0 0 201 29" draw:points="101,29 0,29 0,0 201,0 201,29">
            <text:p/>
          </draw:polygon>
          <draw:path draw:style-name="gr5" draw:text-style-name="P5" draw:layer="layout" svg:width="0.079cm" svg:height="0.2cm" svg:x="20.368cm" svg:y="5.6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5" draw:text-style-name="P5" draw:layer="layout" svg:width="0.396cm" svg:height="0.487cm" svg:x="20.642cm" svg:y="5.224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5" draw:text-style-name="P5" draw:layer="layout" svg:width="0.463cm" svg:height="0.601cm" svg:x="21.087cm" svg:y="5.224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5" draw:text-style-name="P5" draw:layer="layout" svg:width="0.563cm" svg:height="0.457cm" svg:x="21.605cm" svg:y="5.2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5" draw:text-style-name="P5" draw:layer="layout" svg:width="0.157cm" svg:height="0.668cm" svg:x="22.23cm" svg:y="5.194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5" draw:text-style-name="P5" draw:layer="layout" svg:width="0.157cm" svg:height="0.668cm" svg:x="22.491cm" svg:y="5.19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7" draw:text-style-name="P7" draw:layer="layout" svg:x1="14.224cm" svg:y1="9.724cm" svg:x2="25.4cm" svg:y2="9.7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8.8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8.8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8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8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8.8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8.8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8.8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8.8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8.8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8.8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8.8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8.8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8.8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9.2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8.8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8.8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9.2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8.8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8.8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7" draw:text-style-name="P7" draw:layer="layout" svg:x1="2.286cm" svg:y1="9.724cm" svg:x2="14.224cm" svg:y2="9.7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75cm" svg:y="8.81cm" svg:viewBox="0 0 11850 667" draw:points="5926,667 0,667 0,0 11850,0 11850,667">
            <text:p/>
          </draw:polygon>
          <draw:path draw:style-name="gr3" draw:text-style-name="P3" draw:layer="layout" svg:width="0.303cm" svg:height="0.307cm" svg:x="2.403cm" svg:y="9.0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728cm" svg:y="9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89cm" svg:y="8.8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57cm" svg:y="8.8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724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022cm" svg:y="9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64cm" svg:y="8.8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632cm" svg:y="8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818cm" svg:y="9.0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12cm" svg:y="9.0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436cm" svg:y="8.8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706cm" svg:y="8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86cm" svg:y="9.0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222cm" svg:y="9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811cm" svg:y="9.0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72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72cm" svg:y="9.0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721cm" svg:y="9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88cm" svg:y="9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86cm" svg:y="9.0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641cm" svg:y="8.8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75cm" svg:y="8.8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95cm" svg:y="8.8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903cm" svg:y="8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04cm" svg:y="8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012cm" svg:y="8.8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613cm" svg:y="9.2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73cm" svg:y="8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93cm" svg:y="8.8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93cm" svg:y="8.8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83cm" svg:y="8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003cm" svg:y="8.8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12" draw:text-style-name="P8" draw:layer="layout" svg:width="3.046cm" svg:height="1.474cm" svg:x="0.764cm" svg:y="10.234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4.125cm" svg:y1="19.602cm" svg:x2="2.064cm" svg:y2="19.6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343cm" svg:y="18.767cm" svg:viewBox="0 0 9559 667" draw:points="4780,667 0,667 0,0 9559,0 9559,667">
            <text:p/>
          </draw:polygon>
          <draw:path draw:style-name="gr3" draw:text-style-name="P3" draw:layer="layout" svg:width="0.303cm" svg:height="0.307cm" svg:x="3.372cm" svg:y="18.9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696cm" svg:y="18.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057cm" svg:y="18.8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25cm" svg:y="18.8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692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99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332cm" svg:y="18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cm" svg:y="18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786cm" svg:y="18.9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089cm" svg:y="18.9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04cm" svg:y="18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674cm" svg:y="18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854cm" svg:y="18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191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78cm" svg:y="18.9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04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338cm" svg:y="18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598cm" svg:y="18.9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986cm" svg:y="18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2cm" svg:y="18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691cm" svg:y="18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951cm" svg:y="18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16cm" svg:y="18.7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744cm" svg:y="18.7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182cm" svg:y="18.8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692cm" svg:y="18.8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29cm" svg:y="18.7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68cm" svg:y="18.7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3" draw:text-style-name="P1" draw:layer="layout" svg:x1="1.27cm" svg:y1="30.734cm" svg:x2="2.794cm" svg:y2="30.734cm">
          <text:p/>
        </draw:line>
        <draw:line draw:style-name="gr13" draw:text-style-name="P1" draw:layer="layout" svg:x1="13.37cm" svg:y1="30.734cm" svg:x2="14.894cm" svg:y2="30.734cm">
          <text:p/>
        </draw:line>
        <draw:line draw:style-name="gr13" draw:text-style-name="P1" draw:layer="layout" svg:x1="24.47cm" svg:y1="30.734cm" svg:x2="25.994cm" svg:y2="30.734cm">
          <text:p/>
        </draw:line>
        <draw:g>
          <svg:title>TexMaths</svg:title>
          <svg:desc>19§latex§$\textcolor{ForestGreen}{PMSI,P_{new}, \kappa},\mathcal{K},SQN$§svg§600§TRUE§</svg:desc>
          <draw:polygon draw:style-name="gr4" draw:text-style-name="P4" draw:layer="layout" svg:width="7.149cm" svg:height="0.584cm" svg:x="0.488cm" svg:y="-8.576cm" svg:viewBox="0 0 7150 585" draw:points="3574,585 0,585 0,0 7150,0 7150,585">
            <text:p/>
          </draw:polygon>
          <draw:path draw:style-name="gr6" draw:text-style-name="P6" draw:layer="layout" svg:width="0.478cm" svg:height="0.457cm" svg:x="0.515cm" svg:y="-8.57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6" draw:text-style-name="P6" draw:layer="layout" svg:width="0.67cm" svg:height="0.457cm" svg:x="1.035cm" svg:y="-8.57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6" draw:text-style-name="P6" draw:layer="layout" svg:width="0.396cm" svg:height="0.487cm" svg:x="1.761cm" svg:y="-8.59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6" draw:text-style-name="P6" draw:layer="layout" svg:width="0.311cm" svg:height="0.457cm" svg:x="2.196cm" svg:y="-8.57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6" draw:text-style-name="P6" draw:layer="layout" svg:width="0.079cm" svg:height="0.2cm" svg:x="2.574cm" svg:y="-8.1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478cm" svg:height="0.457cm" svg:x="2.84cm" svg:y="-8.57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6" draw:text-style-name="P6" draw:layer="layout" svg:width="0.286cm" svg:height="0.212cm" svg:x="3.262cm" svg:y="-8.22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6" draw:text-style-name="P6" draw:layer="layout" svg:width="0.2cm" svg:height="0.212cm" svg:x="3.6cm" svg:y="-8.22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6" draw:text-style-name="P6" draw:layer="layout" svg:width="0.343cm" svg:height="0.212cm" svg:x="3.844cm" svg:y="-8.22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6" draw:text-style-name="P6" draw:layer="layout" svg:width="0.079cm" svg:height="0.2cm" svg:x="4.315cm" svg:y="-8.192cm" svg:viewBox="0 0 80 201" svg:d="M80 70c0-43-17-70-44-70-23 0-36 17-36 36 0 17 13 36 36 36 8 0 17-4 25-9 2-2 2-2 4-2v9c0 52-23 91-46 114-8 6-8 8-8 10 0 5 4 7 6 7 8 0 63-51 63-131z">
            <text:p/>
          </draw:path>
          <draw:path draw:style-name="gr6" draw:text-style-name="P6" draw:layer="layout" svg:width="0.33cm" svg:height="0.303cm" svg:x="4.588cm" svg:y="-8.41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5.004cm" svg:y="-8.1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63cm" svg:y="-8.59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5.818cm" svg:y="-8.19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091cm" svg:y="-8.593cm" svg:viewBox="0 0 397 488" svg:d="M397 8c0-4 0-8-6-8-3 0-5 0-13 9l-32 38c-17-30-51-47-95-47-86 0-165 78-165 158 0 55 34 85 68 95l72 19c25 5 63 17 63 72 0 59-55 123-122 123-43 0-118-15-118-99 0-15 4-32 4-36 2-2 2-3 2-3 0-8-4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534cm" svg:y="-8.59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7.055cm" svg:y="-8.57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4" draw:text-style-name="P10" draw:layer="layout" svg:width="7.874cm" svg:height="2.118cm" svg:x="0.762cm" svg:y="12.1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color{red}{$u \leftarrow E_{\kappa}^{-1}(RAND)$}§svg§600§TRUE§</svg:desc>
          <draw:polygon draw:style-name="gr4" draw:text-style-name="P4" draw:layer="layout" svg:width="5.368cm" svg:height="0.71cm" svg:x="1.27cm" svg:y="12.324cm" svg:viewBox="0 0 5369 711" draw:points="2685,711 0,711 0,0 5369,0 5369,711">
            <text:p/>
          </draw:polygon>
          <draw:path draw:style-name="gr5" draw:text-style-name="P5" draw:layer="layout" svg:width="0.345cm" svg:height="0.303cm" svg:x="1.289cm" svg:y="12.57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5" draw:text-style-name="P5" draw:layer="layout" svg:width="0.594cm" svg:height="0.349cm" svg:x="1.874cm" svg:y="12.5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5" draw:text-style-name="P5" draw:layer="layout" svg:width="0.485cm" svg:height="0.455cm" svg:x="2.712cm" svg:y="12.413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5" draw:text-style-name="P5" draw:layer="layout" svg:width="0.316cm" svg:height="0.024cm" svg:x="3.267cm" svg:y="12.495cm" svg:viewBox="0 0 317 25" svg:d="M298 25c8 0 19 0 19-12 0-13-9-13-19-13h-279c-8 0-19 0-19 11 0 14 11 14 19 14z">
            <text:p/>
          </draw:path>
          <draw:path draw:style-name="gr5" draw:text-style-name="P5" draw:layer="layout" svg:width="0.172cm" svg:height="0.311cm" svg:x="3.683cm" svg:y="12.314cm" svg:viewBox="0 0 173 312" svg:d="M106 13c0-13 0-13-13-13-30 30-74 30-93 30v18c11 0 42 0 68-14v240c0 15 0 21-47 21h-17v17c7 0 66-2 83-2 16 0 74 2 86 2v-17h-19c-48 0-48-6-48-21z">
            <text:p/>
          </draw:path>
          <draw:path draw:style-name="gr5" draw:text-style-name="P5" draw:layer="layout" svg:width="0.255cm" svg:height="0.212cm" svg:x="3.214cm" svg:y="12.825cm" svg:viewBox="0 0 256 213" svg:d="M89 87c17-9 40-26 44-28 32-25 44-30 59-36-2 2-2 6-2 7 0 12 8 19 19 19 13 0 25-13 25-26 0-12-8-19-19-19-33 0-63 25-90 44-36 28-49 32-60 36 5-21 7-25 9-35 2-11 8-32 8-34 0-9-6-15-16-15-9 0-17 6-20 11-2 6-46 183-46 187 0 9 8 15 15 15 17 0 21-15 23-23 2-4 11-42 23-89 24 0 89 2 89 38 0 0 0 5-2 11-2 8-2 10-2 13 0 35 29 50 52 50 45 0 58-72 58-72 0-6-5-6-7-6-6 0-8 2-10 11-5 17-17 54-41 54-12 0-16-12-16-25 0-8 0-10 2-21 2-6 2-10 2-15 0-52-82-52-97-52z">
            <text:p/>
          </draw:path>
          <draw:path draw:style-name="gr5" draw:text-style-name="P5" draw:layer="layout" svg:width="0.157cm" svg:height="0.668cm" svg:x="4cm" svg:y="12.365cm" svg:viewBox="0 0 158 669" svg:d="M158 663c0-2 0-4-14-15-83-84-104-211-104-314 0-115 25-231 108-315 10-9 10-9 10-11 0-6-4-8-8-8-8 0-68 46-108 131-34 74-42 148-42 203 0 54 8 133 44 209 41 84 98 126 106 126 4 0 8-2 8-6z">
            <text:p/>
          </draw:path>
          <draw:path draw:style-name="gr5" draw:text-style-name="P5" draw:layer="layout" svg:width="0.478cm" svg:height="0.472cm" svg:x="4.219cm" svg:y="12.409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2-12l46-178h79c61 0 73 38 73 60 0 12-6 33-10 48-4 19-9 44-9 57 0 72 79 72 89 72 57 0 80-68 80-78 0-7-8-7-8-7-6 0-7 3-9 9-17 50-46 61-61 61-23 0-27-15-27-42 0-19 4-53 6-76 2-9 4-21 4-30 0-52-46-72-63-80z">
            <text:p/>
          </draw:path>
          <draw:path draw:style-name="gr5" draw:text-style-name="P5" draw:layer="layout" svg:width="0.459cm" svg:height="0.48cm" svg:x="4.726cm" svg:y="12.388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5" draw:text-style-name="P5" draw:layer="layout" svg:width="0.563cm" svg:height="0.457cm" svg:x="5.227cm" svg:y="12.40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5" draw:text-style-name="P5" draw:layer="layout" svg:width="0.512cm" svg:height="0.457cm" svg:x="5.835cm" svg:y="12.40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1 0-3 4-15z">
            <text:p/>
          </draw:path>
          <draw:path draw:style-name="gr5" draw:text-style-name="P5" draw:layer="layout" svg:width="0.157cm" svg:height="0.668cm" svg:x="6.417cm" svg:y="12.365cm" svg:viewBox="0 0 158 669" svg:d="M158 334c0-51-8-133-46-209-40-81-99-125-104-125-6 0-8 2-8 8 0 2 0 2 13 15 67 66 105 173 105 311 0 116-25 234-109 318-9 7-9 9-9 11 0 4 2 6 8 6 5 0 66-46 106-129 34-74 44-149 44-206z">
            <text:p/>
          </draw:path>
        </draw:g>
        <draw:g>
          <svg:title>TexMaths</svg:title>
          <svg:desc>19§latex§\textcolor{red}{verify $XSQN = u_{SQN}$}§svg§600§TRUE§</svg:desc>
          <draw:polygon draw:style-name="gr4" draw:text-style-name="P4" draw:layer="layout" svg:width="6.546cm" svg:height="0.655cm" svg:x="2.038cm" svg:y="13.154cm" svg:viewBox="0 0 6547 656" draw:points="3274,656 0,656 0,0 6547,0 6547,656">
            <text:p/>
          </draw:polygon>
          <draw:path draw:style-name="gr5" draw:text-style-name="P5" draw:layer="layout" svg:width="0.328cm" svg:height="0.295cm" svg:x="2.051cm" svg:y="13.328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5" draw:text-style-name="P5" draw:layer="layout" svg:width="0.259cm" svg:height="0.307cm" svg:x="2.389cm" svg:y="13.31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5" draw:text-style-name="P5" draw:layer="layout" svg:width="0.225cm" svg:height="0.295cm" svg:x="2.686cm" svg:y="13.321cm" svg:viewBox="0 0 226 296" svg:d="M93 74v-74l-93 8v21c47 0 53 3 53 38v178c0 30-7 31-53 31v20c27 0 57-1 76-1 28 0 59-1 85 1v-20h-13c-49 0-51-8-51-31v-104c0-67 28-126 80-126 3 0 5 0 7 0-2 0-15 10-15 27 0 19 13 28 29 28 11 0 28-7 28-28 0-23-21-42-49-42-50 0-74 46-84 74z">
            <text:p/>
          </draw:path>
          <draw:path draw:style-name="gr5" draw:text-style-name="P5" draw:layer="layout" svg:width="0.143cm" svg:height="0.447cm" svg:x="2.948cm" svg:y="13.169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5" draw:text-style-name="P5" draw:layer="layout" svg:width="0.217cm" svg:height="0.472cm" svg:x="3.134cm" svg:y="13.144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5" draw:text-style-name="P5" draw:layer="layout" svg:width="0.328cm" svg:height="0.427cm" svg:x="3.328cm" svg:y="13.32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7 0-19-13-28-29-28-13 0-28 8-28 28 0 31 28 56 63 56 41 0 68-40 85-78z">
            <text:p/>
          </draw:path>
          <draw:path draw:style-name="gr5" draw:text-style-name="P5" draw:layer="layout" svg:width="0.552cm" svg:height="0.457cm" svg:x="3.906cm" svg:y="13.159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5" draw:text-style-name="P5" draw:layer="layout" svg:width="0.396cm" svg:height="0.487cm" svg:x="4.527cm" svg:y="13.144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19-86-35-15-3-39-11-45-11-17-8-40-27-40-63 0-53 53-110 116-110 57 0 97 29 97 105 0 20-2 32-2 36 0 1 0 7 7 7 8 0 8-2 10-13z">
            <text:p/>
          </draw:path>
          <draw:path draw:style-name="gr5" draw:text-style-name="P5" draw:layer="layout" svg:width="0.463cm" svg:height="0.601cm" svg:x="4.971cm" svg:y="13.144cm" svg:viewBox="0 0 464 602" svg:d="M260 467c105-38 204-157 204-286 0-109-73-181-171-181-145 0-293 152-293 308 0 112 76 178 171 178 17 0 40-1 66-9-1 42-1 44-1 51 0 21 0 74 55 74 79 0 112-123 112-129s-6-7-8-7c-6 0-7 3-7 7-18 48-56 65-80 65-31 0-40-19-48-71zM135 464c-53-21-76-74-76-135 0-46 17-141 68-213 50-68 112-99 162-99 66 0 116 51 116 143 0 66-35 222-147 285-3-23-11-73-60-73-35 0-69 35-69 69 0 13 6 21 6 23zM175 471c-8 0-31 0-31-30 0-27 27-53 54-53 28 0 41 17 41 57 0 9 0 11-7 13-17 8-38 13-57 13z">
            <text:p/>
          </draw:path>
          <draw:path draw:style-name="gr5" draw:text-style-name="P5" draw:layer="layout" svg:width="0.563cm" svg:height="0.457cm" svg:x="5.49cm" svg:y="13.15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5" draw:text-style-name="P5" draw:layer="layout" svg:width="0.445cm" svg:height="0.157cm" svg:x="6.294cm" svg:y="13.3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5" draw:text-style-name="P5" draw:layer="layout" svg:width="0.345cm" svg:height="0.303cm" svg:x="6.98cm" svg:y="13.32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5" draw:text-style-name="P5" draw:layer="layout" svg:width="0.297cm" svg:height="0.339cm" svg:x="7.377cm" svg:y="13.387cm" svg:viewBox="0 0 298 340" svg:d="M298 6c0-2 0-6-5-6-2 0-4 0-10 6l-23 28c-17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5-2 21s6 6 8 6c8 0 8-2 10-10z">
            <text:p/>
          </draw:path>
          <draw:path draw:style-name="gr5" draw:text-style-name="P5" draw:layer="layout" svg:width="0.356cm" svg:height="0.421cm" svg:x="7.724cm" svg:y="13.387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9 4-28 10-45 10-8 0-25 0-25-19 0-17 19-34 40-34 17 0 28 7 30 43z">
            <text:p/>
          </draw:path>
          <draw:path draw:style-name="gr5" draw:text-style-name="P5" draw:layer="layout" svg:width="0.417cm" svg:height="0.32cm" svg:x="8.144cm" svg:y="13.397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</draw:g>
        <draw:custom-shape draw:style-name="gr15" draw:text-style-name="P10" draw:layer="layout" svg:width="7.112cm" svg:height="1.162cm" svg:x="10.63cm" svg:y="19.9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20.2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20.4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20.3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20.4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20.2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20.2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20.4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20.2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20.2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20.2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20.2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20.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20.2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20.2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20.2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20.2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line draw:style-name="gr16" draw:text-style-name="P7" draw:layer="layout" svg:x1="2.064cm" svg:y1="22.156cm" svg:x2="14.125cm" svg:y2="22.156cm">
          <text:p/>
        </draw:line>
        <draw:g>
          <svg:title>TexMaths</svg:title>
          <svg:desc>19§latex§encrypted with CK§svg§600§TRUE§</svg:desc>
          <draw:polygon draw:style-name="gr4" draw:text-style-name="P4" draw:layer="layout" svg:width="5.604cm" svg:height="0.592cm" svg:x="5.283cm" svg:y="21.334cm" svg:viewBox="0 0 5605 593" draw:points="2803,593 0,593 0,0 5605,0 5605,593">
            <text:p/>
          </draw:polygon>
          <draw:path draw:style-name="gr3" draw:text-style-name="P3" draw:layer="layout" svg:width="0.259cm" svg:height="0.307cm" svg:x="5.302cm" svg:y="21.4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6cm" svg:y="21.5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56cm" svg:height="0.307cm" svg:x="5.971cm" svg:y="21.49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25cm" svg:height="0.295cm" svg:x="6.263cm" svg:y="21.50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328cm" svg:height="0.427cm" svg:x="6.518cm" svg:y="21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3cm" svg:height="0.427cm" svg:x="6.875cm" svg:y="21.501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1cm" svg:height="0.419cm" svg:x="7.238cm" svg:y="21.38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7.502cm" svg:y="21.4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7.802cm" svg:y="21.33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459cm" svg:height="0.295cm" svg:x="8.384cm" svg:y="21.508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8cm" svg:x="8.874cm" svg:y="21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9.051cm" svg:y="21.385cm" svg:viewBox="0 0 211 420" svg:d="M105 144h95v-20h-95v-124h-18c-2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9.317cm" svg:y="21.33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408cm" svg:height="0.487cm" svg:x="9.925cm" svg:y="21.324cm" svg:viewBox="0 0 409 488" svg:d="M0 243c0 139 108 245 234 245 108 0 175-95 175-171 0-7 0-11-10-11-6 0-6 4-8 10-5 96-76 152-150 152-40 0-173-23-173-225 0-199 131-222 173-222 72 0 133 61 147 160 0 7 0 11 9 11 11 0 12-4 12-17v-160c0-11-1-15-8-15-2 0-6 0-11 8l-33 49c-25-23-59-57-123-57-126 0-234 106-234 243z">
            <text:p/>
          </draw:path>
          <draw:path draw:style-name="gr3" draw:text-style-name="P3" draw:layer="layout" svg:width="0.47cm" svg:height="0.457cm" svg:x="10.39cm" svg:y="21.339cm" svg:viewBox="0 0 471 458" svg:d="M245 177l122-116c5-6 41-40 95-40v-21c-17 2-38 2-57 2-25 0-63 0-86-2v21c27 0 33 15 33 23 0 9-8 17-14 21l-209 201v-213c0-24 0-32 53-32h16v-21c-23 2-73 2-99 2-25 0-76 0-99-2v21h15c53 0 53 8 53 32v354c0 23 0 30-53 30h-15v21c23-2 72-2 99-2 24 0 76 0 99 2v-21h-16c-53 0-53-7-53-30v-118l78-74 122 180c3 6 9 14 9 23 0 19-26 19-40 19v21c23-2 71-2 95-2 25 0 50 0 78 2v-21c-36 0-49-2-70-32z">
            <text:p/>
          </draw:path>
        </draw:g>
        <draw:g>
          <svg:title>TexMaths</svg:title>
          <svg:desc>19§latex§authenticity protected with IK§svg§600§TRUE§</svg:desc>
          <draw:polygon draw:style-name="gr4" draw:text-style-name="P4" draw:layer="layout" svg:width="8.95cm" svg:height="0.592cm" svg:x="4.085cm" svg:y="22.427cm" svg:viewBox="0 0 8951 593" draw:points="4475,593 0,593 0,0 8951,0 8951,593">
            <text:p/>
          </draw:polygon>
          <draw:path draw:style-name="gr3" draw:text-style-name="P3" draw:layer="layout" svg:width="0.303cm" svg:height="0.307cm" svg:x="4.114cm" svg:y="22.5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337cm" svg:height="0.303cm" svg:x="4.438cm" svg:y="22.59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21cm" svg:height="0.419cm" svg:x="4.799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5.067cm" svg:y="22.4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59cm" svg:height="0.307cm" svg:x="5.434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732cm" svg:y="22.59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cm" svg:height="0.419cm" svg:x="6.074cm" svg:y="22.4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143cm" svg:height="0.447cm" svg:x="6.342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56cm" svg:height="0.307cm" svg:x="6.528cm" svg:y="22.5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143cm" svg:height="0.447cm" svg:x="6.823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7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28cm" svg:height="0.426cm" svg:x="7.239cm" svg:y="22.60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33cm" svg:height="0.426cm" svg:x="7.819cm" svg:y="22.594cm" svg:viewBox="0 0 331 427" svg:d="M97 44v-44l-97 8v20c48 0 53 4 53 33v315c0 30-7 30-53 30v21c23-2 57-3 76-3 17 0 51 1 76 3v-21c-46 0-53 0-53-30v-114-6c4 12 32 48 82 48 79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25cm" svg:height="0.295cm" svg:x="8.189cm" svg:y="22.59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97cm" svg:height="0.307cm" svg:x="8.449cm" svg:y="22.59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21cm" svg:height="0.419cm" svg:x="8.776cm" svg:y="22.4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9.04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56cm" svg:height="0.307cm" svg:x="9.34cm" svg:y="22.5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1cm" svg:height="0.419cm" svg:x="9.625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259cm" svg:height="0.307cm" svg:x="9.891cm" svg:y="22.5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10.19cm" svg:y="22.425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459cm" svg:height="0.295cm" svg:x="10.771cm" svg:y="22.60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7cm" svg:x="11.261cm" svg:y="22.4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1.438cm" svg:y="22.4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11.706cm" svg:y="22.4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04cm" svg:height="0.457cm" svg:x="12.295cm" svg:y="22.433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47cm" svg:height="0.457cm" svg:x="12.538cm" svg:y="22.433cm" svg:viewBox="0 0 471 458" svg:d="M245 177l122-116c5-6 42-40 95-40v-21c-17 2-38 2-57 2-25 0-63 0-86-2v21c27 0 33 15 33 23 0 9-8 17-14 21l-209 201v-213c0-25 0-32 53-32h16v-21c-23 2-73 2-99 2-25 0-76 0-99-2v21h15c53 0 53 7 53 32v353c0 23 0 31-53 31h-15v21c23-2 72-2 99-2 25 0 76 0 99 2v-21h-16c-53 0-53-8-53-31v-117l78-74 122 180c4 6 9 13 9 23 0 19-26 19-40 19v21c23-2 71-2 95-2 25 0 50 0 78 2v-21c-36 0-49-2-70-32z">
            <text:p/>
          </draw:path>
        </draw:g>
        <draw:custom-shape draw:style-name="gr17" draw:text-style-name="P10" draw:layer="layout" svg:width="3.556cm" svg:height="1.626cm" svg:x="24.13cm" svg:y="6.756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.639cm" svg:height="0.962cm" svg:x="0.917cm" svg:y="10.492cm">
          <draw:text-box>
            <text:p><text:span text:style-name="T1">BOX B</text:span></text:p>
          </draw:text-box>
        </draw:frame>
        <draw:frame draw:style-name="gr18" draw:text-style-name="P11" draw:layer="layout" svg:width="2.498cm" svg:height="0.962cm" svg:x="24.38cm" svg:y="7.138cm">
          <draw:text-box>
            <text:p><text:span text:style-name="T1">BOX A</text:span></text:p>
          </draw:text-box>
        </draw:frame>
        <draw:g>
          <svg:title>TexMaths</svg:title>
          <svg:desc>19§latex§\textcolor{ForestGreen}{$p\_in\_RAND = g(q, s_i, s_p,s_{p'},s_{p''},f_{p})$ }§svg§600§TRUE§</svg:desc>
          <draw:polygon draw:style-name="gr4" draw:text-style-name="P4" draw:layer="layout" svg:width="10.719cm" svg:height="0.691cm" svg:x="10.746cm" svg:y="4.062cm" svg:viewBox="0 0 10720 692" draw:points="5360,692 0,692 0,0 10720,0 10720,692">
            <text:p/>
          </draw:polygon>
          <draw:path draw:style-name="gr6" draw:text-style-name="P6" draw:layer="layout" svg:width="0.349cm" svg:height="0.427cm" svg:x="10.725cm" svg:y="4.26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6" draw:text-style-name="P6" draw:layer="layout" svg:width="0.178cm" svg:height="0.45cm" svg:x="11.341cm" svg:y="4.119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6" draw:text-style-name="P6" draw:layer="layout" svg:width="0.362cm" svg:height="0.303cm" svg:x="11.571cm" svg:y="4.265cm" svg:viewBox="0 0 363 304" svg:d="M40 257c-2 11-6 26-6 30 0 12 10 17 19 17 8 0 21-5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6" draw:text-style-name="P6" draw:layer="layout" svg:width="0.478cm" svg:height="0.472cm" svg:x="12.217cm" svg:y="4.106cm" svg:viewBox="0 0 479 473" svg:d="M224 46c4-16 6-23 19-25 6 0 27 0 40 0 48 0 122 0 122 66 0 23-10 69-36 96-17 17-54 38-114 38h-74zM321 230c67-15 146-61 146-129 0-57-58-101-148-101h-190c-13 0-19 0-19 13 0 8 6 8 17 8 2 0 16 0 27 2 11 0 17 2 17 9 0 4 0 6-2 14l-89 359c-8 27-10 32-61 32-13 0-19 0-19 14 0 7 8 7 10 7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6" draw:text-style-name="P6" draw:layer="layout" svg:width="0.459cm" svg:height="0.48cm" svg:x="12.724cm" svg:y="4.083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6" draw:text-style-name="P6" draw:layer="layout" svg:width="0.563cm" svg:height="0.457cm" svg:x="13.225cm" svg:y="4.10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6" draw:text-style-name="P6" draw:layer="layout" svg:width="0.512cm" svg:height="0.457cm" svg:x="13.833cm" svg:y="4.106cm" svg:viewBox="0 0 513 458" svg:d="M80 407c-8 25-8 30-61 30-11 0-19 0-19 14 0 7 6 7 19 7h222c139 0 272-140 272-289 0-93-57-169-158-169h-226c-13 0-19 0-19 13 0 8 6 8 19 8 8 0 21 0 29 2 11 0 15 2 15 9 0 4-2 6-4 14zM224 46c6-23 8-25 36-25h73c66 0 121 36 121 124 0 34-13 142-70 216-19 25-72 76-156 76h-76c-9 0-9 0-13 0-8-2-10-2-10-7 0-2 0-4 4-16z">
            <text:p/>
          </draw:path>
          <draw:path draw:style-name="gr6" draw:text-style-name="P6" draw:layer="layout" svg:width="0.446cm" svg:height="0.157cm" svg:x="14.599cm" svg:y="4.317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6" draw:text-style-name="P6" draw:layer="layout" svg:width="0.307cm" svg:height="0.433cm" svg:x="15.274cm" svg:y="4.265cm" svg:viewBox="0 0 308 434" svg:d="M306 44c2-4 2-8 2-12 0-11-8-19-19-19-6 0-25 6-27 29-13-25-36-42-62-42-78 0-162 93-162 190 0 67 42 107 91 107 38 0 71-33 78-38-15 59-23 87-23 89-2 6-24 72-97 72-11 0-34-2-53-7 21-6 29-23 29-35 0-11-8-24-27-24-15 0-36 13-36 40 0 26 25 40 89 40 84 0 133-52 143-92zM219 211c-4 17-19 34-35 48-13 11-34 22-53 22-34 0-44-34-44-60 0-33 19-113 37-147 19-32 47-59 76-59 43 0 53 53 53 57s0 8-2 10z">
            <text:p/>
          </draw:path>
          <draw:path draw:style-name="gr6" draw:text-style-name="P6" draw:layer="layout" svg:width="0.157cm" svg:height="0.668cm" svg:x="15.673cm" svg:y="4.06cm" svg:viewBox="0 0 158 669" svg:d="M158 664c0-2 0-4-14-16-83-83-104-211-104-313 0-116 25-232 108-316 10-9 10-9 10-11 0-6-4-8-8-8-7 0-68 46-108 131-34 74-42 149-42 204 0 53 8 133 44 209 42 83 99 125 106 125 4 0 8-2 8-5z">
            <text:p/>
          </draw:path>
          <draw:path draw:style-name="gr6" draw:text-style-name="P6" draw:layer="layout" svg:width="0.276cm" svg:height="0.427cm" svg:x="15.891cm" svg:y="4.26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6" draw:text-style-name="P6" draw:layer="layout" svg:width="0.079cm" svg:height="0.201cm" svg:x="16.243cm" svg:y="4.4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246cm" svg:height="0.303cm" svg:x="16.516cm" svg:y="4.265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143cm" svg:height="0.317cm" svg:x="16.815cm" svg:y="4.351cm" svg:viewBox="0 0 144 318" svg:d="M131 17c0-7-6-17-19-17s-26 11-26 27c0 7 5 17 19 17 13 0 26-14 26-27zM34 257c-2 5-4 11-4 21 0 21 19 40 46 40 48 0 68-67 68-73 0-7-7-7-7-7-8 0-8 3-10 9-11 36-32 57-51 57-9 0-11-7-11-17 0-11 3-19 7-30 6-14 10-25 15-38 4-12 21-54 23-59 2-6 4-12 4-15 0-23-19-40-46-40-47 0-68 64-68 72 0 6 6 6 8 6 7 0 7-2 9-8 12-40 32-57 50-57 7 0 13 4 13 17 0 10-4 17-15 46z">
            <text:p/>
          </draw:path>
          <draw:path draw:style-name="gr6" draw:text-style-name="P6" draw:layer="layout" svg:width="0.079cm" svg:height="0.201cm" svg:x="17.073cm" svg:y="4.4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246cm" svg:height="0.303cm" svg:x="17.347cm" svg:y="4.265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261cm" svg:height="0.298cm" svg:x="17.624cm" svg:y="4.455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79cm" svg:height="0.201cm" svg:x="17.989cm" svg:y="4.4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246cm" svg:height="0.303cm" svg:x="18.263cm" svg:y="4.265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261cm" svg:height="0.298cm" svg:x="18.54cm" svg:y="4.455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94cm" svg:height="0.176cm" svg:x="18.846cm" svg:y="4.341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079cm" svg:height="0.201cm" svg:x="19.087cm" svg:y="4.49cm" svg:viewBox="0 0 80 202" svg:d="M80 70c0-43-17-70-44-70-23 0-36 17-36 36 0 17 13 36 36 36 8 0 17-4 25-9 2-2 2-2 4-2v9c0 52-23 92-46 114-8 6-8 8-8 10 0 6 4 8 6 8 8 0 63-52 63-132z">
            <text:p/>
          </draw:path>
          <draw:path draw:style-name="gr6" draw:text-style-name="P6" draw:layer="layout" svg:width="0.246cm" svg:height="0.303cm" svg:x="19.361cm" svg:y="4.265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261cm" svg:height="0.298cm" svg:x="19.636cm" svg:y="4.455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94cm" svg:height="0.176cm" svg:x="19.942cm" svg:y="4.341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094cm" svg:height="0.176cm" svg:x="20.09cm" svg:y="4.341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079cm" svg:height="0.201cm" svg:x="20.332cm" svg:y="4.4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333cm" svg:height="0.609cm" svg:x="20.605cm" svg:y="4.0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6-27 36-36 0-16-12-25-25-25-17 0-36 15-36 42 0 28 30 45 57 45 36 0 65-40 76-64 21-44 36-124 38-130z">
            <text:p/>
          </draw:path>
          <draw:path draw:style-name="gr6" draw:text-style-name="P6" draw:layer="layout" svg:width="0.261cm" svg:height="0.298cm" svg:x="20.896cm" svg:y="4.455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157cm" svg:height="0.668cm" svg:x="21.242cm" svg:y="4.06cm" svg:viewBox="0 0 158 669" svg:d="M158 335c0-52-8-133-46-210-40-81-99-125-104-125-6 0-8 2-8 8 0 2 0 2 13 15 67 66 105 173 105 312 0 116-25 234-108 317-10 8-10 10-10 12 0 3 2 5 8 5 5 0 66-45 106-129 34-74 44-148 44-205z">
            <text:p/>
          </draw:path>
          <draw:polygon draw:style-name="gr6" draw:text-style-name="P6" draw:layer="layout" svg:width="0.2cm" svg:height="0.028cm" svg:x="11.12cm" svg:y="4.535cm" svg:viewBox="0 0 201 29" draw:points="101,29 0,29 0,0 201,0 201,29">
            <text:p/>
          </draw:polygon>
          <draw:polygon draw:style-name="gr6" draw:text-style-name="P6" draw:layer="layout" svg:width="0.2cm" svg:height="0.028cm" svg:x="11.99cm" svg:y="4.535cm" svg:viewBox="0 0 201 29" draw:points="101,29 0,29 0,0 201,0 201,29">
            <text:p/>
          </draw:polygon>
        </draw:g>
        <draw:custom-shape draw:style-name="gr19" draw:text-style-name="P10" draw:layer="layout" svg:width="17.272cm" svg:height="3.682cm" svg:x="0.762cm" svg:y="14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color{ForestGreen}{update $PMSI \leftarrow P_{new}$}§svg§600§TRUE§</svg:desc>
          <draw:polygon draw:style-name="gr4" draw:text-style-name="P4" draw:layer="layout" svg:width="6.71cm" svg:height="0.592cm" svg:x="3.44cm" svg:y="16.541cm" svg:viewBox="0 0 6711 593" draw:points="3356,593 0,593 0,0 6711,0 6711,593">
            <text:p/>
          </draw:polygon>
          <draw:path draw:style-name="gr6" draw:text-style-name="P6" draw:layer="layout" svg:width="0.337cm" svg:height="0.303cm" svg:x="3.461cm" svg:y="16.70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6" draw:text-style-name="P6" draw:layer="layout" svg:width="0.33cm" svg:height="0.426cm" svg:x="3.828cm" svg:y="16.709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6" draw:text-style-name="P6" draw:layer="layout" svg:width="0.33cm" svg:height="0.472cm" svg:x="4.221cm" svg:y="16.54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6" draw:text-style-name="P6" draw:layer="layout" svg:width="0.303cm" svg:height="0.307cm" svg:x="4.595cm" svg:y="16.705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6" draw:text-style-name="P6" draw:layer="layout" svg:width="0.21cm" svg:height="0.419cm" svg:x="4.913cm" svg:y="16.593cm" svg:viewBox="0 0 211 420" svg:d="M105 144h95v-21h-95v-123h-18c-1 55-20 127-87 129v15h57v185c0 83 63 91 87 91 48 0 67-48 67-91v-38h-17v38c0 49-19 74-46 74-43 0-43-61-43-73z">
            <text:p/>
          </draw:path>
          <draw:path draw:style-name="gr6" draw:text-style-name="P6" draw:layer="layout" svg:width="0.259cm" svg:height="0.307cm" svg:x="5.177cm" svg:y="16.70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6" draw:text-style-name="P6" draw:layer="layout" svg:width="0.478cm" svg:height="0.457cm" svg:x="5.703cm" svg:y="16.54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6" draw:text-style-name="P6" draw:layer="layout" svg:width="0.67cm" svg:height="0.457cm" svg:x="6.225cm" svg:y="16.54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6" draw:text-style-name="P6" draw:layer="layout" svg:width="0.396cm" svg:height="0.487cm" svg:x="6.949cm" svg:y="16.532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6" draw:text-style-name="P6" draw:layer="layout" svg:width="0.311cm" svg:height="0.457cm" svg:x="7.385cm" svg:y="16.54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6" draw:text-style-name="P6" draw:layer="layout" svg:width="0.594cm" svg:height="0.348cm" svg:x="7.93cm" svg:y="16.663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6" draw:text-style-name="P6" draw:layer="layout" svg:width="0.478cm" svg:height="0.457cm" svg:x="8.77cm" svg:y="16.54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2 34-102 34h-95z">
            <text:p/>
          </draw:path>
          <draw:path draw:style-name="gr6" draw:text-style-name="P6" draw:layer="layout" svg:width="0.286cm" svg:height="0.212cm" svg:x="9.191cm" svg:y="16.897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6" draw:text-style-name="P6" draw:layer="layout" svg:width="0.2cm" svg:height="0.212cm" svg:x="9.53cm" svg:y="16.89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6" draw:text-style-name="P6" draw:layer="layout" svg:width="0.343cm" svg:height="0.212cm" svg:x="9.773cm" svg:y="16.897cm" svg:viewBox="0 0 344 213" svg:d="M226 59c2-13 8-36 8-38 0-10-8-15-15-15-10 0-18 5-21 13 0 4-6 23-10 36-6 27-6 27-13 53-6 27-6 31-8 44 2 9-2 19-13 32-6 8-15 15-30 15-19 0-42-5-42-43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line draw:style-name="gr20" draw:text-style-name="P1" draw:layer="layout" svg:x1="1.027cm" svg:y1="-4.633cm" svg:x2="7.874cm" svg:y2="-4.672cm">
          <text:p/>
        </draw:line>
        <draw:line draw:style-name="gr20" draw:text-style-name="P1" draw:layer="layout" svg:x1="10.16cm" svg:y1="1.816cm" svg:x2="16.51cm" svg:y2="1.816cm">
          <text:p/>
        </draw:line>
        <draw:line draw:style-name="gr20" draw:text-style-name="P1" draw:layer="layout" svg:x1="12.446cm" svg:y1="2.732cm" svg:x2="18.034cm" svg:y2="2.732cm">
          <text:p/>
        </draw:line>
        <draw:line draw:style-name="gr20" draw:text-style-name="P1" draw:layer="layout" svg:x1="12.83cm" svg:y1="3.504cm" svg:x2="24.892cm" svg:y2="3.494cm">
          <text:p/>
        </draw:line>
        <draw:g>
          <svg:title>TexMaths</svg:title>
          <svg:desc>19§latex§\textcolor{ForestGreen}{update $q \leftarrow P_{new}$ }§svg§600§TRUE§</svg:desc>
          <draw:polygon draw:style-name="gr4" draw:text-style-name="P4" draw:layer="layout" svg:width="5.002cm" svg:height="0.592cm" svg:x="1.126cm" svg:y="-4.329cm" svg:viewBox="0 0 5003 593" draw:points="2501,593 0,593 0,0 5003,0 5003,593">
            <text:p/>
          </draw:polygon>
          <draw:path draw:style-name="gr6" draw:text-style-name="P6" draw:layer="layout" svg:width="0.337cm" svg:height="0.303cm" svg:x="1.147cm" svg:y="-4.162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6" draw:text-style-name="P6" draw:layer="layout" svg:width="0.33cm" svg:height="0.427cm" svg:x="1.514cm" svg:y="-4.162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6" draw:text-style-name="P6" draw:layer="layout" svg:width="0.33cm" svg:height="0.472cm" svg:x="1.907cm" svg:y="-4.331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6" draw:text-style-name="P6" draw:layer="layout" svg:width="0.303cm" svg:height="0.307cm" svg:x="2.281cm" svg:y="-4.166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6" draw:text-style-name="P6" draw:layer="layout" svg:width="0.21cm" svg:height="0.419cm" svg:x="2.599cm" svg:y="-4.278cm" svg:viewBox="0 0 211 420" svg:d="M105 144h95v-20h-95v-124h-18c-1 55-20 127-87 129v15h57v185c0 84 63 91 87 91 48 0 67-47 67-91v-38h-17v38c0 49-19 74-46 74-43 0-43-61-43-72z">
            <text:p/>
          </draw:path>
          <draw:path draw:style-name="gr6" draw:text-style-name="P6" draw:layer="layout" svg:width="0.259cm" svg:height="0.307cm" svg:x="2.863cm" svg:y="-4.1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6" draw:text-style-name="P6" draw:layer="layout" svg:width="0.276cm" svg:height="0.427cm" svg:x="3.389cm" svg:y="-4.16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6" draw:text-style-name="P6" draw:layer="layout" svg:width="0.594cm" svg:height="0.349cm" svg:x="3.908cm" svg:y="-4.20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6" draw:text-style-name="P6" draw:layer="layout" svg:width="0.478cm" svg:height="0.457cm" svg:x="4.748cm" svg:y="-4.3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6" draw:text-style-name="P6" draw:layer="layout" svg:width="0.286cm" svg:height="0.212cm" svg:x="5.169cm" svg:y="-3.97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6" draw:text-style-name="P6" draw:layer="layout" svg:width="0.2cm" svg:height="0.212cm" svg:x="5.508cm" svg:y="-3.97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6" draw:text-style-name="P6" draw:layer="layout" svg:width="0.343cm" svg:height="0.212cm" svg:x="5.751cm" svg:y="-3.97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textcolor{ForestGreen}{it is allowed to update $q \leftarrow PMSI$}§svg§600§TRUE§</svg:desc>
          <draw:polygon draw:style-name="gr4" draw:text-style-name="P4" draw:layer="layout" svg:width="10.141cm" svg:height="0.592cm" svg:x="1.138cm" svg:y="-3.529cm" svg:viewBox="0 0 10142 593" draw:points="5071,593 0,593 0,0 10142,0 10142,593">
            <text:p/>
          </draw:polygon>
          <draw:path draw:style-name="gr6" draw:text-style-name="P6" draw:layer="layout" svg:width="0.143cm" svg:height="0.447cm" svg:x="1.161cm" svg:y="-3.513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6" draw:text-style-name="P6" draw:layer="layout" svg:width="0.21cm" svg:height="0.419cm" svg:x="1.336cm" svg:y="-3.477cm" svg:viewBox="0 0 211 420" svg:d="M104 144h95v-21h-95v-123h-17c-2 55-21 127-87 129v15h57v185c0 83 63 91 87 91 48 0 67-48 67-91v-38h-17v38c0 49-21 74-46 74-44 0-44-61-44-73z">
            <text:p/>
          </draw:path>
          <draw:path draw:style-name="gr6" draw:text-style-name="P6" draw:layer="layout" svg:width="0.143cm" svg:height="0.447cm" svg:x="1.826cm" svg:y="-3.513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6" draw:text-style-name="P6" draw:layer="layout" svg:width="0.219cm" svg:height="0.307cm" svg:x="2.01cm" svg:y="-3.365cm" svg:viewBox="0 0 220 308" svg:d="M118 171c15 2 70 13 70 61 0 34-23 62-76 62-57 0-82-39-93-96-2-8-4-12-10-12-9 0-9 6-9 17v90c0 11 0 15 8 15 3 0 3 0 17-14 0 0 0-1 13-15 28 29 59 29 74 29 78 0 108-44 108-93 0-36-21-55-28-63-23-23-48-29-76-32-38-8-84-17-84-55 0-25 17-52 76-52 74 0 76 61 78 82 2 6 8 6 8 6 9 0 9-4 9-17v-69c0-11 0-15-7-15-4 0-4 0-14 8-2 3-9 9-11 11-25-19-53-19-63-19-83 0-108 46-108 82 0 24 11 43 28 59 23 17 42 20 90 30z">
            <text:p/>
          </draw:path>
          <draw:path draw:style-name="gr6" draw:text-style-name="P6" draw:layer="layout" svg:width="0.303cm" svg:height="0.307cm" svg:x="2.502cm" svg:y="-3.365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6" draw:text-style-name="P6" draw:layer="layout" svg:width="0.149cm" svg:height="0.464cm" svg:x="2.829cm" svg:y="-3.53cm" svg:viewBox="0 0 150 465" svg:d="M97 0l-97 8v20c47 0 53 4 53 38v348c0 30-7 30-53 30v21c23 0 59-2 76-2 15 0 49 2 74 2v-21c-46 0-53 0-53-30z">
            <text:p/>
          </draw:path>
          <draw:path draw:style-name="gr6" draw:text-style-name="P6" draw:layer="layout" svg:width="0.149cm" svg:height="0.464cm" svg:x="3.013cm" svg:y="-3.53cm" svg:viewBox="0 0 150 465" svg:d="M97 0l-97 8v20c47 0 53 4 53 38v348c0 30-7 30-53 30v21c23 0 59-2 76-2 15 0 49 2 74 2v-21c-46 0-53 0-53-30z">
            <text:p/>
          </draw:path>
          <draw:path draw:style-name="gr6" draw:text-style-name="P6" draw:layer="layout" svg:width="0.297cm" svg:height="0.307cm" svg:x="3.196cm" svg:y="-3.365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6" draw:text-style-name="P6" draw:layer="layout" svg:width="0.459cm" svg:height="0.295cm" svg:x="3.502cm" svg:y="-3.354cm" svg:viewBox="0 0 460 296" svg:d="M403 65c11-35 32-44 57-44v-21c-15 2-34 2-50 2-19 0-49-2-62-2v21c24 0 40 13 40 32 0 4 0 6-4 13l-61 173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6" draw:text-style-name="P6" draw:layer="layout" svg:width="0.259cm" svg:height="0.307cm" svg:x="3.971cm" svg:y="-3.36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6" draw:text-style-name="P6" draw:layer="layout" svg:width="0.33cm" svg:height="0.472cm" svg:x="4.271cm" svg:y="-3.53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6" draw:text-style-name="P6" draw:layer="layout" svg:width="0.21cm" svg:height="0.419cm" svg:x="4.852cm" svg:y="-3.477cm" svg:viewBox="0 0 211 420" svg:d="M104 144h95v-21h-95v-123h-17c-2 55-21 127-87 129v15h57v185c0 83 63 91 87 91 48 0 67-48 67-91v-38h-17v38c0 49-19 74-46 74-44 0-44-61-44-73z">
            <text:p/>
          </draw:path>
          <draw:path draw:style-name="gr6" draw:text-style-name="P6" draw:layer="layout" svg:width="0.297cm" svg:height="0.307cm" svg:x="5.117cm" svg:y="-3.365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6" draw:text-style-name="P6" draw:layer="layout" svg:width="0.337cm" svg:height="0.303cm" svg:x="5.675cm" svg:y="-3.36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6" draw:text-style-name="P6" draw:layer="layout" svg:width="0.33cm" svg:height="0.426cm" svg:x="6.042cm" svg:y="-3.361cm" svg:viewBox="0 0 331 427" svg:d="M97 44v-44l-97 8v20c47 0 53 4 53 33v315c0 30-7 30-53 30v21c23-2 57-3 76-3 17 0 51 1 76 3v-21c-46 0-53 0-53-30v-114-6c4 12 32 48 81 48 80 0 151-67 151-152 0-86-65-152-141-152-51 0-80 30-93 44zM99 220v-150c19-34 53-53 87-53 48 0 89 59 89 135 0 82-47 137-96 137-27 0-54-14-71-40-9-15-9-15-9-29z">
            <text:p/>
          </draw:path>
          <draw:path draw:style-name="gr6" draw:text-style-name="P6" draw:layer="layout" svg:width="0.33cm" svg:height="0.472cm" svg:x="6.435cm" svg:y="-3.53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6" draw:text-style-name="P6" draw:layer="layout" svg:width="0.301cm" svg:height="0.307cm" svg:x="6.809cm" svg:y="-3.365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6" draw:text-style-name="P6" draw:layer="layout" svg:width="0.21cm" svg:height="0.419cm" svg:x="7.127cm" svg:y="-3.477cm" svg:viewBox="0 0 211 420" svg:d="M104 144h95v-21h-95v-123h-17c-2 55-21 127-87 129v15h57v185c0 83 63 91 87 91 48 0 67-48 67-91v-38h-17v38c0 49-21 74-46 74-44 0-44-61-44-73z">
            <text:p/>
          </draw:path>
          <draw:path draw:style-name="gr6" draw:text-style-name="P6" draw:layer="layout" svg:width="0.259cm" svg:height="0.307cm" svg:x="7.391cm" svg:y="-3.36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6" draw:text-style-name="P6" draw:layer="layout" svg:width="0.276cm" svg:height="0.426cm" svg:x="7.917cm" svg:y="-3.361cm" svg:viewBox="0 0 277 427" svg:d="M277 8c0-4-2-8-7-8-8 0-34 27-46 47-15-36-40-47-63-47-77 0-161 99-161 196 0 66 40 108 89 108 29 0 55-17 78-40-6 23-26 114-28 120-6 19-12 21-50 22-9 0-15 0-15 14 0 0 0 7 10 7 20 0 43-3 66-3s48 3 68 3c4 0 14 0 14-15 0-6-8-6-17-6-33 0-33-5-33-11s0-9 2-15zM91 289c-40 0-44-52-44-63 0-32 19-104 31-133 21-49 57-78 83-78 44 0 54 53 54 59 0 4-36 150-38 154-12 19-48 61-86 61z">
            <text:p/>
          </draw:path>
          <draw:path draw:style-name="gr6" draw:text-style-name="P6" draw:layer="layout" svg:width="0.594cm" svg:height="0.348cm" svg:x="8.434cm" svg:y="-3.407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6" draw:text-style-name="P6" draw:layer="layout" svg:width="0.478cm" svg:height="0.457cm" svg:x="9.276cm" svg:y="-3.523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6" draw:text-style-name="P6" draw:layer="layout" svg:width="0.67cm" svg:height="0.457cm" svg:x="9.796cm" svg:y="-3.523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3-43-29 0-5 0-9 2-17l91-364 59 416c0 7 2 15 9 15 8 0 12-8 15-12l270-425-95 385c-7 25-7 31-61 31-11 0-19 0-19 13 0 8 8 8 10 8 19 0 64-2 83-2 27 0 57 2 84 2 4 0 13 0 13-14 0-7-5-7-19-7-24 0-43 0-43-12 0-3 0-3 3-17z">
            <text:p/>
          </draw:path>
          <draw:path draw:style-name="gr6" draw:text-style-name="P6" draw:layer="layout" svg:width="0.396cm" svg:height="0.487cm" svg:x="10.52cm" svg:y="-3.538cm" svg:viewBox="0 0 397 488" svg:d="M397 8c0-4 0-8-6-8-3 0-5 0-13 9l-32 38c-17-30-52-47-95-47-86 0-167 78-167 158 0 55 36 85 70 95l72 19c25 5 63 17 63 72 0 59-55 123-122 123-44 0-118-15-118-99 0-15 4-32 4-36 2-2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6" draw:text-style-name="P6" draw:layer="layout" svg:width="0.311cm" svg:height="0.457cm" svg:x="10.955cm" svg:y="-3.523cm" svg:viewBox="0 0 312 458" svg:d="M228 51c6-24 8-30 61-30 17 0 23 0 23-13 0-8-8-8-12-8-19 0-68 2-87 2-21 0-71-2-90-2-5 0-13 0-13 13 0 8 6 8 19 8 27 0 46 0 46 13 0 2 0 4-2 10l-89 362c-8 25-10 31-63 31-15 0-21 0-21 13 0 8 8 8 9 8 21 0 69-2 90-2 19 0 68 2 89 2 6 0 13 0 13-14 0-7-5-7-21-7-11 0-15 0-28-2-13 0-17-4-17-11 0-4 2-10 4-16z">
            <text:p/>
          </draw:path>
        </draw:g>
        <draw:g>
          <svg:title>TexMaths</svg:title>
          <svg:desc>19§latex§\textcolor{red}{update $} P_{new} \leftarrow u_{p'} $}§svg§600§TRUE§</svg:desc>
          <draw:polygon draw:style-name="gr4" draw:text-style-name="P4" draw:layer="layout" svg:width="5.519cm" svg:height="0.654cm" svg:x="1.239cm" svg:y="14.835cm" svg:viewBox="0 0 5520 655" draw:points="2761,655 0,655 0,0 5520,0 5520,655">
            <text:p/>
          </draw:polygon>
          <draw:path draw:style-name="gr5" draw:text-style-name="P5" draw:layer="layout" svg:width="0.337cm" svg:height="0.303cm" svg:x="1.26cm" svg:y="15.002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5" draw:text-style-name="P5" draw:layer="layout" svg:width="0.33cm" svg:height="0.426cm" svg:x="1.627cm" svg:y="15.002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5" draw:text-style-name="P5" draw:layer="layout" svg:width="0.33cm" svg:height="0.472cm" svg:x="2.02cm" svg:y="14.833cm" svg:viewBox="0 0 331 473" svg:d="M232 427v46l99-8v-21c-46 0-52-5-52-38v-406l-97 8v20c48 0 52 4 52 38v145c-19-25-48-42-84-42-80 0-150 66-150 152 0 85 67 152 143 152 43 0 72-23 89-46zM232 249v136c0 14 0 14-8 25-19 32-49 48-78 48-30 0-55-17-70-44-19-27-21-65-21-93 0-25 2-65 21-95 15-21 40-42 76-42 25 0 51 10 72 40 8 11 8 13 8 25z">
            <text:p/>
          </draw:path>
          <draw:path draw:style-name="gr5" draw:text-style-name="P5" draw:layer="layout" svg:width="0.303cm" svg:height="0.307cm" svg:x="2.394cm" svg:y="14.998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5" draw:text-style-name="P5" draw:layer="layout" svg:width="0.21cm" svg:height="0.419cm" svg:x="2.712cm" svg:y="14.886cm" svg:viewBox="0 0 211 420" svg:d="M105 144h95v-21h-95v-123h-18c-1 55-20 127-87 129v15h57v185c0 83 63 91 87 91 48 0 67-48 67-91v-38h-17v38c0 49-19 74-46 74-43 0-43-61-43-73z">
            <text:p/>
          </draw:path>
          <draw:path draw:style-name="gr5" draw:text-style-name="P5" draw:layer="layout" svg:width="0.259cm" svg:height="0.307cm" svg:x="2.976cm" svg:y="14.998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5" draw:text-style-name="P5" draw:layer="layout" svg:width="0.478cm" svg:height="0.457cm" svg:x="3.502cm" svg:y="14.841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5" draw:text-style-name="P5" draw:layer="layout" svg:width="0.286cm" svg:height="0.212cm" svg:x="3.926cm" svg:y="15.19cm" svg:viewBox="0 0 287 213" svg:d="M36 178c-2 6-6 18-6 19 0 10 10 16 18 16 7 0 15-6 17-12 2-4 5-19 9-28 2-10 8-31 10-42 3-11 5-21 7-32 6-19 8-23 21-42s34-44 70-44c27 0 27 25 27 33 0 28-19 81-27 100-5 14-7 17-7 27 0 24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5" draw:text-style-name="P5" draw:layer="layout" svg:width="0.2cm" svg:height="0.212cm" svg:x="4.264cm" svg:y="15.19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5" draw:text-style-name="P5" draw:layer="layout" svg:width="0.343cm" svg:height="0.212cm" svg:x="4.507cm" svg:y="15.19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5" draw:text-style-name="P5" draw:layer="layout" svg:width="0.594cm" svg:height="0.348cm" svg:x="5.142cm" svg:y="14.956cm" svg:viewBox="0 0 595 349" svg:d="M570 188c13 0 25 0 25-13 0-14-12-14-25-14h-498c38-28 55-55 61-64 30-46 36-88 36-89 0-8-7-8-13-8-12 0-13 2-15 13-16 67-55 122-131 154-8 2-10 4-10 8 0 5 4 5 10 9 70 29 115 82 131 156 2 7 3 9 15 9 6 0 13 0 13-7 0 0-6-44-34-88-13-20-32-43-63-66z">
            <text:p/>
          </draw:path>
          <draw:path draw:style-name="gr5" draw:text-style-name="P5" draw:layer="layout" svg:width="0.345cm" svg:height="0.303cm" svg:x="5.974cm" svg:y="15.002cm" svg:viewBox="0 0 346 304" svg:d="M215 260c7 27 32 44 61 44 22 0 38-15 49-36 11-25 21-67 21-67 0-7-8-7-10-7-5 0-7 3-9 13-8 36-21 82-50 82-13 0-20-8-20-31 0-15 7-45 13-70l19-72c2-10 9-36 11-46 4-15 10-40 10-45 0-12-10-17-19-17-4 0-21 0-27 22-11 50-42 167-49 204-2 1-29 55-78 55-34 0-40-29-40-55 0-37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5" draw:text-style-name="P5" draw:layer="layout" svg:width="0.261cm" svg:height="0.297cm" svg:x="6.335cm" svg:y="15.19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5" draw:text-style-name="P5" draw:layer="layout" svg:width="0.094cm" svg:height="0.176cm" svg:x="6.641cm" svg:y="15.076cm" svg:viewBox="0 0 95 177" svg:d="M91 32c0 0 4-7 4-13 0-11-11-19-21-19-15 0-19 11-21 15l-51 146c-2 4-2 6-2 6 0 6 15 10 15 10 2 0 4-2 6-6z">
            <text:p/>
          </draw:path>
        </draw:g>
        <draw:line draw:style-name="gr20" draw:text-style-name="P1" draw:layer="layout" svg:x1="1.016cm" svg:y1="15.24cm" svg:x2="7.112cm" svg:y2="15.24cm">
          <text:p/>
        </draw:line>
        <draw:line draw:style-name="gr10" draw:text-style-name="P1" draw:layer="layout" svg:x1="14.182cm" svg:y1="22.944cm" svg:x2="25.314cm" svg:y2="22.944cm">
          <text:p/>
        </draw:line>
        <draw:g>
          <svg:title>TexMaths</svg:title>
          <svg:desc>19§latex§location update ($q$)§svg§600§TRUE§</svg:desc>
          <draw:polygon draw:style-name="gr4" draw:text-style-name="P4" draw:layer="layout" svg:width="5.61cm" svg:height="0.666cm" svg:x="16.986cm" svg:y="22.122cm" svg:viewBox="0 0 5611 667" draw:points="2805,667 0,667 0,0 5611,0 5611,667">
            <text:p/>
          </draw:polygon>
          <draw:path draw:style-name="gr3" draw:text-style-name="P3" draw:layer="layout" svg:width="0.149cm" svg:height="0.465cm" svg:x="17.009cm" svg:y="22.158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17.189cm" svg:y="22.3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256cm" svg:height="0.307cm" svg:x="17.545cm" svg:y="22.321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3cm" svg:height="0.307cm" svg:x="17.845cm" svg:y="22.321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8.162cm" svg:y="22.209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8.432cm" svg:y="22.17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18.612cm" svg:y="22.3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8.949cm" svg:y="22.32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7cm" svg:height="0.303cm" svg:x="19.54cm" svg:y="22.32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9.906cm" svg:y="22.325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0.3cm" svg:y="22.15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20.674cm" svg:y="22.321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20.991cm" svg:y="22.20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21.256cm" svg:y="22.32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21.822cm" svg:y="22.1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2.042cm" svg:y="22.32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2.373cm" svg:y="22.1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21" draw:text-style-name="P8" draw:layer="layout" svg:width="20.112cm" svg:height="7.158cm" svg:x="7.874cm" svg:y="23.3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color{ForestGreen}{$i, \mathcal{K},SQN, \kappa,p,p' , p'', f_{p'} \leftarrow s \in S$ where $s_p =  q \vee s_{p'} = q} \vee s_{p''} = q$}§svg§600§TRUE§</svg:desc>
          <draw:polygon draw:style-name="gr4" draw:text-style-name="P4" draw:layer="layout" svg:width="19.328cm" svg:height="0.692cm" svg:x="8.052cm" svg:y="23.539cm" svg:viewBox="0 0 19329 693" draw:points="9665,693 0,693 0,0 19329,0 19329,693">
            <text:p/>
          </draw:polygon>
          <draw:path draw:style-name="gr6" draw:text-style-name="P6" draw:layer="layout" svg:width="0.178cm" svg:height="0.449cm" svg:x="8.071cm" svg:y="23.598cm" svg:viewBox="0 0 179 450" svg:d="M173 25c0-14-10-25-27-25s-36 17-36 36c0 11 10 23 27 23 15 0 36-15 36-34zM122 275c7-19 7-21 13-38 6-13 9-22 9-36 0-30-20-55-55-55-64 0-89 97-89 105 0 5 8 5 8 5 7 0 7-2 11-11 19-63 46-84 68-84 6 0 18 0 18 21 0 15-6 29-8 36-6 17-36 95-48 124-5 17-15 40-15 53 0 32 23 55 55 55 65 0 90-97 90-102 0-8-6-8-8-8-8 0-8 2-11 13-12 42-35 82-69 82-11 0-17-6-17-21 0-17 6-27 21-68z">
            <text:p/>
          </draw:path>
          <draw:path draw:style-name="gr6" draw:text-style-name="P6" draw:layer="layout" svg:width="0.079cm" svg:height="0.2cm" svg:x="8.339cm" svg:y="23.9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47cm" svg:height="0.487cm" svg:x="8.597cm" svg:y="23.569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6" draw:text-style-name="P6" draw:layer="layout" svg:width="0.079cm" svg:height="0.2cm" svg:x="9.152cm" svg:y="23.9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396cm" svg:height="0.487cm" svg:x="9.424cm" svg:y="23.569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6" draw:text-style-name="P6" draw:layer="layout" svg:width="0.463cm" svg:height="0.601cm" svg:x="9.868cm" svg:y="23.569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7 41 57 0 10 0 12-7 14-17 7-38 13-57 13z">
            <text:p/>
          </draw:path>
          <draw:path draw:style-name="gr6" draw:text-style-name="P6" draw:layer="layout" svg:width="0.563cm" svg:height="0.457cm" svg:x="10.389cm" svg:y="23.584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6" draw:text-style-name="P6" draw:layer="layout" svg:width="0.079cm" svg:height="0.2cm" svg:x="10.989cm" svg:y="23.9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33cm" svg:height="0.303cm" svg:x="11.265cm" svg:y="23.744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6" draw:text-style-name="P6" draw:layer="layout" svg:width="0.079cm" svg:height="0.2cm" svg:x="11.67cm" svg:y="23.9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349cm" svg:height="0.426cm" svg:x="11.886cm" svg:y="23.744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6" draw:text-style-name="P6" draw:layer="layout" svg:width="0.079cm" svg:height="0.2cm" svg:x="12.3cm" svg:y="23.9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6" draw:text-style-name="P6" draw:layer="layout" svg:width="0.349cm" svg:height="0.426cm" svg:x="12.517cm" svg:y="23.744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6" draw:text-style-name="P6" draw:layer="layout" svg:width="0.119cm" svg:height="0.242cm" svg:x="12.895cm" svg:y="23.537cm" svg:viewBox="0 0 120 243" svg:d="M116 42c4-10 4-14 4-15 0-16-14-27-29-27-19 0-24 15-26 23l-63 203c0 2-2 8-2 8 0 5 15 9 19 9s4 0 8-8z">
            <text:p/>
          </draw:path>
          <draw:path draw:style-name="gr6" draw:text-style-name="P6" draw:layer="layout" svg:width="0.079cm" svg:height="0.2cm" svg:x="13.117cm" svg:y="23.968cm" svg:viewBox="0 0 80 201" svg:d="M80 70c0-43-17-70-44-70-23 0-36 17-36 36 0 17 13 36 36 36 8 0 17-4 25-9 2-2 2-2 4-2v9c0 52-23 91-46 114-8 6-8 8-8 10 0 5 4 7 6 7 8 0 63-51 63-131z">
            <text:p/>
          </draw:path>
          <draw:path draw:style-name="gr6" draw:text-style-name="P6" draw:layer="layout" svg:width="0.349cm" svg:height="0.426cm" svg:x="13.336cm" svg:y="23.744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6" draw:text-style-name="P6" draw:layer="layout" svg:width="0.119cm" svg:height="0.242cm" svg:x="13.714cm" svg:y="23.537cm" svg:viewBox="0 0 120 243" svg:d="M116 42c4-10 4-14 4-15 0-16-14-27-29-27-19 0-23 15-26 23l-63 203c0 2-2 8-2 8 0 5 15 9 19 9s4 0 8-8z">
            <text:p/>
          </draw:path>
          <draw:path draw:style-name="gr6" draw:text-style-name="P6" draw:layer="layout" svg:width="0.119cm" svg:height="0.242cm" svg:x="13.868cm" svg:y="23.537cm" svg:viewBox="0 0 120 243" svg:d="M114 42c4-10 6-14 6-15 0-16-14-27-29-27-19 0-24 15-26 23l-63 203c0 2-2 8-2 8 0 5 15 9 19 9s4 0 6-8z">
            <text:p/>
          </draw:path>
          <draw:path draw:style-name="gr6" draw:text-style-name="P6" draw:layer="layout" svg:width="0.079cm" svg:height="0.2cm" svg:x="14.09cm" svg:y="23.968cm" svg:viewBox="0 0 80 201" svg:d="M80 70c0-43-17-70-44-70-23 0-36 17-36 36 0 17 13 36 36 36 8 0 17-4 25-9 2-2 2-2 4-2v9c0 52-23 91-46 114-8 6-8 8-8 10 0 5 4 7 6 7 8 0 63-51 63-131z">
            <text:p/>
          </draw:path>
          <draw:path draw:style-name="gr6" draw:text-style-name="P6" draw:layer="layout" svg:width="0.333cm" svg:height="0.609cm" svg:x="14.364cm" svg:y="23.569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5-59 125-2 0-19 0-32-11 30-2 38-27 38-36 0-15-14-25-27-25-17 0-36 15-36 42 0 28 30 46 57 46 36 0 65-40 76-65 21-44 36-123 38-129z">
            <text:p/>
          </draw:path>
          <draw:path draw:style-name="gr6" draw:text-style-name="P6" draw:layer="layout" svg:width="0.261cm" svg:height="0.297cm" svg:x="14.655cm" svg:y="23.93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6" draw:text-style-name="P6" draw:layer="layout" svg:width="0.094cm" svg:height="0.176cm" svg:x="14.961cm" svg:y="23.82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594cm" svg:height="0.348cm" svg:x="15.367cm" svg:y="23.698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6" draw:text-style-name="P6" draw:layer="layout" svg:width="0.246cm" svg:height="0.303cm" svg:x="16.215cm" svg:y="23.744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6" draw:text-style-name="P6" draw:layer="layout" svg:width="0.335cm" svg:height="0.388cm" svg:x="16.733cm" svg:y="23.679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6" draw:text-style-name="P6" draw:layer="layout" svg:width="0.396cm" svg:height="0.487cm" svg:x="17.341cm" svg:y="23.569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6" draw:text-style-name="P6" draw:layer="layout" svg:width="0.459cm" svg:height="0.295cm" svg:x="17.987cm" svg:y="23.75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9 4 13 13 13 10 0 10-4 14-13l68-190 68 192c2 7 4 11 14 11 7 0 9-5 13-11z">
            <text:p/>
          </draw:path>
          <draw:path draw:style-name="gr6" draw:text-style-name="P6" draw:layer="layout" svg:width="0.337cm" svg:height="0.464cm" svg:x="18.477cm" svg:y="23.577cm" svg:viewBox="0 0 338 465" svg:d="M53 414c0 30-7 30-53 30v21c23 0 57-2 76-2 17 0 53 2 76 2v-21c-46 0-53 0-53-30v-123c0-71 47-107 91-107 42 0 49 36 49 74v156c0 30-7 30-53 30v21c25 0 59-2 76-2s53 2 76 2v-21c-36 0-51 0-53-21v-127c0-57 0-78-21-102-9-12-30-25-70-25-57 0-86 40-97 66v-235l-97 8v20c48 0 53 4 53 38z">
            <text:p/>
          </draw:path>
          <draw:path draw:style-name="gr6" draw:text-style-name="P6" draw:layer="layout" svg:width="0.259cm" svg:height="0.307cm" svg:x="18.844cm" svg:y="23.74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6" draw:text-style-name="P6" draw:layer="layout" svg:width="0.225cm" svg:height="0.295cm" svg:x="19.141cm" svg:y="23.74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6" draw:text-style-name="P6" draw:layer="layout" svg:width="0.259cm" svg:height="0.307cm" svg:x="19.401cm" svg:y="23.74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6" draw:text-style-name="P6" draw:layer="layout" svg:width="0.246cm" svg:height="0.303cm" svg:x="19.935cm" svg:y="23.744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6" draw:text-style-name="P6" draw:layer="layout" svg:width="0.261cm" svg:height="0.297cm" svg:x="20.212cm" svg:y="23.93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6" draw:text-style-name="P6" draw:layer="layout" svg:width="0.446cm" svg:height="0.157cm" svg:x="20.744cm" svg:y="23.79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6" draw:text-style-name="P6" draw:layer="layout" svg:width="0.276cm" svg:height="0.426cm" svg:x="21.436cm" svg:y="23.744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6" draw:text-style-name="P6" draw:layer="layout" svg:width="0.371cm" svg:height="0.415cm" svg:x="21.917cm" svg:y="23.64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6" draw:text-style-name="P6" draw:layer="layout" svg:width="0.246cm" svg:height="0.303cm" svg:x="22.506cm" svg:y="23.744cm" svg:viewBox="0 0 247 304" svg:d="M228 46c-19 0-32 15-32 30 0 9 5 19 21 19 15 0 30-11 30-38 0-29-28-57-80-57-89 0-114 68-114 99 0 51 52 62 71 66 34 6 70 13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6" draw:text-style-name="P6" draw:layer="layout" svg:width="0.261cm" svg:height="0.297cm" svg:x="22.783cm" svg:y="23.93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6" draw:text-style-name="P6" draw:layer="layout" svg:width="0.094cm" svg:height="0.176cm" svg:x="23.089cm" svg:y="23.82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446cm" svg:height="0.157cm" svg:x="23.495cm" svg:y="23.79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6" draw:text-style-name="P6" draw:layer="layout" svg:width="0.276cm" svg:height="0.426cm" svg:x="24.187cm" svg:y="23.744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6" draw:text-style-name="P6" draw:layer="layout" svg:width="0.371cm" svg:height="0.415cm" svg:x="24.666cm" svg:y="23.64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6" draw:text-style-name="P6" draw:layer="layout" svg:width="0.246cm" svg:height="0.303cm" svg:x="25.257cm" svg:y="23.744cm" svg:viewBox="0 0 247 304" svg:d="M228 46c-19 0-32 15-32 30 0 9 5 19 21 19 15 0 30-11 30-38 0-29-28-57-80-57-89 0-114 68-114 99 0 51 52 62 71 66 34 6 70 13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6" draw:text-style-name="P6" draw:layer="layout" svg:width="0.261cm" svg:height="0.297cm" svg:x="25.532cm" svg:y="23.93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6" draw:text-style-name="P6" draw:layer="layout" svg:width="0.094cm" svg:height="0.176cm" svg:x="25.838cm" svg:y="23.82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094cm" svg:height="0.176cm" svg:x="25.986cm" svg:y="23.82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446cm" svg:height="0.157cm" svg:x="26.393cm" svg:y="23.79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6" draw:text-style-name="P6" draw:layer="layout" svg:width="0.276cm" svg:height="0.426cm" svg:x="27.085cm" svg:y="23.744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</draw:g>
        <draw:g>
          <svg:title>TexMaths</svg:title>
          <svg:desc>19§latex§\textcolor{ForestGreen}{ $forget\_p, flag\_toggle = h(q,s_i,s_p,s_{p'},s_{p''},f_{p'})$}§svg§600§TRUE§</svg:desc>
          <draw:polygon draw:style-name="gr4" draw:text-style-name="P4" draw:layer="layout" svg:width="13.421cm" svg:height="0.691cm" svg:x="8.837cm" svg:y="24.487cm" svg:viewBox="0 0 13422 692" draw:points="6711,692 0,692 0,0 13422,0 13422,692">
            <text:p/>
          </draw:polygon>
          <draw:path draw:style-name="gr6" draw:text-style-name="P6" draw:layer="layout" svg:width="0.333cm" svg:height="0.609cm" svg:x="8.873cm" svg:y="24.51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6" draw:text-style-name="P6" draw:layer="layout" svg:width="0.286cm" svg:height="0.303cm" svg:x="9.263cm" svg:y="24.69cm" svg:viewBox="0 0 287 304" svg:d="M287 114c0-70-46-114-106-114-92 0-181 95-181 190 0 67 46 114 108 114 90 0 179-93 179-190zM108 289c-28 0-59-21-59-72 0-33 18-107 40-141 33-51 73-61 90-61 40 0 60 33 60 72 0 27-13 97-39 141-23 38-61 61-92 61z">
            <text:p/>
          </draw:path>
          <draw:path draw:style-name="gr6" draw:text-style-name="P6" draw:layer="layout" svg:width="0.273cm" svg:height="0.303cm" svg:x="9.576cm" svg:y="24.69cm" svg:viewBox="0 0 274 304" svg:d="M40 257c-2 11-6 26-6 30 0 12 10 17 19 17 8 0 21-5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6" draw:text-style-name="P6" draw:layer="layout" svg:width="0.307cm" svg:height="0.433cm" svg:x="9.886cm" svg:y="24.69cm" svg:viewBox="0 0 308 434" svg:d="M306 44c2-4 2-8 2-12 0-11-8-19-19-19-6 0-25 6-27 29-13-25-36-42-62-42-78 0-160 93-160 190 0 67 40 107 89 107 38 0 71-33 78-38-15 59-23 87-23 89-2 6-24 72-97 72-11 0-34-2-53-7 21-6 29-23 29-35 0-11-8-24-27-24-15 0-36 13-36 40 0 26 25 40 89 40 84 0 133-52 143-92zM219 211c-4 17-19 34-35 48-13 11-34 22-53 22-34 0-44-34-44-60 0-33 19-113 37-147 19-32 47-59 76-59 43 0 53 53 53 57s0 8-2 10z">
            <text:p/>
          </draw:path>
          <draw:path draw:style-name="gr6" draw:text-style-name="P6" draw:layer="layout" svg:width="0.257cm" svg:height="0.303cm" svg:x="10.249cm" svg:y="24.69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ath draw:style-name="gr6" draw:text-style-name="P6" draw:layer="layout" svg:width="0.206cm" svg:height="0.427cm" svg:x="10.541cm" svg:y="24.569cm" svg:viewBox="0 0 207 428" svg:d="M124 152h62c14 0 21 0 21-13 0-8-7-8-19-8h-59c25-95 27-108 27-112 0-11-8-19-19-19-2 0-21 0-27 25l-26 106h-63c-13 0-21 0-21 14 0 7 6 7 19 7h59c-48 190-51 202-51 213 0 36 26 63 62 63 69 0 107-99 107-103 0-7-6-7-8-7-6 0-7 1-9 9-31 70-65 86-88 86-15 0-21-8-21-31 0-17 0-21 4-32z">
            <text:p/>
          </draw:path>
          <draw:path draw:style-name="gr6" draw:text-style-name="P6" draw:layer="layout" svg:width="0.349cm" svg:height="0.427cm" svg:x="10.986cm" svg:y="24.69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6" draw:text-style-name="P6" draw:layer="layout" svg:width="0.079cm" svg:height="0.201cm" svg:x="11.4cm" svg:y="24.915cm" svg:viewBox="0 0 80 202" svg:d="M80 70c0-43-17-70-44-70-23 0-36 17-36 36 0 17 13 36 36 36 8 0 17-4 25-9 2-2 2-2 4-2v9c0 52-23 92-46 114-8 6-8 8-8 10 0 6 4 8 6 8 8 0 63-52 63-132z">
            <text:p/>
          </draw:path>
          <draw:path draw:style-name="gr6" draw:text-style-name="P6" draw:layer="layout" svg:width="0.333cm" svg:height="0.609cm" svg:x="11.674cm" svg:y="24.51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6-27 36-36 0-16-12-25-25-25-17 0-36 15-36 42 0 28 30 45 57 45 36 0 65-40 76-64 21-44 36-124 38-130z">
            <text:p/>
          </draw:path>
          <draw:path draw:style-name="gr6" draw:text-style-name="P6" draw:layer="layout" svg:width="0.143cm" svg:height="0.472cm" svg:x="12.065cm" svg:y="24.5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6" draw:text-style-name="P6" draw:layer="layout" svg:width="0.307cm" svg:height="0.303cm" svg:x="12.274cm" svg:y="24.69cm" svg:viewBox="0 0 308 304" svg:d="M224 44c-13-25-32-44-62-44-78 0-162 99-162 198 0 62 36 106 89 106 14 0 48-2 88-49 5 28 28 49 61 49 24 0 39-15 49-36 11-25 21-66 21-66 0-8-6-8-8-8-7 0-7 4-9 13-12 44-25 82-52 82-19 0-20-17-20-30 0-16 1-19 9-50 8-28 8-34 15-61l23-93c6-19 6-21 6-23 0-11-8-19-19-19-17 0-27 16-29 31zM181 217c-4 13-4 13-14 24-30 39-57 48-76 48-34 0-43-36-43-63 0-32 20-116 38-146 20-40 49-65 77-65 44 0 54 55 54 59s-2 8-4 12z">
            <text:p/>
          </draw:path>
          <draw:path draw:style-name="gr6" draw:text-style-name="P6" draw:layer="layout" svg:width="0.307cm" svg:height="0.433cm" svg:x="12.609cm" svg:y="24.69cm" svg:viewBox="0 0 308 434" svg:d="M306 44c2-4 2-8 2-12 0-11-8-19-19-19-6 0-25 6-27 29-13-25-36-42-62-42-78 0-160 93-160 190 0 67 40 107 89 107 38 0 71-33 78-38-15 59-23 87-23 89-2 6-24 72-97 72-11 0-34-2-53-7 21-6 29-23 29-35 0-11-8-24-27-24-15 0-36 13-36 40 0 26 25 40 89 40 84 0 133-52 143-92zM219 211c-4 17-19 34-35 48-13 11-34 22-53 22-34 0-44-34-44-60 0-33 19-113 37-147 19-32 47-59 76-59 43 0 53 53 53 57s0 8-2 10z">
            <text:p/>
          </draw:path>
          <draw:path draw:style-name="gr6" draw:text-style-name="P6" draw:layer="layout" svg:width="0.206cm" svg:height="0.427cm" svg:x="13.196cm" svg:y="24.569cm" svg:viewBox="0 0 207 428" svg:d="M124 152h62c14 0 21 0 21-13 0-8-7-8-19-8h-59c25-95 27-108 27-112 0-11-8-19-19-19-2 0-21 0-27 25l-26 106h-63c-13 0-21 0-21 14 0 7 6 7 19 7h59c-48 190-51 202-51 213 0 36 26 63 62 63 69 0 107-99 107-103 0-7-6-7-8-7-6 0-7 1-9 9-31 70-65 86-88 86-15 0-21-8-21-31 0-17 0-21 4-32z">
            <text:p/>
          </draw:path>
          <draw:path draw:style-name="gr6" draw:text-style-name="P6" draw:layer="layout" svg:width="0.286cm" svg:height="0.303cm" svg:x="13.448cm" svg:y="24.69cm" svg:viewBox="0 0 287 304" svg:d="M287 114c0-70-46-114-106-114-92 0-181 95-181 190 0 67 46 114 108 114 90 0 179-93 179-190zM108 289c-28 0-59-21-59-72 0-33 18-107 40-141 33-51 73-61 90-61 40 0 60 33 60 72 0 27-13 97-39 141-23 38-61 61-92 61z">
            <text:p/>
          </draw:path>
          <draw:path draw:style-name="gr6" draw:text-style-name="P6" draw:layer="layout" svg:width="0.307cm" svg:height="0.433cm" svg:x="13.754cm" svg:y="24.69cm" svg:viewBox="0 0 308 434" svg:d="M306 44c2-4 2-8 2-12 0-11-8-19-19-19-6 0-25 6-27 29-13-25-36-42-62-42-78 0-160 93-160 190 0 67 40 107 89 107 38 0 71-33 78-38-13 59-23 87-23 89-2 6-24 72-97 72-11 0-34-2-53-7 21-6 29-23 29-35 0-11-8-24-27-24-15 0-36 13-36 40 0 26 25 40 89 40 84 0 133-52 143-92zM219 211c-4 17-19 34-35 48-13 11-34 22-53 22-34 0-44-34-44-60 0-33 19-113 37-147 19-32 47-59 76-59 43 0 53 53 53 57s0 8-2 10z">
            <text:p/>
          </draw:path>
          <draw:path draw:style-name="gr6" draw:text-style-name="P6" draw:layer="layout" svg:width="0.307cm" svg:height="0.433cm" svg:x="14.094cm" svg:y="24.69cm" svg:viewBox="0 0 308 434" svg:d="M306 44c2-4 2-8 2-12 0-11-8-19-19-19-6 0-25 6-27 29-13-25-36-42-62-42-78 0-160 93-160 190 0 67 40 107 89 107 38 0 71-33 78-38-15 59-23 87-23 89-2 6-24 72-97 72-11 0-34-2-53-7 21-6 29-23 29-35 0-11-8-24-27-24-15 0-36 13-36 40 0 26 25 40 89 40 84 0 133-52 143-92zM219 211c-4 17-19 34-35 48-13 11-34 22-53 22-34 0-44-34-44-60 0-33 19-113 37-147 19-32 47-59 76-59 43 0 53 53 53 57s0 8-2 10z">
            <text:p/>
          </draw:path>
          <draw:path draw:style-name="gr6" draw:text-style-name="P6" draw:layer="layout" svg:width="0.143cm" svg:height="0.472cm" svg:x="14.455cm" svg:y="24.5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6" draw:text-style-name="P6" draw:layer="layout" svg:width="0.257cm" svg:height="0.303cm" svg:x="14.668cm" svg:y="24.69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ath draw:style-name="gr6" draw:text-style-name="P6" draw:layer="layout" svg:width="0.446cm" svg:height="0.157cm" svg:x="15.17cm" svg:y="24.742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6" draw:text-style-name="P6" draw:layer="layout" svg:width="0.33cm" svg:height="0.472cm" svg:x="15.873cm" svg:y="24.523cm" svg:viewBox="0 0 331 473" svg:d="M156 8c0 0 0-8-10-8-15 0-64 6-81 8-6 0-12 0-12 13 0 8 6 8 15 8 33 0 35 3 35 11l-2 13-99 386c-2 10-2 12-2 15 0 16 13 19 19 19 11 0 23-7 25-17l13-51 15-61c4-15 8-30 12-45 2-4 5-25 7-29 2-8 23-44 46-63 15-11 34-23 64-23 29 0 37 23 37 46 0 36-27 110-42 150-6 17-10 25-10 38 0 31 25 55 55 55 63 0 90-98 90-104s-8-6-10-6c-6 0-6 2-9 12-10 36-33 83-69 83-11 0-17-7-17-23 0-15 8-32 13-47 10-29 40-108 40-147 0-43-26-72-76-72-43 0-74 21-100 52z">
            <text:p/>
          </draw:path>
          <draw:path draw:style-name="gr6" draw:text-style-name="P6" draw:layer="layout" svg:width="0.157cm" svg:height="0.668cm" svg:x="16.285cm" svg:y="24.485cm" svg:viewBox="0 0 158 669" svg:d="M158 664c0-2 0-4-14-16-83-83-104-211-104-313 0-116 25-232 108-316 10-9 10-9 10-11 0-6-4-8-8-8-7 0-68 46-108 131-34 74-42 149-42 204 0 53 8 133 44 209 42 83 99 125 106 125 4 0 8-2 8-5z">
            <text:p/>
          </draw:path>
          <draw:path draw:style-name="gr6" draw:text-style-name="P6" draw:layer="layout" svg:width="0.276cm" svg:height="0.427cm" svg:x="16.506cm" svg:y="24.69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6" draw:text-style-name="P6" draw:layer="layout" svg:width="0.079cm" svg:height="0.201cm" svg:x="16.857cm" svg:y="24.915cm" svg:viewBox="0 0 80 202" svg:d="M80 70c0-43-17-70-44-70-23 0-36 17-36 36 0 17 13 36 36 36 8 0 17-4 25-9 2-2 2-2 4-2v9c0 52-23 92-46 114-8 6-8 8-8 10 0 6 4 8 6 8 8 0 63-52 63-132z">
            <text:p/>
          </draw:path>
          <draw:path draw:style-name="gr6" draw:text-style-name="P6" draw:layer="layout" svg:width="0.246cm" svg:height="0.303cm" svg:x="17.131cm" svg:y="24.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143cm" svg:height="0.317cm" svg:x="17.429cm" svg:y="24.776cm" svg:viewBox="0 0 144 318" svg:d="M131 17c0-7-6-17-19-17s-26 11-26 27c0 7 5 17 19 17 13 0 26-14 26-27zM34 257c-2 5-4 11-4 21 0 21 19 40 46 40 48 0 68-67 68-73 0-7-7-7-7-7-8 0-8 3-10 9-11 36-32 57-51 57-9 0-11-7-11-17 0-11 3-19 7-30 6-14 10-25 15-38 4-12 21-54 23-59 2-6 4-12 4-15 0-23-19-40-46-40-47 0-68 64-68 72 0 6 8 6 8 6 7 0 7-2 9-8 12-40 32-57 50-57 7 0 13 4 13 17 0 10-4 17-15 46z">
            <text:p/>
          </draw:path>
          <draw:path draw:style-name="gr6" draw:text-style-name="P6" draw:layer="layout" svg:width="0.079cm" svg:height="0.201cm" svg:x="17.687cm" svg:y="24.915cm" svg:viewBox="0 0 80 202" svg:d="M80 70c0-43-17-70-44-70-23 0-36 17-36 36 0 17 13 36 36 36 8 0 17-4 25-9 2-2 2-2 4-2v9c0 52-23 92-46 114-8 6-8 8-8 10 0 6 4 8 6 8 8 0 63-52 63-132z">
            <text:p/>
          </draw:path>
          <draw:path draw:style-name="gr6" draw:text-style-name="P6" draw:layer="layout" svg:width="0.246cm" svg:height="0.303cm" svg:x="17.961cm" svg:y="24.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261cm" svg:height="0.298cm" svg:x="18.237cm" svg:y="24.88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79cm" svg:height="0.201cm" svg:x="18.603cm" svg:y="24.915cm" svg:viewBox="0 0 80 202" svg:d="M80 70c0-43-17-70-44-70-23 0-36 17-36 36 0 17 13 36 36 36 8 0 17-4 25-9 2-2 2-2 4-2v9c0 52-23 92-46 114-8 6-8 8-8 10 0 6 4 8 6 8 8 0 63-52 63-132z">
            <text:p/>
          </draw:path>
          <draw:path draw:style-name="gr6" draw:text-style-name="P6" draw:layer="layout" svg:width="0.246cm" svg:height="0.303cm" svg:x="18.877cm" svg:y="24.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261cm" svg:height="0.298cm" svg:x="19.154cm" svg:y="24.88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94cm" svg:height="0.176cm" svg:x="19.46cm" svg:y="24.766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079cm" svg:height="0.201cm" svg:x="19.702cm" svg:y="24.915cm" svg:viewBox="0 0 80 202" svg:d="M80 70c0-43-17-70-44-70-23 0-36 17-36 36 0 17 13 36 36 36 8 0 17-4 25-9 2-2 2-2 4-2v9c0 52-23 92-46 114-8 6-8 8-8 10 0 6 4 8 6 8 8 0 63-52 63-132z">
            <text:p/>
          </draw:path>
          <draw:path draw:style-name="gr6" draw:text-style-name="P6" draw:layer="layout" svg:width="0.246cm" svg:height="0.303cm" svg:x="19.973cm" svg:y="24.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49-19-20-38-23-68-29-23-6-50-10-50-40 0-21 15-61 74-61 17 0 52 4 61 31z">
            <text:p/>
          </draw:path>
          <draw:path draw:style-name="gr6" draw:text-style-name="P6" draw:layer="layout" svg:width="0.261cm" svg:height="0.298cm" svg:x="20.251cm" svg:y="24.88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94cm" svg:height="0.176cm" svg:x="20.557cm" svg:y="24.766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094cm" svg:height="0.176cm" svg:x="20.703cm" svg:y="24.766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079cm" svg:height="0.201cm" svg:x="20.946cm" svg:y="24.91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333cm" svg:height="0.609cm" svg:x="21.22cm" svg:y="24.51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6" draw:text-style-name="P6" draw:layer="layout" svg:width="0.261cm" svg:height="0.298cm" svg:x="21.508cm" svg:y="24.88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094cm" svg:height="0.176cm" svg:x="21.814cm" svg:y="24.766cm" svg:viewBox="0 0 95 177" svg:d="M91 32c0 0 4-7 4-13 0-11-11-19-21-19-15 0-19 11-21 15l-51 147c-2 3-2 5-2 5 0 6 15 10 15 10 2 0 4-2 6-6z">
            <text:p/>
          </draw:path>
          <draw:path draw:style-name="gr6" draw:text-style-name="P6" draw:layer="layout" svg:width="0.157cm" svg:height="0.668cm" svg:x="22.037cm" svg:y="24.485cm" svg:viewBox="0 0 158 669" svg:d="M158 335c0-52-8-133-46-210-40-81-99-125-104-125-6 0-8 2-8 8 0 2 0 2 13 15 67 66 105 173 105 312 0 116-25 234-108 317-10 8-10 10-10 12 0 3 2 5 8 5 5 0 66-45 106-129 34-74 44-148 44-205z">
            <text:p/>
          </draw:path>
          <draw:polygon draw:style-name="gr6" draw:text-style-name="P6" draw:layer="layout" svg:width="0.2cm" svg:height="0.028cm" svg:x="10.807cm" svg:y="24.96cm" svg:viewBox="0 0 201 29" draw:points="101,29 0,29 0,0 201,0 201,29">
            <text:p/>
          </draw:polygon>
          <draw:polygon draw:style-name="gr6" draw:text-style-name="P6" draw:layer="layout" svg:width="0.2cm" svg:height="0.028cm" svg:x="12.981cm" svg:y="24.96cm" svg:viewBox="0 0 201 29" draw:points="101,29 0,29 0,0 201,0 201,29">
            <text:p/>
          </draw:polygon>
        </draw:g>
        <draw:g>
          <svg:title>TexMaths</svg:title>
          <svg:desc>19§latex§\textcolor{ForestGreen}{ if $forget\_p = true $ then}§svg§600§TRUE§</svg:desc>
          <draw:polygon draw:style-name="gr4" draw:text-style-name="P4" draw:layer="layout" svg:width="6.771cm" svg:height="0.592cm" svg:x="11.095cm" svg:y="25.397cm" svg:viewBox="0 0 6772 593" draw:points="3386,593 0,593 0,0 6772,0 6772,593">
            <text:p/>
          </draw:polygon>
          <draw:path draw:style-name="gr6" draw:text-style-name="P6" draw:layer="layout" svg:width="0.143cm" svg:height="0.447cm" svg:x="11.118cm" svg:y="25.412cm" svg:viewBox="0 0 144 448" svg:d="M97 152l-95 8v21c46 0 51 3 51 36v180c0 31-7 31-53 31v20c21 0 59-1 74-1 25 0 48 1 70 1v-20c-43 0-47-4-47-29zM101 36c0-23-17-36-36-36-21 0-36 19-36 36s15 34 36 34c19 0 36-13 36-34z">
            <text:p/>
          </draw:path>
          <draw:path draw:style-name="gr6" draw:text-style-name="P6" draw:layer="layout" svg:width="0.218cm" svg:height="0.472cm" svg:x="11.302cm" svg:y="25.38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6" draw:text-style-name="P6" draw:layer="layout" svg:width="0.333cm" svg:height="0.609cm" svg:x="11.741cm" svg:y="25.38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2 38-26 38-36 0-15-14-24-27-24-17 0-36 15-36 41 0 29 30 46 57 46 36 0 65-40 76-65 21-43 36-123 38-129z">
            <text:p/>
          </draw:path>
          <draw:path draw:style-name="gr6" draw:text-style-name="P6" draw:layer="layout" svg:width="0.286cm" svg:height="0.303cm" svg:x="12.131cm" svg:y="25.564cm" svg:viewBox="0 0 287 304" svg:d="M287 114c0-70-46-114-106-114-92 0-181 95-181 190 0 67 46 114 108 114 90 0 179-93 179-190zM108 289c-28 0-59-21-59-72 0-33 18-107 40-141 33-51 73-61 90-61 40 0 60 33 60 72 0 27-13 97-39 141-23 38-61 61-92 61z">
            <text:p/>
          </draw:path>
          <draw:path draw:style-name="gr6" draw:text-style-name="P6" draw:layer="layout" svg:width="0.273cm" svg:height="0.303cm" svg:x="12.446cm" svg:y="25.564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6" draw:text-style-name="P6" draw:layer="layout" svg:width="0.307cm" svg:height="0.432cm" svg:x="12.754cm" svg:y="25.564cm" svg:viewBox="0 0 308 433" svg:d="M306 44c2-4 2-8 2-12 0-11-8-19-19-19-6 0-25 6-27 29-13-25-36-42-62-42-78 0-160 93-160 190 0 67 40 106 89 106 38 0 71-32 78-38-15 59-23 88-23 90-2 5-24 72-97 72-11 0-34-2-53-8 21-5 29-22 29-34 0-11-8-25-27-25-15 0-36 14-36 40 0 27 25 40 89 40 84 0 133-51 143-91zM219 211c-4 17-19 34-35 47-13 12-34 23-53 23-34 0-44-34-44-61 0-32 19-112 37-146 19-32 47-59 76-59 43 0 53 53 53 57s0 8-2 10z">
            <text:p/>
          </draw:path>
          <draw:path draw:style-name="gr6" draw:text-style-name="P6" draw:layer="layout" svg:width="0.257cm" svg:height="0.303cm" svg:x="13.117cm" svg:y="25.564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6" draw:text-style-name="P6" draw:layer="layout" svg:width="0.206cm" svg:height="0.427cm" svg:x="13.411cm" svg:y="25.44cm" svg:viewBox="0 0 207 428" svg:d="M124 152h62c14 0 21 0 21-13 0-8-7-8-19-8h-59c25-95 27-108 27-112 0-11-8-19-19-19-2 0-21 0-27 25l-26 106h-63c-13 0-21 0-21 13 0 8 6 8 19 8h59c-48 190-51 201-51 213 0 36 26 63 62 63 69 0 107-99 107-103 0-8-6-8-8-8-6 0-7 2-9 10-31 70-65 85-88 85-15 0-21-7-21-30 0-17 0-21 4-32z">
            <text:p/>
          </draw:path>
          <draw:path draw:style-name="gr6" draw:text-style-name="P6" draw:layer="layout" svg:width="0.349cm" svg:height="0.427cm" svg:x="13.856cm" svg:y="25.56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6" draw:text-style-name="P6" draw:layer="layout" svg:width="0.446cm" svg:height="0.157cm" svg:x="14.433cm" svg:y="25.61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6" draw:text-style-name="P6" draw:layer="layout" svg:width="0.206cm" svg:height="0.427cm" svg:x="15.116cm" svg:y="25.44cm" svg:viewBox="0 0 207 428" svg:d="M124 152h62c14 0 21 0 21-13 0-8-7-8-19-8h-59c25-95 27-108 27-112 0-11-8-19-19-19-2 0-21 0-27 25l-26 106h-63c-13 0-21 0-21 13 0 8 6 8 19 8h59c-48 190-51 201-51 213 0 36 26 63 62 63 69 0 107-99 107-103 0-8-6-8-8-8-6 0-7 2-9 10-31 70-65 85-88 85-15 0-21-7-21-30 0-17 0-21 4-32z">
            <text:p/>
          </draw:path>
          <draw:path draw:style-name="gr6" draw:text-style-name="P6" draw:layer="layout" svg:width="0.273cm" svg:height="0.303cm" svg:x="15.359cm" svg:y="25.564cm" svg:viewBox="0 0 274 304" svg:d="M40 257c-2 11-6 26-6 30 0 11 10 17 19 17 8 0 21-6 25-19 2-2 25-93 27-106 5-21 17-69 22-88 2-7 21-40 36-55 6-4 25-21 56-21 17 0 26 8 28 8-21 4-36 19-36 36 0 11 8 25 27 25 17 0 36-16 36-40 0-23-21-44-55-44-44 0-75 32-88 51-4-30-28-51-61-51-30 0-43 27-49 38-11 23-21 63-21 65 0 7 8 7 8 7 7 0 7 0 11-15 11-47 25-80 49-80 12 0 21 6 21 31 0 13-2 21-11 57z">
            <text:p/>
          </draw:path>
          <draw:path draw:style-name="gr6" draw:text-style-name="P6" draw:layer="layout" svg:width="0.345cm" svg:height="0.303cm" svg:x="15.678cm" svg:y="25.56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6" draw:text-style-name="P6" draw:layer="layout" svg:width="0.257cm" svg:height="0.303cm" svg:x="16.069cm" svg:y="25.564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6" draw:text-style-name="P6" draw:layer="layout" svg:width="0.21cm" svg:height="0.419cm" svg:x="16.584cm" svg:y="25.448cm" svg:viewBox="0 0 211 420" svg:d="M105 144h95v-20h-95v-124h-18c-1 55-20 127-87 129v15h57v185c0 83 63 91 87 91 48 0 67-48 67-91v-38h-17v38c0 49-21 74-46 74-43 0-43-61-43-72z">
            <text:p/>
          </draw:path>
          <draw:path draw:style-name="gr6" draw:text-style-name="P6" draw:layer="layout" svg:width="0.337cm" svg:height="0.465cm" svg:x="16.852cm" svg:y="25.395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6" draw:text-style-name="P6" draw:layer="layout" svg:width="0.259cm" svg:height="0.307cm" svg:x="17.219cm" svg:y="25.5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6" draw:text-style-name="P6" draw:layer="layout" svg:width="0.337cm" svg:height="0.295cm" svg:x="17.517cm" svg:y="25.56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olygon draw:style-name="gr6" draw:text-style-name="P6" draw:layer="layout" svg:width="0.2cm" svg:height="0.028cm" svg:x="13.675cm" svg:y="25.832cm" svg:viewBox="0 0 201 29" draw:points="101,29 0,29 0,0 201,0 201,29">
            <text:p/>
          </draw:polygon>
        </draw:g>
        <draw:g>
          <svg:title>TexMaths</svg:title>
          <svg:desc>19§latex§\textcolor{ForestGreen}{update $s_{p} \leftarrow s_{p'}$}§svg§600§TRUE§</svg:desc>
          <draw:polygon draw:style-name="gr4" draw:text-style-name="P4" draw:layer="layout" svg:width="4.627cm" svg:height="0.654cm" svg:x="12.601cm" svg:y="26.116cm" svg:viewBox="0 0 4628 655" draw:points="2314,655 0,655 0,0 4628,0 4628,655">
            <text:p/>
          </draw:polygon>
          <draw:path draw:style-name="gr6" draw:text-style-name="P6" draw:layer="layout" svg:width="0.337cm" svg:height="0.303cm" svg:x="12.622cm" svg:y="26.28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6" draw:text-style-name="P6" draw:layer="layout" svg:width="0.33cm" svg:height="0.426cm" svg:x="12.989cm" svg:y="26.283cm" svg:viewBox="0 0 331 427" svg:d="M97 44v-44l-97 8v20c47 0 53 4 53 33v315c0 30-7 30-53 30v21c23-2 57-4 76-4 17 0 51 2 76 4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6" draw:text-style-name="P6" draw:layer="layout" svg:width="0.33cm" svg:height="0.472cm" svg:x="13.382cm" svg:y="26.114cm" svg:viewBox="0 0 331 473" svg:d="M232 427v46l99-8v-21c-46 0-52-5-52-38v-406l-97 8v20c48 0 52 4 52 38v145c-19-25-48-42-84-42-80 0-150 66-150 152 0 85 66 152 142 152 44 0 73-23 90-46zM232 249v136c0 14 0 14-8 25-19 32-49 48-78 48-30 0-55-17-70-44-19-27-21-65-21-93 0-25 2-65 21-95 15-21 40-42 76-42 25 0 51 10 72 40 8 11 8 13 8 25z">
            <text:p/>
          </draw:path>
          <draw:path draw:style-name="gr6" draw:text-style-name="P6" draw:layer="layout" svg:width="0.303cm" svg:height="0.307cm" svg:x="13.756cm" svg:y="26.279cm" svg:viewBox="0 0 304 308" svg:d="M196 251c2 26 21 55 53 55 13 0 55-10 55-65v-38h-17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6" draw:text-style-name="P6" draw:layer="layout" svg:width="0.21cm" svg:height="0.419cm" svg:x="14.073cm" svg:y="26.167cm" svg:viewBox="0 0 211 420" svg:d="M104 144h95v-21h-95v-123h-17c-2 55-21 127-87 129v15h57v185c0 83 63 91 87 91 48 0 67-48 67-91v-38h-17v38c0 49-19 74-46 74-44 0-44-61-44-73z">
            <text:p/>
          </draw:path>
          <draw:path draw:style-name="gr6" draw:text-style-name="P6" draw:layer="layout" svg:width="0.259cm" svg:height="0.307cm" svg:x="14.337cm" svg:y="26.279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6" draw:text-style-name="P6" draw:layer="layout" svg:width="0.246cm" svg:height="0.303cm" svg:x="14.873cm" svg:y="26.283cm" svg:viewBox="0 0 247 304" svg:d="M228 46c-19 0-32 15-32 30 0 9 5 19 21 19 15 0 30-11 30-38 0-29-29-57-80-57-89 0-114 68-114 99 0 51 51 62 70 66 35 6 71 13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6" draw:text-style-name="P6" draw:layer="layout" svg:width="0.261cm" svg:height="0.297cm" svg:x="15.149cm" svg:y="26.47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594cm" svg:height="0.348cm" svg:x="15.681cm" svg:y="26.237cm" svg:viewBox="0 0 595 349" svg:d="M570 188c13 0 25 0 25-13 0-14-12-14-25-14h-498c38-28 55-55 61-64 30-46 36-88 36-89 0-8-8-8-13-8-12 0-14 2-15 13-16 67-56 122-132 154-7 2-9 4-9 8 0 5 4 5 9 9 71 29 116 82 132 156 1 7 3 9 15 9 5 0 13 0 13-7 0 0-6-44-34-88-13-20-32-43-63-66z">
            <text:p/>
          </draw:path>
          <draw:path draw:style-name="gr6" draw:text-style-name="P6" draw:layer="layout" svg:width="0.246cm" svg:height="0.303cm" svg:x="16.53cm" svg:y="26.283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6" draw:text-style-name="P6" draw:layer="layout" svg:width="0.261cm" svg:height="0.297cm" svg:x="16.805cm" svg:y="26.47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17.111cm" svg:y="26.35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color{ForestGreen}{update $s_{p'} \leftarrow s_{p''}$}§svg§600§TRUE§</svg:desc>
          <draw:polygon draw:style-name="gr4" draw:text-style-name="P4" draw:layer="layout" svg:width="4.954cm" svg:height="0.654cm" svg:x="12.603cm" svg:y="26.816cm" svg:viewBox="0 0 4955 655" draw:points="2478,655 0,655 0,0 4955,0 4955,655">
            <text:p/>
          </draw:polygon>
          <draw:path draw:style-name="gr6" draw:text-style-name="P6" draw:layer="layout" svg:width="0.337cm" svg:height="0.303cm" svg:x="12.624cm" svg:y="26.98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6" draw:text-style-name="P6" draw:layer="layout" svg:width="0.33cm" svg:height="0.426cm" svg:x="12.991cm" svg:y="26.983cm" svg:viewBox="0 0 331 427" svg:d="M97 44v-44l-97 8v20c47 0 53 4 53 33v315c0 30-7 30-53 30v21c23-2 57-4 76-4 17 0 51 2 76 4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6" draw:text-style-name="P6" draw:layer="layout" svg:width="0.33cm" svg:height="0.472cm" svg:x="13.384cm" svg:y="26.814cm" svg:viewBox="0 0 331 473" svg:d="M232 427v46l99-8v-21c-46 0-52-5-52-38v-406l-97 8v20c48 0 52 4 52 38v145c-19-25-48-42-84-42-80 0-150 66-150 152 0 85 66 152 142 152 44 0 73-23 90-46zM232 249v136c0 14 0 14-8 25-19 32-49 48-78 48-30 0-55-17-70-44-19-27-21-65-21-93 0-25 2-65 21-95 15-21 40-42 76-42 25 0 51 10 72 40 8 11 8 13 8 25z">
            <text:p/>
          </draw:path>
          <draw:path draw:style-name="gr6" draw:text-style-name="P6" draw:layer="layout" svg:width="0.303cm" svg:height="0.307cm" svg:x="13.758cm" svg:y="26.979cm" svg:viewBox="0 0 304 308" svg:d="M196 251c2 26 21 55 53 55 13 0 55-10 55-65v-38h-17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6" draw:text-style-name="P6" draw:layer="layout" svg:width="0.21cm" svg:height="0.419cm" svg:x="14.075cm" svg:y="26.867cm" svg:viewBox="0 0 211 420" svg:d="M104 144h95v-21h-95v-123h-17c-2 55-21 127-87 129v15h57v185c0 83 63 91 87 91 48 0 67-48 67-91v-38h-17v38c0 49-19 74-46 74-44 0-44-61-44-73z">
            <text:p/>
          </draw:path>
          <draw:path draw:style-name="gr6" draw:text-style-name="P6" draw:layer="layout" svg:width="0.259cm" svg:height="0.307cm" svg:x="14.34cm" svg:y="26.979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6" draw:text-style-name="P6" draw:layer="layout" svg:width="0.246cm" svg:height="0.303cm" svg:x="14.875cm" svg:y="26.983cm" svg:viewBox="0 0 247 304" svg:d="M228 46c-19 0-32 15-32 30 0 9 5 19 21 19 15 0 30-11 30-38 0-29-29-57-80-57-89 0-114 68-114 99 0 51 51 62 70 66 35 6 71 13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6" draw:text-style-name="P6" draw:layer="layout" svg:width="0.261cm" svg:height="0.297cm" svg:x="15.151cm" svg:y="27.17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15.457cm" svg:y="27.057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594cm" svg:height="0.348cm" svg:x="15.863cm" svg:y="26.937cm" svg:viewBox="0 0 595 349" svg:d="M570 188c13 0 25 0 25-13 0-14-12-14-25-14h-498c38-28 55-55 61-64 30-46 36-88 36-89 0-8-8-8-13-8-12 0-14 2-15 13-16 67-56 122-132 154-7 2-9 4-9 8 0 5 4 5 9 9 71 29 116 82 132 156 1 7 3 9 15 9 5 0 13 0 13-7 0 0-6-44-34-88-13-20-32-43-63-66z">
            <text:p/>
          </draw:path>
          <draw:path draw:style-name="gr6" draw:text-style-name="P6" draw:layer="layout" svg:width="0.246cm" svg:height="0.303cm" svg:x="16.713cm" svg:y="26.983cm" svg:viewBox="0 0 247 304" svg:d="M228 46c-19 0-32 15-32 30 0 9 5 19 21 19 15 0 30-11 30-38 0-29-29-57-80-57-89 0-114 68-114 99 0 51 51 62 70 66 35 6 71 13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6" draw:text-style-name="P6" draw:layer="layout" svg:width="0.261cm" svg:height="0.297cm" svg:x="16.988cm" svg:y="27.17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17.294cm" svg:y="27.057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094cm" svg:height="0.176cm" svg:x="17.44cm" svg:y="27.05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\textcolor{ForestGreen}{update $s_{p''} \leftarrow null$}§svg§600§TRUE§</svg:desc>
          <draw:polygon draw:style-name="gr4" draw:text-style-name="P4" draw:layer="layout" svg:width="5.425cm" svg:height="0.654cm" svg:x="12.602cm" svg:y="27.616cm" svg:viewBox="0 0 5426 655" draw:points="2713,655 0,655 0,0 5426,0 5426,655">
            <text:p/>
          </draw:polygon>
          <draw:path draw:style-name="gr6" draw:text-style-name="P6" draw:layer="layout" svg:width="0.337cm" svg:height="0.303cm" svg:x="12.623cm" svg:y="27.78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6" draw:text-style-name="P6" draw:layer="layout" svg:width="0.33cm" svg:height="0.426cm" svg:x="12.99cm" svg:y="27.783cm" svg:viewBox="0 0 331 427" svg:d="M97 44v-44l-97 8v20c47 0 53 4 53 33v315c0 30-7 30-53 30v21c23-2 57-4 76-4 17 0 51 2 76 4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6" draw:text-style-name="P6" draw:layer="layout" svg:width="0.33cm" svg:height="0.472cm" svg:x="13.383cm" svg:y="27.614cm" svg:viewBox="0 0 331 473" svg:d="M232 427v46l99-8v-21c-46 0-52-5-52-38v-406l-97 8v20c48 0 52 4 52 38v145c-19-25-48-42-84-42-80 0-150 66-150 152 0 85 66 152 142 152 44 0 73-23 90-46zM232 249v136c0 14 0 14-8 25-19 32-49 48-78 48-30 0-55-17-70-44-19-27-21-65-21-93 0-25 2-65 21-95 15-21 40-42 76-42 25 0 51 10 72 40 8 11 8 13 8 25z">
            <text:p/>
          </draw:path>
          <draw:path draw:style-name="gr6" draw:text-style-name="P6" draw:layer="layout" svg:width="0.303cm" svg:height="0.307cm" svg:x="13.757cm" svg:y="27.779cm" svg:viewBox="0 0 304 308" svg:d="M196 251c2 26 21 55 53 55 13 0 55-10 55-65v-38h-17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6" draw:text-style-name="P6" draw:layer="layout" svg:width="0.21cm" svg:height="0.419cm" svg:x="14.074cm" svg:y="27.667cm" svg:viewBox="0 0 211 420" svg:d="M104 144h95v-21h-95v-123h-17c-2 55-21 127-87 129v15h57v185c0 83 63 91 87 91 48 0 67-48 67-91v-38h-17v38c0 49-19 74-46 74-44 0-44-61-44-73z">
            <text:p/>
          </draw:path>
          <draw:path draw:style-name="gr6" draw:text-style-name="P6" draw:layer="layout" svg:width="0.259cm" svg:height="0.307cm" svg:x="14.338cm" svg:y="27.779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6" draw:text-style-name="P6" draw:layer="layout" svg:width="0.246cm" svg:height="0.303cm" svg:x="14.874cm" svg:y="27.783cm" svg:viewBox="0 0 247 304" svg:d="M228 46c-19 0-32 15-32 30 0 9 5 19 21 19 15 0 30-11 30-38 0-29-29-57-80-57-89 0-114 68-114 99 0 51 51 62 70 66 35 6 71 13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6" draw:text-style-name="P6" draw:layer="layout" svg:width="0.261cm" svg:height="0.297cm" svg:x="15.15cm" svg:y="27.97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094cm" svg:height="0.176cm" svg:x="15.456cm" svg:y="27.857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094cm" svg:height="0.176cm" svg:x="15.602cm" svg:y="27.857cm" svg:viewBox="0 0 95 177" svg:d="M91 32c0 0 4-7 4-13 0-11-11-19-21-19-15 0-19 11-21 15l-51 146c-2 4-2 6-2 6 0 6 15 10 15 10 2 0 4-2 6-6z">
            <text:p/>
          </draw:path>
          <draw:path draw:style-name="gr6" draw:text-style-name="P6" draw:layer="layout" svg:width="0.594cm" svg:height="0.348cm" svg:x="16.01cm" svg:y="27.737cm" svg:viewBox="0 0 595 349" svg:d="M570 188c13 0 25 0 25-13 0-14-12-14-25-14h-498c38-28 55-55 61-64 30-46 36-88 36-89 0-8-8-8-13-8-12 0-14 2-15 13-16 67-56 122-132 154-7 2-9 4-9 8 0 5 4 5 9 9 71 29 116 82 132 156 1 7 3 9 15 9 5 0 13 0 13-7 0 0-6-44-34-88-13-20-32-43-63-66z">
            <text:p/>
          </draw:path>
          <draw:path draw:style-name="gr6" draw:text-style-name="P6" draw:layer="layout" svg:width="0.364cm" svg:height="0.303cm" svg:x="16.842cm" svg:y="27.783cm" svg:viewBox="0 0 365 304" svg:d="M40 256c-2 12-6 27-6 31 0 11 10 17 19 17 8 0 21-6 25-19 0 0 9-32 13-50l15-60c4-14 8-29 10-44 4-11 9-32 9-34 10-21 46-82 111-82 30 0 36 25 36 48 0 40-35 127-44 155-6 16-8 23-8 31 0 32 25 55 55 55 63 0 90-97 90-103 0-7-8-7-10-7-5 0-5 2-9 13-14 46-36 82-69 82-11 0-17-6-17-21 0-17 8-34 14-48 13-36 39-110 39-148 0-45-28-72-76-72-60 0-93 44-104 59-4-38-32-59-63-59-30 0-43 27-49 38-12 23-21 63-21 65 0 7 8 7 8 7 7 0 7 0 11-15 11-48 25-80 49-80 14 0 21 8 21 31 0 13-2 20-11 57z">
            <text:p/>
          </draw:path>
          <draw:path draw:style-name="gr6" draw:text-style-name="P6" draw:layer="layout" svg:width="0.345cm" svg:height="0.303cm" svg:x="17.241cm" svg:y="27.783cm" svg:viewBox="0 0 346 304" svg:d="M215 260c7 27 32 44 60 44 23 0 38-15 50-36 11-25 21-67 21-67 0-7-8-7-10-7-5 0-5 3-9 13-8 36-21 82-50 82-13 0-21-8-21-31 0-15 8-45 14-70l19-72c2-10 9-36 11-46 4-15 10-40 10-45 0-12-10-17-19-17-4 0-21 0-27 22-11 50-42 167-49 204-2 1-29 55-78 55-34 0-40-29-40-55 0-37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6" draw:text-style-name="P6" draw:layer="layout" svg:width="0.143cm" svg:height="0.472cm" svg:x="17.633cm" svg:y="27.614cm" svg:viewBox="0 0 144 473" svg:d="M144 8c0 0 0-8-7-8-17 0-67 6-84 8-6 0-13 0-13 13 0 7 7 7 17 7 32 0 34 6 34 12l-2 13-85 334c-2 8-4 14-4 23 0 38 30 63 61 63 23 0 40-13 51-38 13-25 21-65 21-67 0-5-6-5-8-5-7 0-7 2-9 11-12 44-25 84-53 84-19 0-19-21-19-31 0-17 0-19 3-32z">
            <text:p/>
          </draw:path>
          <draw:path draw:style-name="gr6" draw:text-style-name="P6" draw:layer="layout" svg:width="0.143cm" svg:height="0.472cm" svg:x="17.844cm" svg:y="27.614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</draw:g>
        <draw:g>
          <svg:title>TexMaths</svg:title>
          <svg:desc>19§latex§\textcolor{ForestGreen}{ if $flag\_toggle = true$ then}§svg§600§TRUE§</svg:desc>
          <draw:polygon draw:style-name="gr4" draw:text-style-name="P4" draw:layer="layout" svg:width="7.574cm" svg:height="0.592cm" svg:x="11.096cm" svg:y="28.697cm" svg:viewBox="0 0 7575 593" draw:points="3788,593 0,593 0,0 7575,0 7575,593">
            <text:p/>
          </draw:polygon>
          <draw:path draw:style-name="gr6" draw:text-style-name="P6" draw:layer="layout" svg:width="0.143cm" svg:height="0.447cm" svg:x="11.119cm" svg:y="28.712cm" svg:viewBox="0 0 144 448" svg:d="M97 152l-95 8v21c45 0 51 3 51 36v180c0 31-7 31-53 31v20c21 0 59-1 74-1 25 0 48 1 70 1v-20c-43 0-47-4-47-29zM101 36c0-23-17-36-36-36-21 0-37 19-37 36s16 34 37 34c19 0 36-13 36-34z">
            <text:p/>
          </draw:path>
          <draw:path draw:style-name="gr6" draw:text-style-name="P6" draw:layer="layout" svg:width="0.217cm" svg:height="0.472cm" svg:x="11.303cm" svg:y="28.687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6" draw:text-style-name="P6" draw:layer="layout" svg:width="0.333cm" svg:height="0.609cm" svg:x="11.742cm" svg:y="28.687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2 38-26 38-36 0-15-14-24-27-24-17 0-36 15-36 41 0 29 30 46 57 46 36 0 65-40 76-65 21-43 36-123 38-129z">
            <text:p/>
          </draw:path>
          <draw:path draw:style-name="gr6" draw:text-style-name="P6" draw:layer="layout" svg:width="0.143cm" svg:height="0.472cm" svg:x="12.133cm" svg:y="28.695cm" svg:viewBox="0 0 144 473" svg:d="M144 8c0 0 0-8-7-8-17 0-67 6-84 8-6 0-13 0-13 13 0 8 7 8 17 8 32 0 34 5 34 11l-2 13-85 335c-2 7-4 13-4 22 0 38 30 63 61 63 23 0 40-13 51-38 13-25 21-64 21-66 0-6-6-6-8-6-7 0-7 2-9 11-13 44-25 84-53 84-19 0-19-21-19-30 0-18 0-19 3-33z">
            <text:p/>
          </draw:path>
          <draw:path draw:style-name="gr6" draw:text-style-name="P6" draw:layer="layout" svg:width="0.307cm" svg:height="0.303cm" svg:x="12.342cm" svg:y="28.864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6" draw:text-style-name="P6" draw:layer="layout" svg:width="0.307cm" svg:height="0.432cm" svg:x="12.677cm" svg:y="28.864cm" svg:viewBox="0 0 308 433" svg:d="M306 44c2-4 2-8 2-12 0-11-8-19-19-19-6 0-25 6-27 29-13-25-36-42-63-42-77 0-159 93-159 190 0 67 40 106 89 106 38 0 70-32 78-38-13 59-23 88-23 90-2 5-24 72-97 72-11 0-34-2-53-8 21-5 29-22 29-34 0-11-8-25-27-25-15 0-36 14-36 40 0 27 25 40 89 40 84 0 133-51 143-91zM218 211c-3 17-19 34-34 47-13 12-34 23-53 23-34 0-44-34-44-61 0-32 19-112 36-146 19-32 48-59 76-59 44 0 54 53 54 57s0 8-2 10z">
            <text:p/>
          </draw:path>
          <draw:path draw:style-name="gr6" draw:text-style-name="P6" draw:layer="layout" svg:width="0.206cm" svg:height="0.427cm" svg:x="13.264cm" svg:y="28.74cm" svg:viewBox="0 0 207 428" svg:d="M123 152h63c13 0 21 0 21-13 0-8-8-8-19-8h-59c25-95 27-108 27-112 0-11-8-19-19-19-2 0-21 0-27 25l-26 106h-63c-13 0-21 0-21 13 0 8 6 8 19 8h59c-48 190-51 201-51 213 0 36 26 63 62 63 69 0 107-99 107-103 0-8-6-8-8-8-6 0-8 2-9 10-31 70-65 85-88 85-15 0-21-7-21-30 0-17 0-21 4-32z">
            <text:p/>
          </draw:path>
          <draw:path draw:style-name="gr6" draw:text-style-name="P6" draw:layer="layout" svg:width="0.286cm" svg:height="0.303cm" svg:x="13.517cm" svg:y="28.864cm" svg:viewBox="0 0 287 304" svg:d="M287 114c0-70-46-114-107-114-91 0-180 95-180 190 0 67 46 114 108 114 90 0 179-93 179-190zM108 289c-28 0-59-21-59-72 0-33 17-107 40-141 33-51 72-61 90-61 39 0 60 33 60 72 0 27-13 97-40 141-22 38-60 61-91 61z">
            <text:p/>
          </draw:path>
          <draw:path draw:style-name="gr6" draw:text-style-name="P6" draw:layer="layout" svg:width="0.307cm" svg:height="0.432cm" svg:x="13.822cm" svg:y="28.864cm" svg:viewBox="0 0 308 433" svg:d="M306 44c2-4 2-8 2-12 0-11-8-19-19-19-6 0-25 6-27 29-13-25-36-42-63-42-77 0-159 93-159 190 0 67 40 106 89 106 38 0 70-32 78-38-15 59-23 88-23 90-2 5-24 72-97 72-11 0-34-2-53-8 21-5 29-22 29-34 0-11-8-25-27-25-15 0-36 14-36 40 0 27 25 40 89 40 84 0 133-51 143-91zM218 211c-3 17-19 34-34 47-13 12-34 23-53 23-34 0-44-34-44-61 0-32 19-112 36-146 19-32 48-59 76-59 44 0 54 53 54 57s0 8-2 10z">
            <text:p/>
          </draw:path>
          <draw:path draw:style-name="gr6" draw:text-style-name="P6" draw:layer="layout" svg:width="0.307cm" svg:height="0.432cm" svg:x="14.162cm" svg:y="28.864cm" svg:viewBox="0 0 308 433" svg:d="M306 44c2-4 2-8 2-12 0-11-8-19-19-19-6 0-25 6-27 29-13-25-36-42-63-42-77 0-159 93-159 190 0 67 40 106 89 106 38 0 70-32 78-38-13 59-23 88-23 90-2 5-24 72-97 72-11 0-34-2-53-8 21-5 29-22 29-34 0-11-8-25-27-25-15 0-36 14-36 40 0 27 25 40 89 40 84 0 133-51 143-91zM218 211c-3 17-19 34-34 47-13 12-34 23-53 23-34 0-44-34-44-61 0-32 19-112 36-146 19-32 48-59 76-59 44 0 54 53 54 57s0 8-2 10z">
            <text:p/>
          </draw:path>
          <draw:path draw:style-name="gr6" draw:text-style-name="P6" draw:layer="layout" svg:width="0.143cm" svg:height="0.472cm" svg:x="14.523cm" svg:y="28.695cm" svg:viewBox="0 0 144 473" svg:d="M144 8c0 0 0-8-7-8-17 0-67 6-84 8-6 0-13 0-13 13 0 8 7 8 17 8 32 0 34 5 34 11l-2 13-85 335c-2 7-4 13-4 22 0 38 30 63 61 63 23 0 40-13 51-38 13-25 21-64 21-66 0-6-6-6-8-6-7 0-7 2-9 11-13 44-25 84-53 84-19 0-19-21-19-30 0-18 0-19 3-33z">
            <text:p/>
          </draw:path>
          <draw:path draw:style-name="gr6" draw:text-style-name="P6" draw:layer="layout" svg:width="0.257cm" svg:height="0.303cm" svg:x="14.736cm" svg:y="28.864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6" draw:text-style-name="P6" draw:layer="layout" svg:width="0.445cm" svg:height="0.157cm" svg:x="15.238cm" svg:y="28.9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6" draw:text-style-name="P6" draw:layer="layout" svg:width="0.206cm" svg:height="0.427cm" svg:x="15.92cm" svg:y="28.74cm" svg:viewBox="0 0 207 428" svg:d="M123 152h63c13 0 21 0 21-13 0-8-8-8-19-8h-59c25-95 27-108 27-112 0-11-8-19-19-19-2 0-21 0-27 25l-26 106h-63c-13 0-21 0-21 13 0 8 6 8 19 8h59c-48 190-51 201-51 213 0 36 26 63 62 63 69 0 107-99 107-103 0-8-6-8-8-8-6 0-8 2-9 10-31 70-65 85-88 85-15 0-21-7-21-30 0-17 0-21 4-32z">
            <text:p/>
          </draw:path>
          <draw:path draw:style-name="gr6" draw:text-style-name="P6" draw:layer="layout" svg:width="0.273cm" svg:height="0.303cm" svg:x="16.163cm" svg:y="28.864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6" draw:text-style-name="P6" draw:layer="layout" svg:width="0.345cm" svg:height="0.303cm" svg:x="16.482cm" svg:y="28.864cm" svg:viewBox="0 0 346 304" svg:d="M215 260c7 27 32 44 60 44 23 0 38-15 50-36 11-25 21-67 21-67 0-7-8-7-10-7-5 0-7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6" draw:text-style-name="P6" draw:layer="layout" svg:width="0.257cm" svg:height="0.303cm" svg:x="16.874cm" svg:y="28.864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6" draw:text-style-name="P6" draw:layer="layout" svg:width="0.21cm" svg:height="0.419cm" svg:x="17.389cm" svg:y="28.748cm" svg:viewBox="0 0 211 420" svg:d="M104 144h95v-20h-95v-124h-17c-2 55-21 127-87 129v15h57v185c0 83 63 91 87 91 48 0 67-48 67-91v-38h-17v38c0 49-19 74-46 74-44 0-44-61-44-72z">
            <text:p/>
          </draw:path>
          <draw:path draw:style-name="gr6" draw:text-style-name="P6" draw:layer="layout" svg:width="0.337cm" svg:height="0.465cm" svg:x="17.656cm" svg:y="28.69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6" draw:text-style-name="P6" draw:layer="layout" svg:width="0.259cm" svg:height="0.307cm" svg:x="18.023cm" svg:y="28.8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6" draw:text-style-name="P6" draw:layer="layout" svg:width="0.337cm" svg:height="0.295cm" svg:x="18.321cm" svg:y="28.86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olygon draw:style-name="gr6" draw:text-style-name="P6" draw:layer="layout" svg:width="0.2cm" svg:height="0.028cm" svg:x="13.049cm" svg:y="29.132cm" svg:viewBox="0 0 201 29" draw:points="101,29 0,29 0,0 201,0 201,29">
            <text:p/>
          </draw:polygon>
        </draw:g>
        <draw:g>
          <svg:title>TexMaths</svg:title>
          <svg:desc>19§latex§\textcolor{ForestGreen}{toggle $f_{p'}$ }§svg§600§TRUE§</svg:desc>
          <draw:polygon draw:style-name="gr4" draw:text-style-name="P4" draw:layer="layout" svg:width="2.707cm" svg:height="0.655cm" svg:x="12.601cm" svg:y="29.625cm" svg:viewBox="0 0 2708 656" draw:points="1355,656 0,656 0,0 2708,0 2708,656">
            <text:p/>
          </draw:polygon>
          <draw:path draw:style-name="gr6" draw:text-style-name="P6" draw:layer="layout" svg:width="0.21cm" svg:height="0.419cm" svg:x="12.614cm" svg:y="29.676cm" svg:viewBox="0 0 211 420" svg:d="M105 144h95v-20h-95v-124h-18c-1 55-20 127-87 129v15h57v185c0 83 63 91 87 91 48 0 67-48 67-91v-38h-17v38c0 49-19 74-46 74-43 0-43-61-43-72z">
            <text:p/>
          </draw:path>
          <draw:path draw:style-name="gr6" draw:text-style-name="P6" draw:layer="layout" svg:width="0.297cm" svg:height="0.307cm" svg:x="12.878cm" svg:y="29.78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6" draw:text-style-name="P6" draw:layer="layout" svg:width="0.307cm" svg:height="0.442cm" svg:x="13.211cm" svg:y="29.784cm" svg:viewBox="0 0 308 443" svg:d="M131 188c-59 0-59-66-59-82 0-19 0-39 10-57 5-7 21-26 49-26 57 0 57 66 57 82 0 19 0 39-9 57-6 7-21 26-48 26zM53 215c0-2 0-19 12-33 24 19 53 21 66 21 61 0 108-45 108-97 0-24-11-49-28-64 25-23 49-27 61-27 2 0 5 0 7 0-7 4-11 10-11 19 0 12 9 19 19 19 8 0 21-5 21-21 0-11-10-32-34-32-14 0-44 4-73 32-28-22-57-24-70-24-63 0-110 45-110 97 0 30 15 55 32 70-9 9-21 32-21 55 0 21 10 46 31 59-42 11-63 42-63 68 0 48 67 86 148 86 80 0 150-34 150-88 0-22-9-57-43-76-36-19-76-19-116-19-17 0-46 0-52 0-20-3-34-24-34-45zM150 426c-68 0-116-35-116-69 0-30 27-57 55-59h40c59 0 133 0 133 59 0 36-47 69-112 69z">
            <text:p/>
          </draw:path>
          <draw:path draw:style-name="gr6" draw:text-style-name="P6" draw:layer="layout" svg:width="0.307cm" svg:height="0.442cm" svg:x="13.544cm" svg:y="29.784cm" svg:viewBox="0 0 308 443" svg:d="M131 188c-59 0-59-66-59-82 0-19 0-39 10-57 5-7 21-26 49-26 57 0 57 66 57 82 0 19 0 39-9 57-6 7-21 26-48 26zM53 215c0-2 0-19 12-33 24 19 53 21 66 21 61 0 108-45 108-97 0-24-11-49-28-64 25-23 49-27 61-27 2 0 5 0 7 0-7 4-11 10-11 19 0 12 9 19 19 19 8 0 21-5 21-21 0-11-10-32-34-32-14 0-44 4-73 32-28-22-57-24-70-24-63 0-110 45-110 97 0 30 15 55 32 70-9 9-21 32-21 55 0 21 10 46 31 59-42 11-63 42-63 68 0 48 67 86 148 86 80 0 150-34 150-88 0-22-9-57-43-76-36-19-76-19-116-19-17 0-46 0-52 0-20-3-34-24-34-45zM150 426c-68 0-116-35-116-69 0-30 27-57 55-59h40c59 0 133 0 133 59 0 36-47 69-112 69z">
            <text:p/>
          </draw:path>
          <draw:path draw:style-name="gr6" draw:text-style-name="P6" draw:layer="layout" svg:width="0.149cm" svg:height="0.465cm" svg:x="13.88cm" svg:y="29.623cm" svg:viewBox="0 0 150 466" svg:d="M97 0l-97 8v21c48 0 53 3 53 38v347c0 31-7 31-53 31v21c23 0 59-2 76-2 15 0 49 2 74 2v-21c-45 0-53 0-53-31z">
            <text:p/>
          </draw:path>
          <draw:path draw:style-name="gr6" draw:text-style-name="P6" draw:layer="layout" svg:width="0.259cm" svg:height="0.307cm" svg:x="14.06cm" svg:y="29.78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6" draw:text-style-name="P6" draw:layer="layout" svg:width="0.333cm" svg:height="0.609cm" svg:x="14.596cm" svg:y="29.61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2 36-26 36-36 0-15-12-24-25-24-17 0-36 15-36 41 0 29 30 46 57 46 36 0 65-40 76-65 21-43 36-123 38-129z">
            <text:p/>
          </draw:path>
          <draw:path draw:style-name="gr6" draw:text-style-name="P6" draw:layer="layout" svg:width="0.261cm" svg:height="0.297cm" svg:x="14.887cm" svg:y="29.9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6" draw:text-style-name="P6" draw:layer="layout" svg:width="0.094cm" svg:height="0.176cm" svg:x="15.193cm" svg:y="29.866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textcolor{ForestGreen}{if $u_{p\_in\_RAND} \notin \left\lbrace i, PMSI, P_new\right\rbrace$}§svg§600§TRUE§</svg:desc>
          <draw:polygon draw:style-name="gr4" draw:text-style-name="P4" draw:layer="layout" svg:width="9.862cm" svg:height="0.691cm" svg:x="1.13cm" svg:y="15.667cm" svg:viewBox="0 0 9863 692" draw:points="4931,692 0,692 0,0 9863,0 9863,692">
            <text:p/>
          </draw:polygon>
          <draw:path draw:style-name="gr6" draw:text-style-name="P6" draw:layer="layout" svg:width="0.143cm" svg:height="0.448cm" svg:x="1.153cm" svg:y="15.7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6" draw:text-style-name="P6" draw:layer="layout" svg:width="0.218cm" svg:height="0.472cm" svg:x="1.337cm" svg:y="15.695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6" draw:text-style-name="P6" draw:layer="layout" svg:width="0.345cm" svg:height="0.303cm" svg:x="1.761cm" svg:y="15.87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89 36-137 8-19 11-29 11-42 0-30-22-55-55-55-64 0-89 97-89 103 0 7 8 7 8 7 7 0 7-2 11-11 17-59 42-84 68-84 6 0 16 0 16 21 0 17-6 36-12 48-24 66-38 106-38 140 0 63 46 80 82 80 46 0 68-30 80-44z">
            <text:p/>
          </draw:path>
          <draw:path draw:style-name="gr6" draw:text-style-name="P6" draw:layer="layout" svg:width="0.261cm" svg:height="0.298cm" svg:x="2.122cm" svg:y="16.06cm" svg:viewBox="0 0 262 299" svg:d="M36 264c-4 14-4 17-23 17-7 0-13 0-13 12 0 4 4 6 6 6 13 0 28-2 42-2 15 0 34 2 49 2 4 0 9-2 9-10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6-42-42 0-2 0-6 0-8z">
            <text:p/>
          </draw:path>
          <draw:path draw:style-name="gr6" draw:text-style-name="P6" draw:layer="layout" svg:width="0.143cm" svg:height="0.317cm" svg:x="2.61cm" svg:y="15.956cm" svg:viewBox="0 0 144 318" svg:d="M131 17c0-7-6-17-19-17s-26 11-26 27c0 7 5 17 19 17 13 0 26-14 26-27zM34 257c-2 5-4 11-4 21 0 21 19 40 46 40 48 0 68-67 68-73 0-7-7-7-7-7-8 0-8 3-10 9-11 36-32 57-51 57-9 0-11-7-11-17 0-11 3-19 7-30 6-14 10-25 15-38 4-12 21-54 23-59 2-6 4-12 4-15 0-23-19-40-46-40-47 0-68 64-68 72 0 6 6 6 8 6 7 0 7-2 9-8 12-40 32-57 50-57 7 0 13 4 13 17 0 10-4 17-15 46z">
            <text:p/>
          </draw:path>
          <draw:path draw:style-name="gr6" draw:text-style-name="P6" draw:layer="layout" svg:width="0.286cm" svg:height="0.212cm" svg:x="2.798cm" svg:y="16.06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8 6-14 25-65 25-92 0-45-36-53-61-53-40 0-66 25-79 44-4-34-31-44-52-44-19 0-30 15-36 25-11 19-17 45-17 47 0 6 6 6 8 6 7 0 7-2 11-13 6-29 15-52 34-52 12 0 15 10 15 23 0 10-3 27-7 40-4 11-8 32-12 42z">
            <text:p/>
          </draw:path>
          <draw:path draw:style-name="gr6" draw:text-style-name="P6" draw:layer="layout" svg:width="0.364cm" svg:height="0.33cm" svg:x="3.33cm" svg:y="15.946cm" svg:viewBox="0 0 365 331" svg:d="M162 32c1-13 3-13 13-15h30c44 0 99 0 99 48 0 21-9 49-32 66-19 15-48 23-80 23h-61zM245 162c57-14 107-48 107-90 0-40-48-72-116-72h-145c-9 0-15 0-15 10 0 7 6 7 15 7 0 0 10 0 17 0 12 2 12 2 12 8 0 0 0 4-2 9l-63 251c-4 15-4 19-42 19-7 0-13 0-13 10 0 5 4 7 8 7 9 0 19-2 28-2 10 0 23 0 32 0 10 0 19 0 29 0 11 0 23 2 32 2 2 0 10 0 10-9 0-8-4-8-15-8-8 0-10 0-18 0-11-2-11-4-11-7 0 0 0-4 2-12l30-118h63c42 0 59 19 59 42 0 6-4 23-8 32-5 23-7 31-7 39 0 36 34 51 70 51 44 0 61-46 61-55 0 0 0-6-8-6-5 0-7 4-7 8-8 21-25 40-44 40-13 0-21-6-21-31 0-11 2-36 4-49 2-12 2-17 2-21 0-6 0-21-14-36-9-10-20-16-32-19z">
            <text:p/>
          </draw:path>
          <draw:path draw:style-name="gr6" draw:text-style-name="P6" draw:layer="layout" svg:width="0.352cm" svg:height="0.334cm" svg:x="3.725cm" svg:y="15.933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6" draw:text-style-name="P6" draw:layer="layout" svg:width="0.417cm" svg:height="0.32cm" svg:x="4.132cm" svg:y="15.946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6" draw:text-style-name="P6" draw:layer="layout" svg:width="0.385cm" svg:height="0.32cm" svg:x="4.605cm" svg:y="15.946cm" svg:viewBox="0 0 386 321" svg:d="M55 285c-4 15-4 19-42 19-7 0-13 0-13 12 0 5 6 5 13 5h169c105 0 204-95 204-197 0-71-48-124-124-124h-171c-9 0-15 0-15 10 0 7 6 7 15 7 8 0 10 0 19 0 10 2 10 2 10 8 0 0 0 4-2 9zM162 32c3-13 3-15 22-15h61c51 0 97 27 97 89 0 12-6 94-51 147-19 21-59 51-118 51h-63c-15 0-15 0-15-4 0-1 0-3 2-11z">
            <text:p/>
          </draw:path>
          <draw:path draw:style-name="gr6" draw:text-style-name="P6" draw:layer="layout" svg:width="0.261cm" svg:height="0.668cm" svg:x="5.359cm" svg:y="15.665cm" svg:viewBox="0 0 262 669" svg:d="M258 25c4-8 4-12 4-12 0-7-5-13-13-13-6 0-10 2-11 6l-234 639c-4 9-4 11-4 11 0 8 6 13 13 13 10 0 12-4 16-15z">
            <text:p/>
          </draw:path>
          <draw:path draw:style-name="gr6" draw:text-style-name="P6" draw:layer="layout" svg:width="0.335cm" svg:height="0.389cm" svg:x="5.304cm" svg:y="15.806cm" svg:viewBox="0 0 336 390" svg:d="M312 207c11 0 24 0 24-13s-13-13-24-13h-283c7-90 83-154 178-154h105c11 0 24 0 24-14 0-13-13-13-24-13h-105c-116 0-207 87-207 194 0 108 91 196 207 196h105c11 0 24 0 24-14 0-13-13-13-24-13h-105c-95 0-171-64-178-156z">
            <text:p/>
          </draw:path>
          <draw:path draw:style-name="gr6" draw:text-style-name="P6" draw:layer="layout" svg:width="0.238cm" svg:height="0.668cm" svg:x="5.928cm" svg:y="15.665cm" svg:viewBox="0 0 239 669" svg:d="M143 89c0-26 17-70 91-74 2-2 5-4 5-7 0-8-5-8-13-8-66 0-129 34-129 84v152c0 26 0 47-27 70-24 19-49 21-64 21-4 2-6 4-6 8 0 7 4 7 11 7 44 4 76 27 84 59 2 8 2 10 2 34v134c0 26 0 49 32 74 27 21 71 26 97 26 8 0 13 0 13-5 0-8-3-8-11-8-42-4-76-25-84-59-1-6-1-8-1-32v-141c0-30-6-42-27-63-15-13-34-21-53-26 55-16 80-46 80-86z">
            <text:p/>
          </draw:path>
          <draw:path draw:style-name="gr6" draw:text-style-name="P6" draw:layer="layout" svg:width="0.178cm" svg:height="0.45cm" svg:x="6.232cm" svg:y="15.724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10-8-6 0-6 2-9 14-12 41-35 81-69 81-11 0-17-5-17-21 0-17 6-26 21-68z">
            <text:p/>
          </draw:path>
          <draw:path draw:style-name="gr6" draw:text-style-name="P6" draw:layer="layout" svg:width="0.079cm" svg:height="0.201cm" svg:x="6.499cm" svg:y="16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478cm" svg:height="0.457cm" svg:x="6.765cm" svg:y="15.711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6" draw:text-style-name="P6" draw:layer="layout" svg:width="0.67cm" svg:height="0.457cm" svg:x="7.286cm" svg:y="15.711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6" draw:text-style-name="P6" draw:layer="layout" svg:width="0.396cm" svg:height="0.488cm" svg:x="8.012cm" svg:y="15.695cm" svg:viewBox="0 0 397 489" svg:d="M397 8c0-4 0-8-6-8-3 0-5 0-13 10l-32 38c-17-31-51-48-95-48-86 0-167 78-167 158 0 55 36 85 70 95l72 19c25 6 63 17 63 72 0 59-55 124-122 124-43 0-118-15-118-99 0-15 4-32 4-36 2-2 2-4 2-4 0-8-6-8-7-8-4 0-6 0-8 2s-40 156-40 158c0 4 4 8 8 8 3 0 3-2 11-12l34-38c29 40 74 50 112 50 92 0 171-90 171-173 0-48-22-71-32-78-15-17-27-19-85-35-16-3-40-11-46-11-17-8-40-27-40-63 0-53 53-110 116-110 57 0 97 29 97 105 0 21-2 32-2 36 0 2 0 7 8 7 7 0 7-2 9-13z">
            <text:p/>
          </draw:path>
          <draw:path draw:style-name="gr6" draw:text-style-name="P6" draw:layer="layout" svg:width="0.311cm" svg:height="0.457cm" svg:x="8.445cm" svg:y="15.711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6" draw:text-style-name="P6" draw:layer="layout" svg:width="0.079cm" svg:height="0.201cm" svg:x="8.825cm" svg:y="16.09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6" draw:text-style-name="P6" draw:layer="layout" svg:width="0.478cm" svg:height="0.457cm" svg:x="9.091cm" svg:y="15.711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6" draw:text-style-name="P6" draw:layer="layout" svg:width="0.286cm" svg:height="0.212cm" svg:x="9.513cm" svg:y="16.0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8 6-14 25-65 25-92 0-45-36-53-61-53-40 0-66 25-79 44-4-34-31-44-52-44-19 0-30 15-36 25-11 19-17 45-17 47 0 6 6 6 8 6 7 0 7-2 11-13 6-29 15-52 34-52 12 0 15 10 15 23 0 10-3 27-7 40-4 11-8 32-10 42z">
            <text:p/>
          </draw:path>
          <draw:path draw:style-name="gr6" draw:text-style-name="P6" draw:layer="layout" svg:width="0.257cm" svg:height="0.303cm" svg:x="9.885cm" svg:y="15.87cm" svg:viewBox="0 0 258 304" svg:d="M95 143c19 0 68-2 103-18 47-19 51-58 51-68 0-28-27-57-72-57-76 0-177 65-177 183 0 68 40 121 106 121 95 0 152-70 152-80 0-3-3-7-7-7s-6 2-10 5c-53 67-125 67-135 67-51 0-58-55-58-78 0-8 1-28 11-68zM63 127c26-102 97-112 114-112 30 0 49 19 49 42 0 70-108 70-135 70z">
            <text:p/>
          </draw:path>
          <draw:path draw:style-name="gr6" draw:text-style-name="P6" draw:layer="layout" svg:width="0.444cm" svg:height="0.303cm" svg:x="10.184cm" svg:y="15.87cm" svg:viewBox="0 0 445 304" svg:d="M291 68c4-13 9-38 9-43 0-12-9-17-19-17-7 0-21 5-24 19-2 3-35 133-38 150-6 21-6 32-6 44 0 7 0 9 0 13-15 34-36 55-63 55-53 0-53-49-53-61 0-21 4-47 36-129 6-21 11-31 11-44 0-30-22-55-55-55-64 0-89 97-89 103 0 7 8 7 8 7 7 0 7-2 11-11 17-63 44-84 68-84 6 0 16 0 16 21 0 17-8 36-12 48-30 80-38 110-38 137 0 60 46 83 95 83 12 0 44 0 71-47 17 43 64 47 83 47 51 0 80-42 97-82 23-53 46-142 46-174 0-38-19-48-31-48-17 0-34 17-34 32 0 10 6 14 11 19 8 6 23 25 23 57 0 23-19 88-36 122-17 36-40 59-74 59-30 0-49-19-49-57 0-19 5-40 7-49z">
            <text:p/>
          </draw:path>
          <draw:path draw:style-name="gr6" draw:text-style-name="P6" draw:layer="layout" svg:width="0.238cm" svg:height="0.668cm" svg:x="10.706cm" svg:y="15.665cm" svg:viewBox="0 0 239 669" svg:d="M97 582c0 26-17 68-91 74-4 0-6 2-6 8 0 5 8 5 13 5 65 0 128-32 130-83v-152c0-27 0-48 26-71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olygon draw:style-name="gr6" draw:text-style-name="P6" draw:layer="layout" svg:width="0.161cm" svg:height="0.028cm" svg:x="2.428cm" svg:y="16.239cm" svg:viewBox="0 0 162 29" draw:points="82,29 0,29 0,0 162,0 162,29">
            <text:p/>
          </draw:polygon>
          <draw:polygon draw:style-name="gr6" draw:text-style-name="P6" draw:layer="layout" svg:width="0.161cm" svg:height="0.028cm" svg:x="3.136cm" svg:y="16.239cm" svg:viewBox="0 0 162 29" draw:points="82,29 0,29 0,0 162,0 162,29">
            <text:p/>
          </draw:polygon>
        </draw:g>
        <draw:g>
          <svg:title>TexMaths</svg:title>
          <svg:desc>19§latex§\textcolor{ForestGreen}{update $P_{new} \leftarrow u_{p\_in\_RAND}$}§svg§600§TRUE§</svg:desc>
          <draw:polygon draw:style-name="gr4" draw:text-style-name="P4" draw:layer="layout" svg:width="7.996cm" svg:height="0.654cm" svg:x="3.442cm" svg:y="17.336cm" svg:viewBox="0 0 7997 655" draw:points="3999,655 0,655 0,0 7997,0 7997,655">
            <text:p/>
          </draw:polygon>
          <draw:path draw:style-name="gr6" draw:text-style-name="P6" draw:layer="layout" svg:width="0.337cm" svg:height="0.303cm" svg:x="3.463cm" svg:y="17.50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6" draw:text-style-name="P6" draw:layer="layout" svg:width="0.33cm" svg:height="0.426cm" svg:x="3.83cm" svg:y="17.503cm" svg:viewBox="0 0 331 427" svg:d="M97 44v-44l-97 8v20c47 0 53 4 53 33v315c0 30-7 30-53 30v21c23-2 57-4 76-4 17 0 51 2 76 4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6" draw:text-style-name="P6" draw:layer="layout" svg:width="0.33cm" svg:height="0.472cm" svg:x="4.223cm" svg:y="17.334cm" svg:viewBox="0 0 331 473" svg:d="M232 427v46l99-8v-21c-46 0-52-5-52-38v-406l-97 8v20c48 0 52 4 52 38v145c-19-25-48-42-84-42-80 0-150 66-150 152 0 85 66 152 142 152 44 0 73-23 90-46zM232 249v136c0 14 0 14-8 25-19 32-49 48-78 48-30 0-55-17-70-44-19-27-21-65-21-93 0-25 2-65 21-95 15-21 40-42 76-42 25 0 51 10 72 40 8 11 8 13 8 25z">
            <text:p/>
          </draw:path>
          <draw:path draw:style-name="gr6" draw:text-style-name="P6" draw:layer="layout" svg:width="0.303cm" svg:height="0.307cm" svg:x="4.597cm" svg:y="17.499cm" svg:viewBox="0 0 304 308" svg:d="M196 251c2 26 21 55 53 55 13 0 55-10 55-65v-38h-17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6" draw:text-style-name="P6" draw:layer="layout" svg:width="0.21cm" svg:height="0.419cm" svg:x="4.914cm" svg:y="17.387cm" svg:viewBox="0 0 211 420" svg:d="M104 144h95v-21h-95v-123h-17c-2 55-21 127-87 129v15h57v185c0 83 63 91 87 91 48 0 67-48 67-91v-38h-17v38c0 49-19 74-46 74-44 0-44-61-44-73z">
            <text:p/>
          </draw:path>
          <draw:path draw:style-name="gr6" draw:text-style-name="P6" draw:layer="layout" svg:width="0.259cm" svg:height="0.307cm" svg:x="5.179cm" svg:y="17.499cm" svg:viewBox="0 0 260 308" svg:d="M57 131c4-99 61-116 84-116 68 0 76 91 76 116zM55 146h188c15 0 17 0 17-15 0-66-36-131-119-131-78 0-141 68-141 154 0 89 70 154 148 154 82 0 112-74 112-88 0-5-5-7-9-7-6 0-6 3-8 9-25 69-83 69-91 69-34 0-61-19-76-44-21-32-21-78-21-101z">
            <text:p/>
          </draw:path>
          <draw:path draw:style-name="gr6" draw:text-style-name="P6" draw:layer="layout" svg:width="0.478cm" svg:height="0.457cm" svg:x="5.705cm" svg:y="17.342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6" draw:text-style-name="P6" draw:layer="layout" svg:width="0.286cm" svg:height="0.212cm" svg:x="6.129cm" svg:y="17.691cm" svg:viewBox="0 0 287 213" svg:d="M36 178c-2 6-6 18-6 19 0 10 10 16 17 16 8 0 16-6 18-12 1-4 5-19 9-28 2-10 8-31 10-42 3-11 5-21 7-32 6-19 8-23 21-42s34-44 70-44c27 0 27 25 27 33 0 28-19 81-27 100-5 14-7 17-7 27 0 24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0 42z">
            <text:p/>
          </draw:path>
          <draw:path draw:style-name="gr6" draw:text-style-name="P6" draw:layer="layout" svg:width="0.2cm" svg:height="0.212cm" svg:x="6.467cm" svg:y="17.691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6" draw:text-style-name="P6" draw:layer="layout" svg:width="0.343cm" svg:height="0.212cm" svg:x="6.71cm" svg:y="17.691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7 0 32 0 53-31 9 21 36 31 64 31 42 0 63-36 73-55 20-40 32-99 32-120 0-36-19-38-23-38-11 0-25 13-25 25 0 7 4 11 8 15 11 9 17 23 17 38 0 6-19 121-80 121-38 0-38-34-38-41 0-14 2-21 10-48z">
            <text:p/>
          </draw:path>
          <draw:path draw:style-name="gr6" draw:text-style-name="P6" draw:layer="layout" svg:width="0.594cm" svg:height="0.348cm" svg:x="7.345cm" svg:y="17.457cm" svg:viewBox="0 0 595 349" svg:d="M570 188c13 0 25 0 25-13 0-14-12-14-25-14h-498c38-28 55-55 61-64 30-46 36-88 36-89 0-8-8-8-13-8-12 0-14 2-15 13-16 67-56 122-132 154-7 2-9 4-9 8 0 5 4 5 9 9 71 29 116 82 132 156 1 7 3 9 15 9 5 0 13 0 13-7 0 0-6-44-34-88-13-20-32-43-63-66z">
            <text:p/>
          </draw:path>
          <draw:path draw:style-name="gr6" draw:text-style-name="P6" draw:layer="layout" svg:width="0.345cm" svg:height="0.303cm" svg:x="8.177cm" svg:y="17.503cm" svg:viewBox="0 0 346 304" svg:d="M215 260c7 27 32 44 60 44 23 0 38-15 50-36 11-25 21-67 21-67 0-7-8-7-10-7-5 0-7 3-9 13-8 36-21 82-50 82-13 0-21-8-21-31 0-15 8-45 14-70l19-72c2-10 9-36 11-46 4-15 10-40 10-45 0-12-10-17-19-17-4 0-21 0-27 22-11 50-42 167-49 204-2 1-29 55-78 55-34 0-40-29-40-55 0-37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6" draw:text-style-name="P6" draw:layer="layout" svg:width="0.261cm" svg:height="0.297cm" svg:x="8.538cm" svg:y="17.691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6" draw:text-style-name="P6" draw:layer="layout" svg:width="0.143cm" svg:height="0.316cm" svg:x="9.026cm" svg:y="17.588cm" svg:viewBox="0 0 144 317" svg:d="M131 17c0-8-6-17-19-17s-27 11-27 27c0 7 6 17 19 17 14 0 27-14 27-27zM34 256c-2 6-4 12-4 21 0 21 19 40 46 40 47 0 68-66 68-72 0-8-7-8-7-8-8 0-8 4-10 10-11 36-32 57-51 57-10 0-11-8-11-17 0-12 3-19 7-31 6-13 10-24 15-38 4-11 21-53 23-58 2-6 4-12 4-16 0-22-19-40-46-40-47 0-68 65-68 73 0 5 8 5 8 5 7 0 7-2 9-7 11-40 32-57 49-57 8 0 14 4 14 17 0 9-4 17-15 45z">
            <text:p/>
          </draw:path>
          <draw:path draw:style-name="gr6" draw:text-style-name="P6" draw:layer="layout" svg:width="0.286cm" svg:height="0.212cm" svg:x="9.214cm" svg:y="17.691cm" svg:viewBox="0 0 287 213" svg:d="M36 178c-2 6-6 18-6 19 0 10 10 16 17 16 8 0 16-6 18-12 1-4 5-19 9-28 2-10 8-31 10-42 3-11 5-21 7-32 6-19 8-23 21-42s34-44 70-44c27 0 27 25 27 33 0 28-19 81-27 100-5 14-7 17-7 27 0 24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0 42z">
            <text:p/>
          </draw:path>
          <draw:path draw:style-name="gr6" draw:text-style-name="P6" draw:layer="layout" svg:width="0.364cm" svg:height="0.329cm" svg:x="9.746cm" svg:y="17.579cm" svg:viewBox="0 0 365 330" svg:d="M161 32c2-13 4-13 14-15h30c44 0 99 0 99 48 0 20-10 49-32 66-19 15-48 23-80 23h-61zM245 161c57-13 106-47 106-89 0-40-47-72-115-72h-145c-9 0-15 0-15 9 0 8 6 8 15 8 0 0 10 0 17 0 12 2 12 2 12 8 0 0 0 3-2 9l-63 251c-4 15-4 19-42 19-7 0-13 0-13 9 0 6 4 8 8 8 9 0 19-2 28-2 10 0 23 0 32 0 10 0 19 0 29 0 11 0 23 2 32 2 2 0 10 0 10-10 0-7-4-7-16-7-7 0-9 0-17 0-11-2-11-4-11-8 0 0 0-4 2-11l30-118h63c42 0 59 19 59 42 0 6-4 23-8 32-5 23-7 31-7 38 0 36 34 51 70 51 42 0 61-45 61-55 0 0 0-5-8-5-6 0-7 3-7 7-8 21-25 40-44 40-13 0-21-6-21-30 0-12 2-36 4-50 2-11 2-17 2-21 0-5 0-20-14-36-9-9-21-15-32-19z">
            <text:p/>
          </draw:path>
          <draw:path draw:style-name="gr6" draw:text-style-name="P6" draw:layer="layout" svg:width="0.352cm" svg:height="0.333cm" svg:x="10.143cm" svg:y="17.564cm" svg:viewBox="0 0 353 334" svg:d="M70 279c-17 25-32 38-59 40-5 0-11 0-11 10 0 3 4 5 6 5 13 0 28-2 41-2 16 0 35 2 48 2 2 0 9 0 9-9 0-6-5-6-7-6-4-2-21-2-21-15 0-6 6-13 8-17l38-59h133l11 78c-2 5-4 13-32 13-6 0-12 0-12 10 0 1 2 5 8 5 13 0 45-2 61-2 7 0 19 2 26 2 10 0 19 0 27 0 7 0 9-4 9-9 0-6-5-6-13-6-27 0-27-4-28-15l-42-291c-2-9-2-13-12-13-9 0-11 4-15 11zM133 211l97-154 23 154z">
            <text:p/>
          </draw:path>
          <draw:path draw:style-name="gr6" draw:text-style-name="P6" draw:layer="layout" svg:width="0.417cm" svg:height="0.32cm" svg:x="10.55cm" svg:y="17.579cm" svg:viewBox="0 0 418 321" svg:d="M359 51c6-17 11-34 49-34 2 0 10 0 10-11 0-2-2-6-8-6-15 0-32 2-47 2-12 0-38-2-50-2-3 0-9 0-9 9 0 8 6 8 9 8 23 0 31 8 31 19 0 4 0 6-2 11l-51 206-120-245c-4-8-4-8-15-8h-65c-9 0-15 0-15 9 0 8 6 8 15 8 10 0 21 0 31 2l-63 253c-4 17-13 30-50 32-3 0-9 0-9 9 0 6 4 8 8 8 15 0 32-2 47-2 11 0 40 2 51 2 4 0 10-2 10-10 0-7-6-7-12-7-30 0-30-13-30-19 0-2 0-4 2-12l61-241 137 281c3 8 5 8 11 8s6-2 9-10z">
            <text:p/>
          </draw:path>
          <draw:path draw:style-name="gr6" draw:text-style-name="P6" draw:layer="layout" svg:width="0.385cm" svg:height="0.32cm" svg:x="11.021cm" svg:y="17.579cm" svg:viewBox="0 0 386 321" svg:d="M55 285c-4 15-4 19-42 19-7 0-13 0-13 11 0 6 6 6 13 6h169c105 0 204-95 204-198 0-70-48-123-124-123h-171c-9 0-15 0-15 9 0 8 6 8 15 8 8 0 10 0 19 0 10 2 10 2 10 8 0 0 0 3-2 9zM161 32c4-13 4-15 23-15h61c53 0 97 27 97 89 0 12-6 93-51 147-19 20-59 51-118 51h-63c-15 0-15 0-15-4 0-2 0-4 2-11z">
            <text:p/>
          </draw:path>
          <draw:polygon draw:style-name="gr6" draw:text-style-name="P6" draw:layer="layout" svg:width="0.16cm" svg:height="0.027cm" svg:x="8.846cm" svg:y="17.871cm" svg:viewBox="0 0 161 28" draw:points="82,28 0,28 0,0 161,0 161,28">
            <text:p/>
          </draw:polygon>
          <draw:polygon draw:style-name="gr6" draw:text-style-name="P6" draw:layer="layout" svg:width="0.16cm" svg:height="0.027cm" svg:x="9.554cm" svg:y="17.871cm" svg:viewBox="0 0 161 28" draw:points="82,28 0,28 0,0 161,0 161,28">
            <text:p/>
          </draw:polygon>
        </draw:g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11T04:02:02.897203844</dc:date>
    <meta:editing-duration>PT1H33M16S</meta:editing-duration>
    <meta:editing-cycles>7</meta:editing-cycles>
    <meta:generator>LibreOffice/5.1.6.2$Linux_X86_64 LibreOffice_project/10m0$Build-2</meta:generator>
    <meta:document-statistic meta:object-count="891"/>
  </office:meta>
</office:document-meta>
</file>